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2.3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ffff00"/>
    </style:style>
    <style:style style:name="ce1" style:family="table-cell" style:parent-style-name="Default" style:data-style-name="N11"/>
    <style:style style:name="ce6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1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1 mil coins made per min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mission per year</text:p>
          </table:table-cell>
          <table:table-cell office:value-type="string" calcext:value-type="string">
            <text:p>Circulating Supply</text:p>
          </table:table-cell>
          <table:table-cell table:number-columns-repeated="61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25960000000" calcext:value-type="float">
            <text:p>525,960,000,000</text:p>
          </table:table-cell>
          <table:table-cell table:formula="of:=[.B4]" office:value-type="float" office:value="525960000000" calcext:value-type="float">
            <text:p>525,960,000,000</text:p>
          </table:table-cell>
          <table:table-cell table:formula="of:=[.$B4]/[.C4]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525960000000" calcext:value-type="float">
            <text:p>525,960,000,000</text:p>
          </table:table-cell>
          <table:table-cell table:formula="of:=[.C4]+[.B5]" office:value-type="float" office:value="1051920000000" calcext:value-type="float">
            <text:p>1,051,920,000,000</text:p>
          </table:table-cell>
          <table:table-cell table:formula="of:=[.$B5]/[.C5]" office:value-type="percentage" office:value="0.5" calcext:value-type="percentage">
            <text:p>50.00%</text:p>
          </table:table-cell>
          <table:table-cell table:number-columns-repeated="60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25960000000" calcext:value-type="float">
            <text:p>525,960,000,000</text:p>
          </table:table-cell>
          <table:table-cell table:formula="of:=[.C5]+[.B6]" office:value-type="float" office:value="1577880000000" calcext:value-type="float">
            <text:p>1,577,880,000,000</text:p>
          </table:table-cell>
          <table:table-cell table:formula="of:=[.$B6]/[.C6]" office:value-type="percentage" office:value="0.333333333333333" calcext:value-type="percentage">
            <text:p>33.33%</text:p>
          </table:table-cell>
          <table:table-cell table:number-columns-repeated="60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office:value-type="float" office:value="525960000000" calcext:value-type="float">
            <text:p>525,960,000,000</text:p>
          </table:table-cell>
          <table:table-cell table:style-name="ce4" table:formula="of:=[.C6]+[.B7]" office:value-type="float" office:value="2103840000000" calcext:value-type="float">
            <text:p>2,103,840,000,000</text:p>
          </table:table-cell>
          <table:table-cell table:style-name="ce6" table:formula="of:=[.$B7]/[.C7]" office:value-type="percentage" office:value="0.25" calcext:value-type="percentage">
            <text:p>25.00%</text:p>
          </table:table-cell>
          <table:table-cell table:style-name="ce2" table:number-columns-repeated="60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525960000000" calcext:value-type="float">
            <text:p>525,960,000,000</text:p>
          </table:table-cell>
          <table:table-cell table:formula="of:=[.C7]+[.B8]" office:value-type="float" office:value="2629800000000" calcext:value-type="float">
            <text:p>2,629,800,000,000</text:p>
          </table:table-cell>
          <table:table-cell table:formula="of:=[.$B8]/[.C8]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525960000000" calcext:value-type="float">
            <text:p>525,960,000,000</text:p>
          </table:table-cell>
          <table:table-cell table:formula="of:=[.C8]+[.B9]" office:value-type="float" office:value="3155760000000" calcext:value-type="float">
            <text:p>3,155,760,000,000</text:p>
          </table:table-cell>
          <table:table-cell table:formula="of:=[.$B9]/[.C9]" office:value-type="percentage" office:value="0.166666666666667" calcext:value-type="percentage">
            <text:p>16.67%</text:p>
          </table:table-cell>
          <table:table-cell table:number-columns-repeated="60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525960000000" calcext:value-type="float">
            <text:p>525,960,000,000</text:p>
          </table:table-cell>
          <table:table-cell table:formula="of:=[.C9]+[.B10]" office:value-type="float" office:value="3681720000000" calcext:value-type="float">
            <text:p>3,681,720,000,000</text:p>
          </table:table-cell>
          <table:table-cell table:formula="of:=[.$B10]/[.C10]" office:value-type="percentage" office:value="0.142857142857143" calcext:value-type="percentage">
            <text:p>14.29%</text:p>
          </table:table-cell>
          <table:table-cell table:number-columns-repeated="60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525960000000" calcext:value-type="float">
            <text:p>525,960,000,000</text:p>
          </table:table-cell>
          <table:table-cell table:formula="of:=[.C10]+[.B11]" office:value-type="float" office:value="4207680000000" calcext:value-type="float">
            <text:p>4,207,680,000,000</text:p>
          </table:table-cell>
          <table:table-cell table:formula="of:=[.$B11]/[.C11]" office:value-type="percentage" office:value="0.125" calcext:value-type="percentage">
            <text:p>12.50%</text:p>
          </table:table-cell>
          <table:table-cell table:number-columns-repeated="60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525960000000" calcext:value-type="float">
            <text:p>525,960,000,000</text:p>
          </table:table-cell>
          <table:table-cell table:formula="of:=[.C11]+[.B12]" office:value-type="float" office:value="4733640000000" calcext:value-type="float">
            <text:p>4,733,640,000,000</text:p>
          </table:table-cell>
          <table:table-cell table:formula="of:=[.$B12]/[.C12]" office:value-type="percentage" office:value="0.111111111111111" calcext:value-type="percentage">
            <text:p>11.11%</text:p>
          </table:table-cell>
          <table:table-cell table:number-columns-repeated="60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525960000000" calcext:value-type="float">
            <text:p>525,960,000,000</text:p>
          </table:table-cell>
          <table:table-cell table:formula="of:=[.C12]+[.B13]" office:value-type="float" office:value="5259600000000" calcext:value-type="float">
            <text:p>5,259,600,000,000</text:p>
          </table:table-cell>
          <table:table-cell table:formula="of:=[.$B13]/[.C13]"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525960000000" calcext:value-type="float">
            <text:p>525,960,000,000</text:p>
          </table:table-cell>
          <table:table-cell table:formula="of:=[.C13]+[.B14]" office:value-type="float" office:value="5785560000000" calcext:value-type="float">
            <text:p>5,785,560,000,000</text:p>
          </table:table-cell>
          <table:table-cell table:formula="of:=[.$B14]/[.C14]" office:value-type="percentage" office:value="0.0909090909090909" calcext:value-type="percentage">
            <text:p>9.09%</text:p>
          </table:table-cell>
          <table:table-cell table:number-columns-repeated="60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525960000000" calcext:value-type="float">
            <text:p>525,960,000,000</text:p>
          </table:table-cell>
          <table:table-cell table:formula="of:=[.C14]+[.B15]" office:value-type="float" office:value="6311520000000" calcext:value-type="float">
            <text:p>6,311,520,000,000</text:p>
          </table:table-cell>
          <table:table-cell table:formula="of:=[.$B15]/[.C15]" office:value-type="percentage" office:value="0.0833333333333333" calcext:value-type="percentage">
            <text:p>8.33%</text:p>
          </table:table-cell>
          <table:table-cell table:number-columns-repeated="60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525960000000" calcext:value-type="float">
            <text:p>525,960,000,000</text:p>
          </table:table-cell>
          <table:table-cell table:formula="of:=[.C15]+[.B16]" office:value-type="float" office:value="6837480000000" calcext:value-type="float">
            <text:p>6,837,480,000,000</text:p>
          </table:table-cell>
          <table:table-cell table:formula="of:=[.$B16]/[.C16]" office:value-type="percentage" office:value="0.0769230769230769" calcext:value-type="percentage">
            <text:p>7.69%</text:p>
          </table:table-cell>
          <table:table-cell table:number-columns-repeated="60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525960000000" calcext:value-type="float">
            <text:p>525,960,000,000</text:p>
          </table:table-cell>
          <table:table-cell table:formula="of:=[.C16]+[.B17]" office:value-type="float" office:value="7363440000000" calcext:value-type="float">
            <text:p>7,363,440,000,000</text:p>
          </table:table-cell>
          <table:table-cell table:formula="of:=[.$B17]/[.C17]" office:value-type="percentage" office:value="0.0714285714285714" calcext:value-type="percentage">
            <text:p>7.14%</text:p>
          </table:table-cell>
          <table:table-cell table:number-columns-repeated="60"/>
        </table:table-row>
        <table:table-row table:style-name="ro1">
          <table:table-cell table:style-name="ce2" office:value-type="float" office:value="2036" calcext:value-type="float">
            <text:p>2036</text:p>
          </table:table-cell>
          <table:table-cell table:style-name="ce4" office:value-type="float" office:value="525960000000" calcext:value-type="float">
            <text:p>525,960,000,000</text:p>
          </table:table-cell>
          <table:table-cell table:style-name="ce4" table:formula="of:=[.C17]+[.B18]" office:value-type="float" office:value="7889400000000" calcext:value-type="float">
            <text:p>7,889,400,000,000</text:p>
          </table:table-cell>
          <table:table-cell table:style-name="ce6" table:formula="of:=[.$B18]/[.C18]" office:value-type="percentage" office:value="0.0666666666666667" calcext:value-type="percentage">
            <text:p>6.67%</text:p>
          </table:table-cell>
          <table:table-cell table:style-name="ce2" table:number-columns-repeated="60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525960000000" calcext:value-type="float">
            <text:p>525,960,000,000</text:p>
          </table:table-cell>
          <table:table-cell table:formula="of:=[.C18]+[.B19]" office:value-type="float" office:value="8415360000000" calcext:value-type="float">
            <text:p>8,415,360,000,000</text:p>
          </table:table-cell>
          <table:table-cell table:formula="of:=[.$B19]/[.C19]" office:value-type="percentage" office:value="0.0625" calcext:value-type="percentage">
            <text:p>6.25%</text:p>
          </table:table-cell>
          <table:table-cell table:number-columns-repeated="60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525960000000" calcext:value-type="float">
            <text:p>525,960,000,000</text:p>
          </table:table-cell>
          <table:table-cell table:formula="of:=[.C19]+[.B20]" office:value-type="float" office:value="8941320000000" calcext:value-type="float">
            <text:p>8,941,320,000,000</text:p>
          </table:table-cell>
          <table:table-cell table:formula="of:=[.$B20]/[.C20]" office:value-type="percentage" office:value="0.0588235294117647" calcext:value-type="percentage">
            <text:p>5.88%</text:p>
          </table:table-cell>
          <table:table-cell table:number-columns-repeated="60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525960000000" calcext:value-type="float">
            <text:p>525,960,000,000</text:p>
          </table:table-cell>
          <table:table-cell table:formula="of:=[.C20]+[.B21]" office:value-type="float" office:value="9467280000000" calcext:value-type="float">
            <text:p>9,467,280,000,000</text:p>
          </table:table-cell>
          <table:table-cell table:formula="of:=[.$B21]/[.C21]" office:value-type="percentage" office:value="0.0555555555555556" calcext:value-type="percentage">
            <text:p>5.56%</text:p>
          </table:table-cell>
          <table:table-cell table:number-columns-repeated="60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25960000000" calcext:value-type="float">
            <text:p>525,960,000,000</text:p>
          </table:table-cell>
          <table:table-cell table:formula="of:=[.C21]+[.B22]" office:value-type="float" office:value="9993240000000" calcext:value-type="float">
            <text:p>9,993,240,000,000</text:p>
          </table:table-cell>
          <table:table-cell table:formula="of:=[.$B22]/[.C22]" office:value-type="percentage" office:value="0.0526315789473684" calcext:value-type="percentage">
            <text:p>5.26%</text:p>
          </table:table-cell>
          <table:table-cell table:number-columns-repeated="60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525960000000" calcext:value-type="float">
            <text:p>525,960,000,000</text:p>
          </table:table-cell>
          <table:table-cell table:formula="of:=[.C22]+[.B23]" office:value-type="float" office:value="10519200000000" calcext:value-type="float">
            <text:p>10,519,200,000,000</text:p>
          </table:table-cell>
          <table:table-cell table:formula="of:=[.$B23]/[.C23]" office:value-type="percentage" office:value="0.05" calcext:value-type="percentage">
            <text:p>5.00%</text:p>
          </table:table-cell>
          <table:table-cell table:number-columns-repeated="60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525960000000" calcext:value-type="float">
            <text:p>525,960,000,000</text:p>
          </table:table-cell>
          <table:table-cell table:formula="of:=[.C23]+[.B24]" office:value-type="float" office:value="11045160000000" calcext:value-type="float">
            <text:p>11,045,160,000,000</text:p>
          </table:table-cell>
          <table:table-cell table:formula="of:=[.$B24]/[.C24]" office:value-type="percentage" office:value="0.0476190476190476" calcext:value-type="percentage">
            <text:p>4.76%</text:p>
          </table:table-cell>
          <table:table-cell table:number-columns-repeated="60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525960000000" calcext:value-type="float">
            <text:p>525,960,000,000</text:p>
          </table:table-cell>
          <table:table-cell table:formula="of:=[.C24]+[.B25]" office:value-type="float" office:value="11571120000000" calcext:value-type="float">
            <text:p>11,571,120,000,000</text:p>
          </table:table-cell>
          <table:table-cell table:formula="of:=[.$B25]/[.C25]" office:value-type="percentage" office:value="0.0454545454545455" calcext:value-type="percentage">
            <text:p>4.55%</text:p>
          </table:table-cell>
          <table:table-cell table:number-columns-repeated="60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525960000000" calcext:value-type="float">
            <text:p>525,960,000,000</text:p>
          </table:table-cell>
          <table:table-cell table:formula="of:=[.C25]+[.B26]" office:value-type="float" office:value="12097080000000" calcext:value-type="float">
            <text:p>12,097,080,000,000</text:p>
          </table:table-cell>
          <table:table-cell table:formula="of:=[.$B26]/[.C26]" office:value-type="percentage" office:value="0.0434782608695652" calcext:value-type="percentage">
            <text:p>4.35%</text:p>
          </table:table-cell>
          <table:table-cell table:number-columns-repeated="60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525960000000" calcext:value-type="float">
            <text:p>525,960,000,000</text:p>
          </table:table-cell>
          <table:table-cell table:formula="of:=[.C26]+[.B27]" office:value-type="float" office:value="12623040000000" calcext:value-type="float">
            <text:p>12,623,040,000,000</text:p>
          </table:table-cell>
          <table:table-cell table:formula="of:=[.$B27]/[.C27]" office:value-type="percentage" office:value="0.0416666666666667" calcext:value-type="percentage">
            <text:p>4.17%</text:p>
          </table:table-cell>
          <table:table-cell table:number-columns-repeated="60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525960000000" calcext:value-type="float">
            <text:p>525,960,000,000</text:p>
          </table:table-cell>
          <table:table-cell table:formula="of:=[.C27]+[.B28]" office:value-type="float" office:value="13149000000000" calcext:value-type="float">
            <text:p>13,149,000,000,000</text:p>
          </table:table-cell>
          <table:table-cell table:formula="of:=[.$B28]/[.C28]" office:value-type="percentage" office:value="0.04" calcext:value-type="percentage">
            <text:p>4.00%</text:p>
          </table:table-cell>
          <table:table-cell table:number-columns-repeated="60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525960000000" calcext:value-type="float">
            <text:p>525,960,000,000</text:p>
          </table:table-cell>
          <table:table-cell table:formula="of:=[.C28]+[.B29]" office:value-type="float" office:value="13674960000000" calcext:value-type="float">
            <text:p>13,674,960,000,000</text:p>
          </table:table-cell>
          <table:table-cell table:formula="of:=[.$B29]/[.C29]" office:value-type="percentage" office:value="0.0384615384615385" calcext:value-type="percentage">
            <text:p>3.85%</text:p>
          </table:table-cell>
          <table:table-cell table:number-columns-repeated="60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25960000000" calcext:value-type="float">
            <text:p>525,960,000,000</text:p>
          </table:table-cell>
          <table:table-cell table:formula="of:=[.C29]+[.B30]" office:value-type="float" office:value="14200920000000" calcext:value-type="float">
            <text:p>14,200,920,000,000</text:p>
          </table:table-cell>
          <table:table-cell table:formula="of:=[.$B30]/[.C30]" office:value-type="percentage" office:value="0.037037037037037" calcext:value-type="percentage">
            <text:p>3.70%</text:p>
          </table:table-cell>
          <table:table-cell table:number-columns-repeated="60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525960000000" calcext:value-type="float">
            <text:p>525,960,000,000</text:p>
          </table:table-cell>
          <table:table-cell table:formula="of:=[.C30]+[.B31]" office:value-type="float" office:value="14726880000000" calcext:value-type="float">
            <text:p>14,726,880,000,000</text:p>
          </table:table-cell>
          <table:table-cell table:formula="of:=[.$B31]/[.C31]" office:value-type="percentage" office:value="0.0357142857142857" calcext:value-type="percentage">
            <text:p>3.57%</text:p>
          </table:table-cell>
          <table:table-cell table:number-columns-repeated="60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525960000000" calcext:value-type="float">
            <text:p>525,960,000,000</text:p>
          </table:table-cell>
          <table:table-cell table:formula="of:=[.C31]+[.B32]" office:value-type="float" office:value="15252840000000" calcext:value-type="float">
            <text:p>15,252,840,000,000</text:p>
          </table:table-cell>
          <table:table-cell table:formula="of:=[.$B32]/[.C32]" office:value-type="percentage" office:value="0.0344827586206897" calcext:value-type="percentage">
            <text:p>3.45%</text:p>
          </table:table-cell>
          <table:table-cell table:number-columns-repeated="60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525960000000" calcext:value-type="float">
            <text:p>525,960,000,000</text:p>
          </table:table-cell>
          <table:table-cell table:formula="of:=[.C32]+[.B33]" office:value-type="float" office:value="15778800000000" calcext:value-type="float">
            <text:p>15,778,800,000,000</text:p>
          </table:table-cell>
          <table:table-cell table:formula="of:=[.$B33]/[.C33]" office:value-type="percentage" office:value="0.0333333333333333" calcext:value-type="percentage">
            <text:p>3.33%</text:p>
          </table:table-cell>
          <table:table-cell table:number-columns-repeated="60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525960000000" calcext:value-type="float">
            <text:p>525,960,000,000</text:p>
          </table:table-cell>
          <table:table-cell table:formula="of:=[.C33]+[.B34]" office:value-type="float" office:value="16304760000000" calcext:value-type="float">
            <text:p>16,304,760,000,000</text:p>
          </table:table-cell>
          <table:table-cell table:formula="of:=[.$B34]/[.C34]" office:value-type="percentage" office:value="0.032258064516129" calcext:value-type="percentage">
            <text:p>3.23%</text:p>
          </table:table-cell>
          <table:table-cell table:number-columns-repeated="60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525960000000" calcext:value-type="float">
            <text:p>525,960,000,000</text:p>
          </table:table-cell>
          <table:table-cell table:formula="of:=[.C34]+[.B35]" office:value-type="float" office:value="16830720000000" calcext:value-type="float">
            <text:p>16,830,720,000,000</text:p>
          </table:table-cell>
          <table:table-cell table:formula="of:=[.$B35]/[.C35]" office:value-type="percentage" office:value="0.03125" calcext:value-type="percentage">
            <text:p>3.13%</text:p>
          </table:table-cell>
          <table:table-cell table:number-columns-repeated="60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525960000000" calcext:value-type="float">
            <text:p>525,960,000,000</text:p>
          </table:table-cell>
          <table:table-cell table:formula="of:=[.C35]+[.B36]" office:value-type="float" office:value="17356680000000" calcext:value-type="float">
            <text:p>17,356,680,000,000</text:p>
          </table:table-cell>
          <table:table-cell table:formula="of:=[.$B36]/[.C36]" office:value-type="percentage" office:value="0.0303030303030303" calcext:value-type="percentage">
            <text:p>3.03%</text:p>
          </table:table-cell>
          <table:table-cell table:number-columns-repeated="60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525960000000" calcext:value-type="float">
            <text:p>525,960,000,000</text:p>
          </table:table-cell>
          <table:table-cell table:formula="of:=[.C36]+[.B37]" office:value-type="float" office:value="17882640000000" calcext:value-type="float">
            <text:p>17,882,640,000,000</text:p>
          </table:table-cell>
          <table:table-cell table:formula="of:=[.$B37]/[.C37]" office:value-type="percentage" office:value="0.0294117647058823" calcext:value-type="percentage">
            <text:p>2.94%</text:p>
          </table:table-cell>
          <table:table-cell table:number-columns-repeated="60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525960000000" calcext:value-type="float">
            <text:p>525,960,000,000</text:p>
          </table:table-cell>
          <table:table-cell table:formula="of:=[.C37]+[.B38]" office:value-type="float" office:value="18408600000000" calcext:value-type="float">
            <text:p>18,408,600,000,000</text:p>
          </table:table-cell>
          <table:table-cell table:formula="of:=[.$B38]/[.C38]" office:value-type="percentage" office:value="0.0285714285714286" calcext:value-type="percentage">
            <text:p>2.86%</text:p>
          </table:table-cell>
          <table:table-cell table:number-columns-repeated="60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525960000000" calcext:value-type="float">
            <text:p>525,960,000,000</text:p>
          </table:table-cell>
          <table:table-cell table:formula="of:=[.C38]+[.B39]" office:value-type="float" office:value="18934560000000" calcext:value-type="float">
            <text:p>18,934,560,000,000</text:p>
          </table:table-cell>
          <table:table-cell table:formula="of:=[.$B39]/[.C39]" office:value-type="percentage" office:value="0.0277777777777778" calcext:value-type="percentage">
            <text:p>2.78%</text:p>
          </table:table-cell>
          <table:table-cell table:number-columns-repeated="60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525960000000" calcext:value-type="float">
            <text:p>525,960,000,000</text:p>
          </table:table-cell>
          <table:table-cell table:formula="of:=[.C39]+[.B40]" office:value-type="float" office:value="19460520000000" calcext:value-type="float">
            <text:p>19,460,520,000,000</text:p>
          </table:table-cell>
          <table:table-cell table:formula="of:=[.$B40]/[.C40]" office:value-type="percentage" office:value="0.027027027027027" calcext:value-type="percentage">
            <text:p>2.70%</text:p>
          </table:table-cell>
          <table:table-cell table:number-columns-repeated="60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525960000000" calcext:value-type="float">
            <text:p>525,960,000,000</text:p>
          </table:table-cell>
          <table:table-cell table:formula="of:=[.C40]+[.B41]" office:value-type="float" office:value="19986480000000" calcext:value-type="float">
            <text:p>19,986,480,000,000</text:p>
          </table:table-cell>
          <table:table-cell table:formula="of:=[.$B41]/[.C41]" office:value-type="percentage" office:value="0.0263157894736842" calcext:value-type="percentage">
            <text:p>2.63%</text:p>
          </table:table-cell>
          <table:table-cell table:number-columns-repeated="60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525960000000" calcext:value-type="float">
            <text:p>525,960,000,000</text:p>
          </table:table-cell>
          <table:table-cell table:formula="of:=[.C41]+[.B42]" office:value-type="float" office:value="20512440000000" calcext:value-type="float">
            <text:p>20,512,440,000,000</text:p>
          </table:table-cell>
          <table:table-cell table:formula="of:=[.$B42]/[.C42]" office:value-type="percentage" office:value="0.0256410256410256" calcext:value-type="percentage">
            <text:p>2.56%</text:p>
          </table:table-cell>
          <table:table-cell table:number-columns-repeated="60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525960000000" calcext:value-type="float">
            <text:p>525,960,000,000</text:p>
          </table:table-cell>
          <table:table-cell table:formula="of:=[.C42]+[.B43]" office:value-type="float" office:value="21038400000000" calcext:value-type="float">
            <text:p>21,038,400,000,000</text:p>
          </table:table-cell>
          <table:table-cell table:formula="of:=[.$B43]/[.C43]" office:value-type="percentage" office:value="0.025" calcext:value-type="percentage">
            <text:p>2.50%</text:p>
          </table:table-cell>
          <table:table-cell table:number-columns-repeated="60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525960000000" calcext:value-type="float">
            <text:p>525,960,000,000</text:p>
          </table:table-cell>
          <table:table-cell table:formula="of:=[.C43]+[.B44]" office:value-type="float" office:value="21564360000000" calcext:value-type="float">
            <text:p>21,564,360,000,000</text:p>
          </table:table-cell>
          <table:table-cell table:formula="of:=[.$B44]/[.C44]" office:value-type="percentage" office:value="0.024390243902439" calcext:value-type="percentage">
            <text:p>2.44%</text:p>
          </table:table-cell>
          <table:table-cell table:number-columns-repeated="60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525960000000" calcext:value-type="float">
            <text:p>525,960,000,000</text:p>
          </table:table-cell>
          <table:table-cell table:formula="of:=[.C44]+[.B45]" office:value-type="float" office:value="22090320000000" calcext:value-type="float">
            <text:p>22,090,320,000,000</text:p>
          </table:table-cell>
          <table:table-cell table:formula="of:=[.$B45]/[.C45]" office:value-type="percentage" office:value="0.0238095238095238" calcext:value-type="percentage">
            <text:p>2.38%</text:p>
          </table:table-cell>
          <table:table-cell table:number-columns-repeated="60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525960000000" calcext:value-type="float">
            <text:p>525,960,000,000</text:p>
          </table:table-cell>
          <table:table-cell table:formula="of:=[.C45]+[.B46]" office:value-type="float" office:value="22616280000000" calcext:value-type="float">
            <text:p>22,616,280,000,000</text:p>
          </table:table-cell>
          <table:table-cell table:formula="of:=[.$B46]/[.C46]" office:value-type="percentage" office:value="0.0232558139534884" calcext:value-type="percentage">
            <text:p>2.33%</text:p>
          </table:table-cell>
          <table:table-cell table:number-columns-repeated="60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525960000000" calcext:value-type="float">
            <text:p>525,960,000,000</text:p>
          </table:table-cell>
          <table:table-cell table:formula="of:=[.C46]+[.B47]" office:value-type="float" office:value="23142240000000" calcext:value-type="float">
            <text:p>23,142,240,000,000</text:p>
          </table:table-cell>
          <table:table-cell table:formula="of:=[.$B47]/[.C47]" office:value-type="percentage" office:value="0.0227272727272727" calcext:value-type="percentage">
            <text:p>2.27%</text:p>
          </table:table-cell>
          <table:table-cell table:number-columns-repeated="60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525960000000" calcext:value-type="float">
            <text:p>525,960,000,000</text:p>
          </table:table-cell>
          <table:table-cell table:formula="of:=[.C47]+[.B48]" office:value-type="float" office:value="23668200000000" calcext:value-type="float">
            <text:p>23,668,200,000,000</text:p>
          </table:table-cell>
          <table:table-cell table:formula="of:=[.$B48]/[.C48]" office:value-type="percentage" office:value="0.0222222222222222" calcext:value-type="percentage">
            <text:p>2.22%</text:p>
          </table:table-cell>
          <table:table-cell table:number-columns-repeated="60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525960000000" calcext:value-type="float">
            <text:p>525,960,000,000</text:p>
          </table:table-cell>
          <table:table-cell table:formula="of:=[.C48]+[.B49]" office:value-type="float" office:value="24194160000000" calcext:value-type="float">
            <text:p>24,194,160,000,000</text:p>
          </table:table-cell>
          <table:table-cell table:formula="of:=[.$B49]/[.C49]" office:value-type="percentage" office:value="0.0217391304347826" calcext:value-type="percentage">
            <text:p>2.17%</text:p>
          </table:table-cell>
          <table:table-cell table:number-columns-repeated="60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525960000000" calcext:value-type="float">
            <text:p>525,960,000,000</text:p>
          </table:table-cell>
          <table:table-cell table:formula="of:=[.C49]+[.B50]" office:value-type="float" office:value="24720120000000" calcext:value-type="float">
            <text:p>24,720,120,000,000</text:p>
          </table:table-cell>
          <table:table-cell table:formula="of:=[.$B50]/[.C50]" office:value-type="percentage" office:value="0.0212765957446808" calcext:value-type="percentage">
            <text:p>2.13%</text:p>
          </table:table-cell>
          <table:table-cell table:number-columns-repeated="60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525960000000" calcext:value-type="float">
            <text:p>525,960,000,000</text:p>
          </table:table-cell>
          <table:table-cell table:formula="of:=[.C50]+[.B51]" office:value-type="float" office:value="25246080000000" calcext:value-type="float">
            <text:p>25,246,080,000,000</text:p>
          </table:table-cell>
          <table:table-cell table:formula="of:=[.$B51]/[.C51]" office:value-type="percentage" office:value="0.0208333333333333" calcext:value-type="percentage">
            <text:p>2.08%</text:p>
          </table:table-cell>
          <table:table-cell table:number-columns-repeated="60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25960000000" calcext:value-type="float">
            <text:p>525,960,000,000</text:p>
          </table:table-cell>
          <table:table-cell table:formula="of:=[.C51]+[.B52]" office:value-type="float" office:value="25772040000000" calcext:value-type="float">
            <text:p>25,772,040,000,000</text:p>
          </table:table-cell>
          <table:table-cell table:formula="of:=[.$B52]/[.C52]" office:value-type="percentage" office:value="0.0204081632653061" calcext:value-type="percentage">
            <text:p>2.04%</text:p>
          </table:table-cell>
          <table:table-cell table:number-columns-repeated="60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525960000000" calcext:value-type="float">
            <text:p>525,960,000,000</text:p>
          </table:table-cell>
          <table:table-cell table:formula="of:=[.C52]+[.B53]" office:value-type="float" office:value="26298000000000" calcext:value-type="float">
            <text:p>26,298,000,000,000</text:p>
          </table:table-cell>
          <table:table-cell table:formula="of:=[.$B53]/[.C53]" office:value-type="percentage" office:value="0.02" calcext:value-type="percentage">
            <text:p>2.00%</text:p>
          </table:table-cell>
          <table:table-cell table:number-columns-repeated="60"/>
        </table:table-row>
        <table:table-row table:style-name="ro1">
          <table:table-cell table:style-name="ce2" office:value-type="float" office:value="2072" calcext:value-type="float">
            <text:p>2072</text:p>
          </table:table-cell>
          <table:table-cell table:style-name="ce4" office:value-type="float" office:value="525960000000" calcext:value-type="float">
            <text:p>525,960,000,000</text:p>
          </table:table-cell>
          <table:table-cell table:style-name="ce4" table:formula="of:=[.C53]+[.B54]" office:value-type="float" office:value="26823960000000" calcext:value-type="float">
            <text:p>26,823,960,000,000</text:p>
          </table:table-cell>
          <table:table-cell table:style-name="ce6" table:formula="of:=[.$B54]/[.C54]" office:value-type="percentage" office:value="0.0196078431372549" calcext:value-type="percentage">
            <text:p>1.96%</text:p>
          </table:table-cell>
          <table:table-cell table:style-name="ce2" table:number-columns-repeated="60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525960000000" calcext:value-type="float">
            <text:p>525,960,000,000</text:p>
          </table:table-cell>
          <table:table-cell table:formula="of:=[.C54]+[.B55]" office:value-type="float" office:value="27349920000000" calcext:value-type="float">
            <text:p>27,349,920,000,000</text:p>
          </table:table-cell>
          <table:table-cell table:formula="of:=[.$B55]/[.C55]" office:value-type="percentage" office:value="0.0192307692307692" calcext:value-type="percentage">
            <text:p>1.92%</text:p>
          </table:table-cell>
          <table:table-cell table:number-columns-repeated="60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525960000000" calcext:value-type="float">
            <text:p>525,960,000,000</text:p>
          </table:table-cell>
          <table:table-cell table:formula="of:=[.C55]+[.B56]" office:value-type="float" office:value="27875880000000" calcext:value-type="float">
            <text:p>27,875,880,000,000</text:p>
          </table:table-cell>
          <table:table-cell table:formula="of:=[.$B56]/[.C56]" office:value-type="percentage" office:value="0.0188679245283019" calcext:value-type="percentage">
            <text:p>1.89%</text:p>
          </table:table-cell>
          <table:table-cell table:number-columns-repeated="60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25960000000" calcext:value-type="float">
            <text:p>525,960,000,000</text:p>
          </table:table-cell>
          <table:table-cell table:formula="of:=[.C56]+[.B57]" office:value-type="float" office:value="28401840000000" calcext:value-type="float">
            <text:p>28,401,840,000,000</text:p>
          </table:table-cell>
          <table:table-cell table:formula="of:=[.$B57]/[.C57]" office:value-type="percentage" office:value="0.0185185185185185" calcext:value-type="percentage">
            <text:p>1.85%</text:p>
          </table:table-cell>
          <table:table-cell table:number-columns-repeated="60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525960000000" calcext:value-type="float">
            <text:p>525,960,000,000</text:p>
          </table:table-cell>
          <table:table-cell table:formula="of:=[.C57]+[.B58]" office:value-type="float" office:value="28927800000000" calcext:value-type="float">
            <text:p>28,927,800,000,000</text:p>
          </table:table-cell>
          <table:table-cell table:formula="of:=[.$B58]/[.C58]" office:value-type="percentage" office:value="0.0181818181818182" calcext:value-type="percentage">
            <text:p>1.82%</text:p>
          </table:table-cell>
          <table:table-cell table:number-columns-repeated="60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525960000000" calcext:value-type="float">
            <text:p>525,960,000,000</text:p>
          </table:table-cell>
          <table:table-cell table:formula="of:=[.C58]+[.B59]" office:value-type="float" office:value="29453760000000" calcext:value-type="float">
            <text:p>29,453,760,000,000</text:p>
          </table:table-cell>
          <table:table-cell table:formula="of:=[.$B59]/[.C59]" office:value-type="percentage" office:value="0.0178571428571429" calcext:value-type="percentage">
            <text:p>1.79%</text:p>
          </table:table-cell>
          <table:table-cell table:number-columns-repeated="60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525960000000" calcext:value-type="float">
            <text:p>525,960,000,000</text:p>
          </table:table-cell>
          <table:table-cell table:formula="of:=[.C59]+[.B60]" office:value-type="float" office:value="29979720000000" calcext:value-type="float">
            <text:p>29,979,720,000,000</text:p>
          </table:table-cell>
          <table:table-cell table:formula="of:=[.$B60]/[.C60]" office:value-type="percentage" office:value="0.0175438596491228" calcext:value-type="percentage">
            <text:p>1.75%</text:p>
          </table:table-cell>
          <table:table-cell table:number-columns-repeated="60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525960000000" calcext:value-type="float">
            <text:p>525,960,000,000</text:p>
          </table:table-cell>
          <table:table-cell table:formula="of:=[.C60]+[.B61]" office:value-type="float" office:value="30505680000000" calcext:value-type="float">
            <text:p>30,505,680,000,000</text:p>
          </table:table-cell>
          <table:table-cell table:formula="of:=[.$B61]/[.C61]" office:value-type="percentage" office:value="0.0172413793103448" calcext:value-type="percentage">
            <text:p>1.72%</text:p>
          </table:table-cell>
          <table:table-cell table:number-columns-repeated="60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525960000000" calcext:value-type="float">
            <text:p>525,960,000,000</text:p>
          </table:table-cell>
          <table:table-cell table:formula="of:=[.C61]+[.B62]" office:value-type="float" office:value="31031640000000" calcext:value-type="float">
            <text:p>31,031,640,000,000</text:p>
          </table:table-cell>
          <table:table-cell table:formula="of:=[.$B62]/[.C62]" office:value-type="percentage" office:value="0.0169491525423729" calcext:value-type="percentage">
            <text:p>1.69%</text:p>
          </table:table-cell>
          <table:table-cell table:number-columns-repeated="60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525960000000" calcext:value-type="float">
            <text:p>525,960,000,000</text:p>
          </table:table-cell>
          <table:table-cell table:formula="of:=[.C62]+[.B63]" office:value-type="float" office:value="31557600000000" calcext:value-type="float">
            <text:p>31,557,600,000,000</text:p>
          </table:table-cell>
          <table:table-cell table:formula="of:=[.$B63]/[.C63]" office:value-type="percentage" office:value="0.0166666666666667" calcext:value-type="percentage">
            <text:p>1.67%</text:p>
          </table:table-cell>
          <table:table-cell table:number-columns-repeated="60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525960000000" calcext:value-type="float">
            <text:p>525,960,000,000</text:p>
          </table:table-cell>
          <table:table-cell table:formula="of:=[.C63]+[.B64]" office:value-type="float" office:value="32083560000000" calcext:value-type="float">
            <text:p>32,083,560,000,000</text:p>
          </table:table-cell>
          <table:table-cell table:formula="of:=[.$B64]/[.C64]" office:value-type="percentage" office:value="0.0163934426229508" calcext:value-type="percentage">
            <text:p>1.64%</text:p>
          </table:table-cell>
          <table:table-cell table:number-columns-repeated="60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525960000000" calcext:value-type="float">
            <text:p>525,960,000,000</text:p>
          </table:table-cell>
          <table:table-cell table:formula="of:=[.C64]+[.B65]" office:value-type="float" office:value="32609520000000" calcext:value-type="float">
            <text:p>32,609,520,000,000</text:p>
          </table:table-cell>
          <table:table-cell table:formula="of:=[.$B65]/[.C65]" office:value-type="percentage" office:value="0.0161290322580645" calcext:value-type="percentage">
            <text:p>1.61%</text:p>
          </table:table-cell>
          <table:table-cell table:number-columns-repeated="60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525960000000" calcext:value-type="float">
            <text:p>525,960,000,000</text:p>
          </table:table-cell>
          <table:table-cell table:formula="of:=[.C65]+[.B66]" office:value-type="float" office:value="33135480000000" calcext:value-type="float">
            <text:p>33,135,480,000,000</text:p>
          </table:table-cell>
          <table:table-cell table:formula="of:=[.$B66]/[.C66]" office:value-type="percentage" office:value="0.0158730158730159" calcext:value-type="percentage">
            <text:p>1.59%</text:p>
          </table:table-cell>
          <table:table-cell table:number-columns-repeated="60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525960000000" calcext:value-type="float">
            <text:p>525,960,000,000</text:p>
          </table:table-cell>
          <table:table-cell table:formula="of:=[.C66]+[.B67]" office:value-type="float" office:value="33661440000000" calcext:value-type="float">
            <text:p>33,661,440,000,000</text:p>
          </table:table-cell>
          <table:table-cell table:formula="of:=[.$B67]/[.C67]" office:value-type="percentage" office:value="0.015625" calcext:value-type="percentage">
            <text:p>1.56%</text:p>
          </table:table-cell>
          <table:table-cell table:number-columns-repeated="60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525960000000" calcext:value-type="float">
            <text:p>525,960,000,000</text:p>
          </table:table-cell>
          <table:table-cell table:formula="of:=[.C67]+[.B68]" office:value-type="float" office:value="34187400000000" calcext:value-type="float">
            <text:p>34,187,400,000,000</text:p>
          </table:table-cell>
          <table:table-cell table:formula="of:=[.$B68]/[.C68]" office:value-type="percentage" office:value="0.0153846153846154" calcext:value-type="percentage">
            <text:p>1.54%</text:p>
          </table:table-cell>
          <table:table-cell table:number-columns-repeated="60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525960000000" calcext:value-type="float">
            <text:p>525,960,000,000</text:p>
          </table:table-cell>
          <table:table-cell table:formula="of:=[.C68]+[.B69]" office:value-type="float" office:value="34713360000000" calcext:value-type="float">
            <text:p>34,713,360,000,000</text:p>
          </table:table-cell>
          <table:table-cell table:formula="of:=[.$B69]/[.C69]" office:value-type="percentage" office:value="0.0151515151515152" calcext:value-type="percentage">
            <text:p>1.52%</text:p>
          </table:table-cell>
          <table:table-cell table:number-columns-repeated="60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525960000000" calcext:value-type="float">
            <text:p>525,960,000,000</text:p>
          </table:table-cell>
          <table:table-cell table:formula="of:=[.C69]+[.B70]" office:value-type="float" office:value="35239320000000" calcext:value-type="float">
            <text:p>35,239,320,000,000</text:p>
          </table:table-cell>
          <table:table-cell table:formula="of:=[.$B70]/[.C70]" office:value-type="percentage" office:value="0.0149253731343284" calcext:value-type="percentage">
            <text:p>1.49%</text:p>
          </table:table-cell>
          <table:table-cell table:number-columns-repeated="60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525960000000" calcext:value-type="float">
            <text:p>525,960,000,000</text:p>
          </table:table-cell>
          <table:table-cell table:formula="of:=[.C70]+[.B71]" office:value-type="float" office:value="35765280000000" calcext:value-type="float">
            <text:p>35,765,280,000,000</text:p>
          </table:table-cell>
          <table:table-cell table:formula="of:=[.$B71]/[.C71]" office:value-type="percentage" office:value="0.0147058823529412" calcext:value-type="percentage">
            <text:p>1.47%</text:p>
          </table:table-cell>
          <table:table-cell table:number-columns-repeated="60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525960000000" calcext:value-type="float">
            <text:p>525,960,000,000</text:p>
          </table:table-cell>
          <table:table-cell table:formula="of:=[.C71]+[.B72]" office:value-type="float" office:value="36291240000000" calcext:value-type="float">
            <text:p>36,291,240,000,000</text:p>
          </table:table-cell>
          <table:table-cell table:formula="of:=[.$B72]/[.C72]" office:value-type="percentage" office:value="0.0144927536231884" calcext:value-type="percentage">
            <text:p>1.45%</text:p>
          </table:table-cell>
          <table:table-cell table:number-columns-repeated="60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525960000000" calcext:value-type="float">
            <text:p>525,960,000,000</text:p>
          </table:table-cell>
          <table:table-cell table:formula="of:=[.C72]+[.B73]" office:value-type="float" office:value="36817200000000" calcext:value-type="float">
            <text:p>36,817,200,000,000</text:p>
          </table:table-cell>
          <table:table-cell table:formula="of:=[.$B73]/[.C73]" office:value-type="percentage" office:value="0.0142857142857143" calcext:value-type="percentage">
            <text:p>1.43%</text:p>
          </table:table-cell>
          <table:table-cell table:number-columns-repeated="60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525960000000" calcext:value-type="float">
            <text:p>525,960,000,000</text:p>
          </table:table-cell>
          <table:table-cell table:formula="of:=[.C73]+[.B74]" office:value-type="float" office:value="37343160000000" calcext:value-type="float">
            <text:p>37,343,160,000,000</text:p>
          </table:table-cell>
          <table:table-cell table:formula="of:=[.$B74]/[.C74]" office:value-type="percentage" office:value="0.0140845070422535" calcext:value-type="percentage">
            <text:p>1.41%</text:p>
          </table:table-cell>
          <table:table-cell table:number-columns-repeated="60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525960000000" calcext:value-type="float">
            <text:p>525,960,000,000</text:p>
          </table:table-cell>
          <table:table-cell table:formula="of:=[.C74]+[.B75]" office:value-type="float" office:value="37869120000000" calcext:value-type="float">
            <text:p>37,869,120,000,000</text:p>
          </table:table-cell>
          <table:table-cell table:formula="of:=[.$B75]/[.C75]" office:value-type="percentage" office:value="0.0138888888888889" calcext:value-type="percentage">
            <text:p>1.39%</text:p>
          </table:table-cell>
          <table:table-cell table:number-columns-repeated="60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525960000000" calcext:value-type="float">
            <text:p>525,960,000,000</text:p>
          </table:table-cell>
          <table:table-cell table:formula="of:=[.C75]+[.B76]" office:value-type="float" office:value="38395080000000" calcext:value-type="float">
            <text:p>38,395,080,000,000</text:p>
          </table:table-cell>
          <table:table-cell table:formula="of:=[.$B76]/[.C76]" office:value-type="percentage" office:value="0.0136986301369863" calcext:value-type="percentage">
            <text:p>1.37%</text:p>
          </table:table-cell>
          <table:table-cell table:number-columns-repeated="60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525960000000" calcext:value-type="float">
            <text:p>525,960,000,000</text:p>
          </table:table-cell>
          <table:table-cell table:formula="of:=[.C76]+[.B77]" office:value-type="float" office:value="38921040000000" calcext:value-type="float">
            <text:p>38,921,040,000,000</text:p>
          </table:table-cell>
          <table:table-cell table:formula="of:=[.$B77]/[.C77]" office:value-type="percentage" office:value="0.0135135135135135" calcext:value-type="percentage">
            <text:p>1.35%</text:p>
          </table:table-cell>
          <table:table-cell table:number-columns-repeated="60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525960000000" calcext:value-type="float">
            <text:p>525,960,000,000</text:p>
          </table:table-cell>
          <table:table-cell table:formula="of:=[.C77]+[.B78]" office:value-type="float" office:value="39447000000000" calcext:value-type="float">
            <text:p>39,447,000,000,000</text:p>
          </table:table-cell>
          <table:table-cell table:formula="of:=[.$B78]/[.C78]" office:value-type="percentage" office:value="0.0133333333333333" calcext:value-type="percentage">
            <text:p>1.33%</text:p>
          </table:table-cell>
          <table:table-cell table:number-columns-repeated="60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525960000000" calcext:value-type="float">
            <text:p>525,960,000,000</text:p>
          </table:table-cell>
          <table:table-cell table:formula="of:=[.C78]+[.B79]" office:value-type="float" office:value="39972960000000" calcext:value-type="float">
            <text:p>39,972,960,000,000</text:p>
          </table:table-cell>
          <table:table-cell table:formula="of:=[.$B79]/[.C79]" office:value-type="percentage" office:value="0.0131578947368421" calcext:value-type="percentage">
            <text:p>1.32%</text:p>
          </table:table-cell>
          <table:table-cell table:number-columns-repeated="60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525960000000" calcext:value-type="float">
            <text:p>525,960,000,000</text:p>
          </table:table-cell>
          <table:table-cell table:formula="of:=[.C79]+[.B80]" office:value-type="float" office:value="40498920000000" calcext:value-type="float">
            <text:p>40,498,920,000,000</text:p>
          </table:table-cell>
          <table:table-cell table:formula="of:=[.$B80]/[.C80]" office:value-type="percentage" office:value="0.012987012987013" calcext:value-type="percentage">
            <text:p>1.30%</text:p>
          </table:table-cell>
          <table:table-cell table:number-columns-repeated="60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525960000000" calcext:value-type="float">
            <text:p>525,960,000,000</text:p>
          </table:table-cell>
          <table:table-cell table:formula="of:=[.C80]+[.B81]" office:value-type="float" office:value="41024880000000" calcext:value-type="float">
            <text:p>41,024,880,000,000</text:p>
          </table:table-cell>
          <table:table-cell table:formula="of:=[.$B81]/[.C81]" office:value-type="percentage" office:value="0.0128205128205128" calcext:value-type="percentage">
            <text:p>1.28%</text:p>
          </table:table-cell>
          <table:table-cell table:number-columns-repeated="6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25960000000" calcext:value-type="float">
            <text:p>525,960,000,000</text:p>
          </table:table-cell>
          <table:table-cell table:formula="of:=[.C81]+[.B82]" office:value-type="float" office:value="41550840000000" calcext:value-type="float">
            <text:p>41,550,840,000,000</text:p>
          </table:table-cell>
          <table:table-cell table:formula="of:=[.$B82]/[.C82]" office:value-type="percentage" office:value="0.0126582278481013" calcext:value-type="percentage">
            <text:p>1.27%</text:p>
          </table:table-cell>
          <table:table-cell table:number-columns-repeated="6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525960000000" calcext:value-type="float">
            <text:p>525,960,000,000</text:p>
          </table:table-cell>
          <table:table-cell table:formula="of:=[.C82]+[.B83]" office:value-type="float" office:value="42076800000000" calcext:value-type="float">
            <text:p>42,076,800,000,000</text:p>
          </table:table-cell>
          <table:table-cell table:formula="of:=[.$B83]/[.C83]" office:value-type="percentage" office:value="0.0125" calcext:value-type="percentage">
            <text:p>1.25%</text:p>
          </table:table-cell>
          <table:table-cell table:number-columns-repeated="6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525960000000" calcext:value-type="float">
            <text:p>525,960,000,000</text:p>
          </table:table-cell>
          <table:table-cell table:formula="of:=[.C83]+[.B84]" office:value-type="float" office:value="42602760000000" calcext:value-type="float">
            <text:p>42,602,760,000,000</text:p>
          </table:table-cell>
          <table:table-cell table:formula="of:=[.$B84]/[.C84]" office:value-type="percentage" office:value="0.0123456790123457" calcext:value-type="percentage">
            <text:p>1.23%</text:p>
          </table:table-cell>
          <table:table-cell table:number-columns-repeated="6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525960000000" calcext:value-type="float">
            <text:p>525,960,000,000</text:p>
          </table:table-cell>
          <table:table-cell table:formula="of:=[.C84]+[.B85]" office:value-type="float" office:value="43128720000000" calcext:value-type="float">
            <text:p>43,128,720,000,000</text:p>
          </table:table-cell>
          <table:table-cell table:formula="of:=[.$B85]/[.C85]" office:value-type="percentage" office:value="0.0121951219512195" calcext:value-type="percentage">
            <text:p>1.22%</text:p>
          </table:table-cell>
          <table:table-cell table:number-columns-repeated="6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525960000000" calcext:value-type="float">
            <text:p>525,960,000,000</text:p>
          </table:table-cell>
          <table:table-cell table:formula="of:=[.C85]+[.B86]" office:value-type="float" office:value="43654680000000" calcext:value-type="float">
            <text:p>43,654,680,000,000</text:p>
          </table:table-cell>
          <table:table-cell table:formula="of:=[.$B86]/[.C86]" office:value-type="percentage" office:value="0.0120481927710843" calcext:value-type="percentage">
            <text:p>1.20%</text:p>
          </table:table-cell>
          <table:table-cell table:number-columns-repeated="6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525960000000" calcext:value-type="float">
            <text:p>525,960,000,000</text:p>
          </table:table-cell>
          <table:table-cell table:formula="of:=[.C86]+[.B87]" office:value-type="float" office:value="44180640000000" calcext:value-type="float">
            <text:p>44,180,640,000,000</text:p>
          </table:table-cell>
          <table:table-cell table:formula="of:=[.$B87]/[.C87]" office:value-type="percentage" office:value="0.0119047619047619" calcext:value-type="percentage">
            <text:p>1.19%</text:p>
          </table:table-cell>
          <table:table-cell table:number-columns-repeated="6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525960000000" calcext:value-type="float">
            <text:p>525,960,000,000</text:p>
          </table:table-cell>
          <table:table-cell table:formula="of:=[.C87]+[.B88]" office:value-type="float" office:value="44706600000000" calcext:value-type="float">
            <text:p>44,706,600,000,000</text:p>
          </table:table-cell>
          <table:table-cell table:formula="of:=[.$B88]/[.C88]" office:value-type="percentage" office:value="0.0117647058823529" calcext:value-type="percentage">
            <text:p>1.18%</text:p>
          </table:table-cell>
          <table:table-cell table:number-columns-repeated="6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525960000000" calcext:value-type="float">
            <text:p>525,960,000,000</text:p>
          </table:table-cell>
          <table:table-cell table:formula="of:=[.C88]+[.B89]" office:value-type="float" office:value="45232560000000" calcext:value-type="float">
            <text:p>45,232,560,000,000</text:p>
          </table:table-cell>
          <table:table-cell table:formula="of:=[.$B89]/[.C89]" office:value-type="percentage" office:value="0.0116279069767442" calcext:value-type="percentage">
            <text:p>1.16%</text:p>
          </table:table-cell>
          <table:table-cell table:number-columns-repeated="6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525960000000" calcext:value-type="float">
            <text:p>525,960,000,000</text:p>
          </table:table-cell>
          <table:table-cell table:formula="of:=[.C89]+[.B90]" office:value-type="float" office:value="45758520000000" calcext:value-type="float">
            <text:p>45,758,520,000,000</text:p>
          </table:table-cell>
          <table:table-cell table:formula="of:=[.$B90]/[.C90]" office:value-type="percentage" office:value="0.0114942528735632" calcext:value-type="percentage">
            <text:p>1.15%</text:p>
          </table:table-cell>
          <table:table-cell table:number-columns-repeated="6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525960000000" calcext:value-type="float">
            <text:p>525,960,000,000</text:p>
          </table:table-cell>
          <table:table-cell table:formula="of:=[.C90]+[.B91]" office:value-type="float" office:value="46284480000000" calcext:value-type="float">
            <text:p>46,284,480,000,000</text:p>
          </table:table-cell>
          <table:table-cell table:formula="of:=[.$B91]/[.C91]" office:value-type="percentage" office:value="0.0113636363636364" calcext:value-type="percentage">
            <text:p>1.14%</text:p>
          </table:table-cell>
          <table:table-cell table:number-columns-repeated="6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25960000000" calcext:value-type="float">
            <text:p>525,960,000,000</text:p>
          </table:table-cell>
          <table:table-cell table:formula="of:=[.C91]+[.B92]" office:value-type="float" office:value="46810440000000" calcext:value-type="float">
            <text:p>46,810,440,000,000</text:p>
          </table:table-cell>
          <table:table-cell table:formula="of:=[.$B92]/[.C92]" office:value-type="percentage" office:value="0.0112359550561798" calcext:value-type="percentage">
            <text:p>1.12%</text:p>
          </table:table-cell>
          <table:table-cell table:number-columns-repeated="6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525960000000" calcext:value-type="float">
            <text:p>525,960,000,000</text:p>
          </table:table-cell>
          <table:table-cell table:formula="of:=[.C92]+[.B93]" office:value-type="float" office:value="47336400000000" calcext:value-type="float">
            <text:p>47,336,400,000,000</text:p>
          </table:table-cell>
          <table:table-cell table:formula="of:=[.$B93]/[.C93]" office:value-type="percentage" office:value="0.0111111111111111" calcext:value-type="percentage">
            <text:p>1.11%</text:p>
          </table:table-cell>
          <table:table-cell table:number-columns-repeated="6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525960000000" calcext:value-type="float">
            <text:p>525,960,000,000</text:p>
          </table:table-cell>
          <table:table-cell table:formula="of:=[.C93]+[.B94]" office:value-type="float" office:value="47862360000000" calcext:value-type="float">
            <text:p>47,862,360,000,000</text:p>
          </table:table-cell>
          <table:table-cell table:formula="of:=[.$B94]/[.C94]" office:value-type="percentage" office:value="0.010989010989011" calcext:value-type="percentage">
            <text:p>1.10%</text:p>
          </table:table-cell>
          <table:table-cell table:number-columns-repeated="6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525960000000" calcext:value-type="float">
            <text:p>525,960,000,000</text:p>
          </table:table-cell>
          <table:table-cell table:formula="of:=[.C94]+[.B95]" office:value-type="float" office:value="48388320000000" calcext:value-type="float">
            <text:p>48,388,320,000,000</text:p>
          </table:table-cell>
          <table:table-cell table:formula="of:=[.$B95]/[.C95]" office:value-type="percentage" office:value="0.0108695652173913" calcext:value-type="percentage">
            <text:p>1.09%</text:p>
          </table:table-cell>
          <table:table-cell table:number-columns-repeated="6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525960000000" calcext:value-type="float">
            <text:p>525,960,000,000</text:p>
          </table:table-cell>
          <table:table-cell table:formula="of:=[.C95]+[.B96]" office:value-type="float" office:value="48914280000000" calcext:value-type="float">
            <text:p>48,914,280,000,000</text:p>
          </table:table-cell>
          <table:table-cell table:formula="of:=[.$B96]/[.C96]" office:value-type="percentage" office:value="0.010752688172043" calcext:value-type="percentage">
            <text:p>1.08%</text:p>
          </table:table-cell>
          <table:table-cell table:number-columns-repeated="6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525960000000" calcext:value-type="float">
            <text:p>525,960,000,000</text:p>
          </table:table-cell>
          <table:table-cell table:formula="of:=[.C96]+[.B97]" office:value-type="float" office:value="49440240000000" calcext:value-type="float">
            <text:p>49,440,240,000,000</text:p>
          </table:table-cell>
          <table:table-cell table:formula="of:=[.$B97]/[.C97]" office:value-type="percentage" office:value="0.0106382978723404" calcext:value-type="percentage">
            <text:p>1.06%</text:p>
          </table:table-cell>
          <table:table-cell table:number-columns-repeated="6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525960000000" calcext:value-type="float">
            <text:p>525,960,000,000</text:p>
          </table:table-cell>
          <table:table-cell table:formula="of:=[.C97]+[.B98]" office:value-type="float" office:value="49966200000000" calcext:value-type="float">
            <text:p>49,966,200,000,000</text:p>
          </table:table-cell>
          <table:table-cell table:formula="of:=[.$B98]/[.C98]" office:value-type="percentage" office:value="0.0105263157894737" calcext:value-type="percentage">
            <text:p>1.05%</text:p>
          </table:table-cell>
          <table:table-cell table:number-columns-repeated="6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525960000000" calcext:value-type="float">
            <text:p>525,960,000,000</text:p>
          </table:table-cell>
          <table:table-cell table:formula="of:=[.C98]+[.B99]" office:value-type="float" office:value="50492160000000" calcext:value-type="float">
            <text:p>50,492,160,000,000</text:p>
          </table:table-cell>
          <table:table-cell table:formula="of:=[.$B99]/[.C99]" office:value-type="percentage" office:value="0.0104166666666667" calcext:value-type="percentage">
            <text:p>1.04%</text:p>
          </table:table-cell>
          <table:table-cell table:number-columns-repeated="6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525960000000" calcext:value-type="float">
            <text:p>525,960,000,000</text:p>
          </table:table-cell>
          <table:table-cell table:formula="of:=[.C99]+[.B100]" office:value-type="float" office:value="51018120000000" calcext:value-type="float">
            <text:p>51,018,120,000,000</text:p>
          </table:table-cell>
          <table:table-cell table:formula="of:=[.$B100]/[.C100]" office:value-type="percentage" office:value="0.0103092783505155" calcext:value-type="percentage">
            <text:p>1.03%</text:p>
          </table:table-cell>
          <table:table-cell table:number-columns-repeated="6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525960000000" calcext:value-type="float">
            <text:p>525,960,000,000</text:p>
          </table:table-cell>
          <table:table-cell table:formula="of:=[.C100]+[.B101]" office:value-type="float" office:value="51544080000000" calcext:value-type="float">
            <text:p>51,544,080,000,000</text:p>
          </table:table-cell>
          <table:table-cell table:formula="of:=[.$B101]/[.C101]" office:value-type="percentage" office:value="0.0102040816326531" calcext:value-type="percentage">
            <text:p>1.02%</text:p>
          </table:table-cell>
          <table:table-cell table:number-columns-repeated="6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525960000000" calcext:value-type="float">
            <text:p>525,960,000,000</text:p>
          </table:table-cell>
          <table:table-cell table:formula="of:=[.C101]+[.B102]" office:value-type="float" office:value="52070040000000" calcext:value-type="float">
            <text:p>52,070,040,000,000</text:p>
          </table:table-cell>
          <table:table-cell table:formula="of:=[.$B102]/[.C102]" office:value-type="percentage" office:value="0.0101010101010101" calcext:value-type="percentage">
            <text:p>1.01%</text:p>
          </table:table-cell>
          <table:table-cell table:number-columns-repeated="6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525960000000" calcext:value-type="float">
            <text:p>525,960,000,000</text:p>
          </table:table-cell>
          <table:table-cell table:formula="of:=[.C102]+[.B103]" office:value-type="float" office:value="52596000000000" calcext:value-type="float">
            <text:p>52,596,000,000,000</text:p>
          </table:table-cell>
          <table:table-cell table:formula="of:=[.$B103]/[.C103]" office:value-type="percentage" office:value="0.01" calcext:value-type="percentage">
            <text:p>1.00%</text:p>
          </table:table-cell>
          <table:table-cell table:number-columns-repeated="60"/>
        </table:table-row>
        <table:table-row table:style-name="ro1">
          <table:table-cell table:style-name="ce2" office:value-type="float" office:value="2122" calcext:value-type="float">
            <text:p>2122</text:p>
          </table:table-cell>
          <table:table-cell table:style-name="ce4" office:value-type="float" office:value="525960000000" calcext:value-type="float">
            <text:p>525,960,000,000</text:p>
          </table:table-cell>
          <table:table-cell table:style-name="ce4" table:formula="of:=[.C103]+[.B104]" office:value-type="float" office:value="53121960000000" calcext:value-type="float">
            <text:p>53,121,960,000,000</text:p>
          </table:table-cell>
          <table:table-cell table:style-name="ce6" table:formula="of:=[.$B104]/[.C104]" office:value-type="percentage" office:value="0.0099009900990099" calcext:value-type="percentage">
            <text:p>0.99%</text:p>
          </table:table-cell>
          <table:table-cell table:style-name="ce2" table:number-columns-repeated="60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525960000000" calcext:value-type="float">
            <text:p>525,960,000,000</text:p>
          </table:table-cell>
          <table:table-cell table:formula="of:=[.C104]+[.B105]" office:value-type="float" office:value="53647920000000" calcext:value-type="float">
            <text:p>53,647,920,000,000</text:p>
          </table:table-cell>
          <table:table-cell table:formula="of:=[.$B105]/[.C105]" office:value-type="percentage" office:value="0.00980392156862745" calcext:value-type="percentage">
            <text:p>0.98%</text:p>
          </table:table-cell>
          <table:table-cell table:number-columns-repeated="60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525960000000" calcext:value-type="float">
            <text:p>525,960,000,000</text:p>
          </table:table-cell>
          <table:table-cell table:formula="of:=[.C105]+[.B106]" office:value-type="float" office:value="54173880000000" calcext:value-type="float">
            <text:p>54,173,880,000,000</text:p>
          </table:table-cell>
          <table:table-cell table:formula="of:=[.$B106]/[.C106]" office:value-type="percentage" office:value="0.00970873786407767" calcext:value-type="percentage">
            <text:p>0.97%</text:p>
          </table:table-cell>
          <table:table-cell table:number-columns-repeated="60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525960000000" calcext:value-type="float">
            <text:p>525,960,000,000</text:p>
          </table:table-cell>
          <table:table-cell table:formula="of:=[.C106]+[.B107]" office:value-type="float" office:value="54699840000000" calcext:value-type="float">
            <text:p>54,699,840,000,000</text:p>
          </table:table-cell>
          <table:table-cell table:formula="of:=[.$B107]/[.C107]" office:value-type="percentage" office:value="0.00961538461538462" calcext:value-type="percentage">
            <text:p>0.96%</text:p>
          </table:table-cell>
          <table:table-cell table:number-columns-repeated="60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525960000000" calcext:value-type="float">
            <text:p>525,960,000,000</text:p>
          </table:table-cell>
          <table:table-cell table:formula="of:=[.C107]+[.B108]" office:value-type="float" office:value="55225800000000" calcext:value-type="float">
            <text:p>55,225,800,000,000</text:p>
          </table:table-cell>
          <table:table-cell table:formula="of:=[.$B108]/[.C108]" office:value-type="percentage" office:value="0.00952380952380952" calcext:value-type="percentage">
            <text:p>0.95%</text:p>
          </table:table-cell>
          <table:table-cell table:number-columns-repeated="60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525960000000" calcext:value-type="float">
            <text:p>525,960,000,000</text:p>
          </table:table-cell>
          <table:table-cell table:formula="of:=[.C108]+[.B109]" office:value-type="float" office:value="55751760000000" calcext:value-type="float">
            <text:p>55,751,760,000,000</text:p>
          </table:table-cell>
          <table:table-cell table:formula="of:=[.$B109]/[.C109]" office:value-type="percentage" office:value="0.00943396226415094" calcext:value-type="percentage">
            <text:p>0.94%</text:p>
          </table:table-cell>
          <table:table-cell table:number-columns-repeated="60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525960000000" calcext:value-type="float">
            <text:p>525,960,000,000</text:p>
          </table:table-cell>
          <table:table-cell table:formula="of:=[.C109]+[.B110]" office:value-type="float" office:value="56277720000000" calcext:value-type="float">
            <text:p>56,277,720,000,000</text:p>
          </table:table-cell>
          <table:table-cell table:formula="of:=[.$B110]/[.C110]" office:value-type="percentage" office:value="0.00934579439252336" calcext:value-type="percentage">
            <text:p>0.93%</text:p>
          </table:table-cell>
          <table:table-cell table:number-columns-repeated="60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525960000000" calcext:value-type="float">
            <text:p>525,960,000,000</text:p>
          </table:table-cell>
          <table:table-cell table:formula="of:=[.C110]+[.B111]" office:value-type="float" office:value="56803680000000" calcext:value-type="float">
            <text:p>56,803,680,000,000</text:p>
          </table:table-cell>
          <table:table-cell table:formula="of:=[.$B111]/[.C111]" office:value-type="percentage" office:value="0.00925925925925926" calcext:value-type="percentage">
            <text:p>0.93%</text:p>
          </table:table-cell>
          <table:table-cell table:number-columns-repeated="60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525960000000" calcext:value-type="float">
            <text:p>525,960,000,000</text:p>
          </table:table-cell>
          <table:table-cell table:formula="of:=[.C111]+[.B112]" office:value-type="float" office:value="57329640000000" calcext:value-type="float">
            <text:p>57,329,640,000,000</text:p>
          </table:table-cell>
          <table:table-cell table:formula="of:=[.$B112]/[.C112]" office:value-type="percentage" office:value="0.0091743119266055" calcext:value-type="percentage">
            <text:p>0.92%</text:p>
          </table:table-cell>
          <table:table-cell table:number-columns-repeated="60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525960000000" calcext:value-type="float">
            <text:p>525,960,000,000</text:p>
          </table:table-cell>
          <table:table-cell table:formula="of:=[.C112]+[.B113]" office:value-type="float" office:value="57855600000000" calcext:value-type="float">
            <text:p>57,855,600,000,000</text:p>
          </table:table-cell>
          <table:table-cell table:formula="of:=[.$B113]/[.C113]" office:value-type="percentage" office:value="0.00909090909090909" calcext:value-type="percentage">
            <text:p>0.91%</text:p>
          </table:table-cell>
          <table:table-cell table:number-columns-repeated="60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525960000000" calcext:value-type="float">
            <text:p>525,960,000,000</text:p>
          </table:table-cell>
          <table:table-cell table:formula="of:=[.C113]+[.B114]" office:value-type="float" office:value="58381560000000" calcext:value-type="float">
            <text:p>58,381,560,000,000</text:p>
          </table:table-cell>
          <table:table-cell table:formula="of:=[.$B114]/[.C114]" office:value-type="percentage" office:value="0.00900900900900901" calcext:value-type="percentage">
            <text:p>0.90%</text:p>
          </table:table-cell>
          <table:table-cell table:number-columns-repeated="60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525960000000" calcext:value-type="float">
            <text:p>525,960,000,000</text:p>
          </table:table-cell>
          <table:table-cell table:formula="of:=[.C114]+[.B115]" office:value-type="float" office:value="58907520000000" calcext:value-type="float">
            <text:p>58,907,520,000,000</text:p>
          </table:table-cell>
          <table:table-cell table:formula="of:=[.$B115]/[.C115]" office:value-type="percentage" office:value="0.00892857142857143" calcext:value-type="percentage">
            <text:p>0.89%</text:p>
          </table:table-cell>
          <table:table-cell table:number-columns-repeated="60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525960000000" calcext:value-type="float">
            <text:p>525,960,000,000</text:p>
          </table:table-cell>
          <table:table-cell table:formula="of:=[.C115]+[.B116]" office:value-type="float" office:value="59433480000000" calcext:value-type="float">
            <text:p>59,433,480,000,000</text:p>
          </table:table-cell>
          <table:table-cell table:formula="of:=[.$B116]/[.C116]" office:value-type="percentage" office:value="0.00884955752212389" calcext:value-type="percentage">
            <text:p>0.88%</text:p>
          </table:table-cell>
          <table:table-cell table:number-columns-repeated="60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525960000000" calcext:value-type="float">
            <text:p>525,960,000,000</text:p>
          </table:table-cell>
          <table:table-cell table:formula="of:=[.C116]+[.B117]" office:value-type="float" office:value="59959440000000" calcext:value-type="float">
            <text:p>59,959,440,000,000</text:p>
          </table:table-cell>
          <table:table-cell table:formula="of:=[.$B117]/[.C117]" office:value-type="percentage" office:value="0.0087719298245614" calcext:value-type="percentage">
            <text:p>0.88%</text:p>
          </table:table-cell>
          <table:table-cell table:number-columns-repeated="60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525960000000" calcext:value-type="float">
            <text:p>525,960,000,000</text:p>
          </table:table-cell>
          <table:table-cell table:formula="of:=[.C117]+[.B118]" office:value-type="float" office:value="60485400000000" calcext:value-type="float">
            <text:p>60,485,400,000,000</text:p>
          </table:table-cell>
          <table:table-cell table:formula="of:=[.$B118]/[.C118]" office:value-type="percentage" office:value="0.00869565217391304" calcext:value-type="percentage">
            <text:p>0.87%</text:p>
          </table:table-cell>
          <table:table-cell table:number-columns-repeated="60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525960000000" calcext:value-type="float">
            <text:p>525,960,000,000</text:p>
          </table:table-cell>
          <table:table-cell table:formula="of:=[.C118]+[.B119]" office:value-type="float" office:value="61011360000000" calcext:value-type="float">
            <text:p>61,011,360,000,000</text:p>
          </table:table-cell>
          <table:table-cell table:formula="of:=[.$B119]/[.C119]" office:value-type="percentage" office:value="0.00862068965517241" calcext:value-type="percentage">
            <text:p>0.86%</text:p>
          </table:table-cell>
          <table:table-cell table:number-columns-repeated="60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525960000000" calcext:value-type="float">
            <text:p>525,960,000,000</text:p>
          </table:table-cell>
          <table:table-cell table:formula="of:=[.C119]+[.B120]" office:value-type="float" office:value="61537320000000" calcext:value-type="float">
            <text:p>61,537,320,000,000</text:p>
          </table:table-cell>
          <table:table-cell table:formula="of:=[.$B120]/[.C120]" office:value-type="percentage" office:value="0.00854700854700855" calcext:value-type="percentage">
            <text:p>0.85%</text:p>
          </table:table-cell>
          <table:table-cell table:number-columns-repeated="60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525960000000" calcext:value-type="float">
            <text:p>525,960,000,000</text:p>
          </table:table-cell>
          <table:table-cell table:formula="of:=[.C120]+[.B121]" office:value-type="float" office:value="62063280000000" calcext:value-type="float">
            <text:p>62,063,280,000,000</text:p>
          </table:table-cell>
          <table:table-cell table:formula="of:=[.$B121]/[.C121]" office:value-type="percentage" office:value="0.00847457627118644" calcext:value-type="percentage">
            <text:p>0.85%</text:p>
          </table:table-cell>
          <table:table-cell table:number-columns-repeated="60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25960000000" calcext:value-type="float">
            <text:p>525,960,000,000</text:p>
          </table:table-cell>
          <table:table-cell table:formula="of:=[.C121]+[.B122]" office:value-type="float" office:value="62589240000000" calcext:value-type="float">
            <text:p>62,589,240,000,000</text:p>
          </table:table-cell>
          <table:table-cell table:formula="of:=[.$B122]/[.C122]" office:value-type="percentage" office:value="0.00840336134453782" calcext:value-type="percentage">
            <text:p>0.84%</text:p>
          </table:table-cell>
          <table:table-cell table:number-columns-repeated="60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525960000000" calcext:value-type="float">
            <text:p>525,960,000,000</text:p>
          </table:table-cell>
          <table:table-cell table:formula="of:=[.C122]+[.B123]" office:value-type="float" office:value="63115200000000" calcext:value-type="float">
            <text:p>63,115,200,000,000</text:p>
          </table:table-cell>
          <table:table-cell table:formula="of:=[.$B123]/[.C123]" office:value-type="percentage" office:value="0.00833333333333333" calcext:value-type="percentage">
            <text:p>0.83%</text:p>
          </table:table-cell>
          <table:table-cell table:number-columns-repeated="60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525960000000" calcext:value-type="float">
            <text:p>525,960,000,000</text:p>
          </table:table-cell>
          <table:table-cell table:formula="of:=[.C123]+[.B124]" office:value-type="float" office:value="63641160000000" calcext:value-type="float">
            <text:p>63,641,160,000,000</text:p>
          </table:table-cell>
          <table:table-cell table:formula="of:=[.$B124]/[.C124]" office:value-type="percentage" office:value="0.00826446280991736" calcext:value-type="percentage">
            <text:p>0.83%</text:p>
          </table:table-cell>
          <table:table-cell table:number-columns-repeated="60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525960000000" calcext:value-type="float">
            <text:p>525,960,000,000</text:p>
          </table:table-cell>
          <table:table-cell table:formula="of:=[.C124]+[.B125]" office:value-type="float" office:value="64167120000000" calcext:value-type="float">
            <text:p>64,167,120,000,000</text:p>
          </table:table-cell>
          <table:table-cell table:formula="of:=[.$B125]/[.C125]" office:value-type="percentage" office:value="0.00819672131147541" calcext:value-type="percentage">
            <text:p>0.82%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525960000000" calcext:value-type="float">
            <text:p>525,960,000,000</text:p>
          </table:table-cell>
          <table:table-cell table:formula="of:=[.C125]+[.B126]" office:value-type="float" office:value="64693080000000" calcext:value-type="float">
            <text:p>64,693,080,000,000</text:p>
          </table:table-cell>
          <table:table-cell table:formula="of:=[.$B126]/[.C126]" office:value-type="percentage" office:value="0.00813008130081301" calcext:value-type="percentage">
            <text:p>0.81%</text:p>
          </table:table-cell>
          <table:table-cell table:number-columns-repeated="60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525960000000" calcext:value-type="float">
            <text:p>525,960,000,000</text:p>
          </table:table-cell>
          <table:table-cell table:formula="of:=[.C126]+[.B127]" office:value-type="float" office:value="65219040000000" calcext:value-type="float">
            <text:p>65,219,040,000,000</text:p>
          </table:table-cell>
          <table:table-cell table:formula="of:=[.$B127]/[.C127]" office:value-type="percentage" office:value="0.00806451612903226" calcext:value-type="percentage">
            <text:p>0.81%</text:p>
          </table:table-cell>
          <table:table-cell table:number-columns-repeated="60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525960000000" calcext:value-type="float">
            <text:p>525,960,000,000</text:p>
          </table:table-cell>
          <table:table-cell table:formula="of:=[.C127]+[.B128]" office:value-type="float" office:value="65745000000000" calcext:value-type="float">
            <text:p>65,745,000,000,000</text:p>
          </table:table-cell>
          <table:table-cell table:formula="of:=[.$B128]/[.C128]" office:value-type="percentage" office:value="0.008" calcext:value-type="percentage">
            <text:p>0.80%</text:p>
          </table:table-cell>
          <table:table-cell table:number-columns-repeated="60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525960000000" calcext:value-type="float">
            <text:p>525,960,000,000</text:p>
          </table:table-cell>
          <table:table-cell table:formula="of:=[.C128]+[.B129]" office:value-type="float" office:value="66270960000000" calcext:value-type="float">
            <text:p>66,270,960,000,000</text:p>
          </table:table-cell>
          <table:table-cell table:formula="of:=[.$B129]/[.C129]" office:value-type="percentage" office:value="0.00793650793650794" calcext:value-type="percentage">
            <text:p>0.79%</text:p>
          </table:table-cell>
          <table:table-cell table:number-columns-repeated="60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525960000000" calcext:value-type="float">
            <text:p>525,960,000,000</text:p>
          </table:table-cell>
          <table:table-cell table:formula="of:=[.C129]+[.B130]" office:value-type="float" office:value="66796920000000" calcext:value-type="float">
            <text:p>66,796,920,000,000</text:p>
          </table:table-cell>
          <table:table-cell table:formula="of:=[.$B130]/[.C130]" office:value-type="percentage" office:value="0.0078740157480315" calcext:value-type="percentage">
            <text:p>0.79%</text:p>
          </table:table-cell>
          <table:table-cell table:number-columns-repeated="60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525960000000" calcext:value-type="float">
            <text:p>525,960,000,000</text:p>
          </table:table-cell>
          <table:table-cell table:formula="of:=[.C130]+[.B131]" office:value-type="float" office:value="67322880000000" calcext:value-type="float">
            <text:p>67,322,880,000,000</text:p>
          </table:table-cell>
          <table:table-cell table:formula="of:=[.$B131]/[.C131]" office:value-type="percentage" office:value="0.0078125" calcext:value-type="percentage">
            <text:p>0.78%</text:p>
          </table:table-cell>
          <table:table-cell table:number-columns-repeated="60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525960000000" calcext:value-type="float">
            <text:p>525,960,000,000</text:p>
          </table:table-cell>
          <table:table-cell table:formula="of:=[.C131]+[.B132]" office:value-type="float" office:value="67848840000000" calcext:value-type="float">
            <text:p>67,848,840,000,000</text:p>
          </table:table-cell>
          <table:table-cell table:formula="of:=[.$B132]/[.C132]" office:value-type="percentage" office:value="0.00775193798449612" calcext:value-type="percentage">
            <text:p>0.78%</text:p>
          </table:table-cell>
          <table:table-cell table:number-columns-repeated="60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525960000000" calcext:value-type="float">
            <text:p>525,960,000,000</text:p>
          </table:table-cell>
          <table:table-cell table:formula="of:=[.C132]+[.B133]" office:value-type="float" office:value="68374800000000" calcext:value-type="float">
            <text:p>68,374,800,000,000</text:p>
          </table:table-cell>
          <table:table-cell table:formula="of:=[.$B133]/[.C133]" office:value-type="percentage" office:value="0.00769230769230769" calcext:value-type="percentage">
            <text:p>0.77%</text:p>
          </table:table-cell>
          <table:table-cell table:number-columns-repeated="60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525960000000" calcext:value-type="float">
            <text:p>525,960,000,000</text:p>
          </table:table-cell>
          <table:table-cell table:formula="of:=[.C133]+[.B134]" office:value-type="float" office:value="68900760000000" calcext:value-type="float">
            <text:p>68,900,760,000,000</text:p>
          </table:table-cell>
          <table:table-cell table:formula="of:=[.$B134]/[.C134]" office:value-type="percentage" office:value="0.00763358778625954" calcext:value-type="percentage">
            <text:p>0.76%</text:p>
          </table:table-cell>
          <table:table-cell table:number-columns-repeated="60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525960000000" calcext:value-type="float">
            <text:p>525,960,000,000</text:p>
          </table:table-cell>
          <table:table-cell table:formula="of:=[.C134]+[.B135]" office:value-type="float" office:value="69426720000000" calcext:value-type="float">
            <text:p>69,426,720,000,000</text:p>
          </table:table-cell>
          <table:table-cell table:formula="of:=[.$B135]/[.C135]" office:value-type="percentage" office:value="0.00757575757575758" calcext:value-type="percentage">
            <text:p>0.76%</text:p>
          </table:table-cell>
          <table:table-cell table:number-columns-repeated="60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525960000000" calcext:value-type="float">
            <text:p>525,960,000,000</text:p>
          </table:table-cell>
          <table:table-cell table:formula="of:=[.C135]+[.B136]" office:value-type="float" office:value="69952680000000" calcext:value-type="float">
            <text:p>69,952,680,000,000</text:p>
          </table:table-cell>
          <table:table-cell table:formula="of:=[.$B136]/[.C136]" office:value-type="percentage" office:value="0.0075187969924812" calcext:value-type="percentage">
            <text:p>0.75%</text:p>
          </table:table-cell>
          <table:table-cell table:number-columns-repeated="60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525960000000" calcext:value-type="float">
            <text:p>525,960,000,000</text:p>
          </table:table-cell>
          <table:table-cell table:formula="of:=[.C136]+[.B137]" office:value-type="float" office:value="70478640000000" calcext:value-type="float">
            <text:p>70,478,640,000,000</text:p>
          </table:table-cell>
          <table:table-cell table:formula="of:=[.$B137]/[.C137]" office:value-type="percentage" office:value="0.00746268656716418" calcext:value-type="percentage">
            <text:p>0.75%</text:p>
          </table:table-cell>
          <table:table-cell table:number-columns-repeated="60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525960000000" calcext:value-type="float">
            <text:p>525,960,000,000</text:p>
          </table:table-cell>
          <table:table-cell table:formula="of:=[.C137]+[.B138]" office:value-type="float" office:value="71004600000000" calcext:value-type="float">
            <text:p>71,004,600,000,000</text:p>
          </table:table-cell>
          <table:table-cell table:formula="of:=[.$B138]/[.C138]" office:value-type="percentage" office:value="0.00740740740740741" calcext:value-type="percentage">
            <text:p>0.74%</text:p>
          </table:table-cell>
          <table:table-cell table:number-columns-repeated="60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525960000000" calcext:value-type="float">
            <text:p>525,960,000,000</text:p>
          </table:table-cell>
          <table:table-cell table:formula="of:=[.C138]+[.B139]" office:value-type="float" office:value="71530560000000" calcext:value-type="float">
            <text:p>71,530,560,000,000</text:p>
          </table:table-cell>
          <table:table-cell table:formula="of:=[.$B139]/[.C139]" office:value-type="percentage" office:value="0.00735294117647059" calcext:value-type="percentage">
            <text:p>0.74%</text:p>
          </table:table-cell>
          <table:table-cell table:number-columns-repeated="60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525960000000" calcext:value-type="float">
            <text:p>525,960,000,000</text:p>
          </table:table-cell>
          <table:table-cell table:formula="of:=[.C139]+[.B140]" office:value-type="float" office:value="72056520000000" calcext:value-type="float">
            <text:p>72,056,520,000,000</text:p>
          </table:table-cell>
          <table:table-cell table:formula="of:=[.$B140]/[.C140]" office:value-type="percentage" office:value="0.0072992700729927" calcext:value-type="percentage">
            <text:p>0.73%</text:p>
          </table:table-cell>
          <table:table-cell table:number-columns-repeated="60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525960000000" calcext:value-type="float">
            <text:p>525,960,000,000</text:p>
          </table:table-cell>
          <table:table-cell table:formula="of:=[.C140]+[.B141]" office:value-type="float" office:value="72582480000000" calcext:value-type="float">
            <text:p>72,582,480,000,000</text:p>
          </table:table-cell>
          <table:table-cell table:formula="of:=[.$B141]/[.C141]" office:value-type="percentage" office:value="0.0072463768115942" calcext:value-type="percentage">
            <text:p>0.72%</text:p>
          </table:table-cell>
          <table:table-cell table:number-columns-repeated="60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25960000000" calcext:value-type="float">
            <text:p>525,960,000,000</text:p>
          </table:table-cell>
          <table:table-cell table:formula="of:=[.C141]+[.B142]" office:value-type="float" office:value="73108440000000" calcext:value-type="float">
            <text:p>73,108,440,000,000</text:p>
          </table:table-cell>
          <table:table-cell table:formula="of:=[.$B142]/[.C142]" office:value-type="percentage" office:value="0.00719424460431655" calcext:value-type="percentage">
            <text:p>0.72%</text:p>
          </table:table-cell>
          <table:table-cell table:number-columns-repeated="60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525960000000" calcext:value-type="float">
            <text:p>525,960,000,000</text:p>
          </table:table-cell>
          <table:table-cell table:formula="of:=[.C142]+[.B143]" office:value-type="float" office:value="73634400000000" calcext:value-type="float">
            <text:p>73,634,400,000,000</text:p>
          </table:table-cell>
          <table:table-cell table:formula="of:=[.$B143]/[.C143]" office:value-type="percentage" office:value="0.00714285714285714" calcext:value-type="percentage">
            <text:p>0.71%</text:p>
          </table:table-cell>
          <table:table-cell table:number-columns-repeated="60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525960000000" calcext:value-type="float">
            <text:p>525,960,000,000</text:p>
          </table:table-cell>
          <table:table-cell table:formula="of:=[.C143]+[.B144]" office:value-type="float" office:value="74160360000000" calcext:value-type="float">
            <text:p>74,160,360,000,000</text:p>
          </table:table-cell>
          <table:table-cell table:formula="of:=[.$B144]/[.C144]" office:value-type="percentage" office:value="0.00709219858156028" calcext:value-type="percentage">
            <text:p>0.71%</text:p>
          </table:table-cell>
          <table:table-cell table:number-columns-repeated="60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525960000000" calcext:value-type="float">
            <text:p>525,960,000,000</text:p>
          </table:table-cell>
          <table:table-cell table:formula="of:=[.C144]+[.B145]" office:value-type="float" office:value="74686320000000" calcext:value-type="float">
            <text:p>74,686,320,000,000</text:p>
          </table:table-cell>
          <table:table-cell table:formula="of:=[.$B145]/[.C145]" office:value-type="percentage" office:value="0.00704225352112676" calcext:value-type="percentage">
            <text:p>0.70%</text:p>
          </table:table-cell>
          <table:table-cell table:number-columns-repeated="60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525960000000" calcext:value-type="float">
            <text:p>525,960,000,000</text:p>
          </table:table-cell>
          <table:table-cell table:formula="of:=[.C145]+[.B146]" office:value-type="float" office:value="75212280000000" calcext:value-type="float">
            <text:p>75,212,280,000,000</text:p>
          </table:table-cell>
          <table:table-cell table:formula="of:=[.$B146]/[.C146]" office:value-type="percentage" office:value="0.00699300699300699" calcext:value-type="percentage">
            <text:p>0.70%</text:p>
          </table:table-cell>
          <table:table-cell table:number-columns-repeated="60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25960000000" calcext:value-type="float">
            <text:p>525,960,000,000</text:p>
          </table:table-cell>
          <table:table-cell table:formula="of:=[.C146]+[.B147]" office:value-type="float" office:value="75738240000000" calcext:value-type="float">
            <text:p>75,738,240,000,000</text:p>
          </table:table-cell>
          <table:table-cell table:formula="of:=[.$B147]/[.C147]" office:value-type="percentage" office:value="0.00694444444444444" calcext:value-type="percentage">
            <text:p>0.69%</text:p>
          </table:table-cell>
          <table:table-cell table:number-columns-repeated="60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525960000000" calcext:value-type="float">
            <text:p>525,960,000,000</text:p>
          </table:table-cell>
          <table:table-cell table:formula="of:=[.C147]+[.B148]" office:value-type="float" office:value="76264200000000" calcext:value-type="float">
            <text:p>76,264,200,000,000</text:p>
          </table:table-cell>
          <table:table-cell table:formula="of:=[.$B148]/[.C148]" office:value-type="percentage" office:value="0.00689655172413793" calcext:value-type="percentage">
            <text:p>0.69%</text:p>
          </table:table-cell>
          <table:table-cell table:number-columns-repeated="60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525960000000" calcext:value-type="float">
            <text:p>525,960,000,000</text:p>
          </table:table-cell>
          <table:table-cell table:formula="of:=[.C148]+[.B149]" office:value-type="float" office:value="76790160000000" calcext:value-type="float">
            <text:p>76,790,160,000,000</text:p>
          </table:table-cell>
          <table:table-cell table:formula="of:=[.$B149]/[.C149]" office:value-type="percentage" office:value="0.00684931506849315" calcext:value-type="percentage">
            <text:p>0.68%</text:p>
          </table:table-cell>
          <table:table-cell table:number-columns-repeated="60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525960000000" calcext:value-type="float">
            <text:p>525,960,000,000</text:p>
          </table:table-cell>
          <table:table-cell table:formula="of:=[.C149]+[.B150]" office:value-type="float" office:value="77316120000000" calcext:value-type="float">
            <text:p>77,316,120,000,000</text:p>
          </table:table-cell>
          <table:table-cell table:formula="of:=[.$B150]/[.C150]" office:value-type="percentage" office:value="0.00680272108843537" calcext:value-type="percentage">
            <text:p>0.68%</text:p>
          </table:table-cell>
          <table:table-cell table:number-columns-repeated="60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525960000000" calcext:value-type="float">
            <text:p>525,960,000,000</text:p>
          </table:table-cell>
          <table:table-cell table:formula="of:=[.C150]+[.B151]" office:value-type="float" office:value="77842080000000" calcext:value-type="float">
            <text:p>77,842,080,000,000</text:p>
          </table:table-cell>
          <table:table-cell table:formula="of:=[.$B151]/[.C151]" office:value-type="percentage" office:value="0.00675675675675676" calcext:value-type="percentage">
            <text:p>0.68%</text:p>
          </table:table-cell>
          <table:table-cell table:number-columns-repeated="60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525960000000" calcext:value-type="float">
            <text:p>525,960,000,000</text:p>
          </table:table-cell>
          <table:table-cell table:formula="of:=[.C151]+[.B152]" office:value-type="float" office:value="78368040000000" calcext:value-type="float">
            <text:p>78,368,040,000,000</text:p>
          </table:table-cell>
          <table:table-cell table:formula="of:=[.$B152]/[.C152]" office:value-type="percentage" office:value="0.00671140939597315" calcext:value-type="percentage">
            <text:p>0.67%</text:p>
          </table:table-cell>
          <table:table-cell table:number-columns-repeated="60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525960000000" calcext:value-type="float">
            <text:p>525,960,000,000</text:p>
          </table:table-cell>
          <table:table-cell table:formula="of:=[.C152]+[.B153]" office:value-type="float" office:value="78894000000000" calcext:value-type="float">
            <text:p>78,894,000,000,000</text:p>
          </table:table-cell>
          <table:table-cell table:formula="of:=[.$B153]/[.C153]" office:value-type="percentage" office:value="0.00666666666666667" calcext:value-type="percentage">
            <text:p>0.67%</text:p>
          </table:table-cell>
          <table:table-cell table:number-columns-repeated="60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525960000000" calcext:value-type="float">
            <text:p>525,960,000,000</text:p>
          </table:table-cell>
          <table:table-cell table:formula="of:=[.C153]+[.B154]" office:value-type="float" office:value="79419960000000" calcext:value-type="float">
            <text:p>79,419,960,000,000</text:p>
          </table:table-cell>
          <table:table-cell table:formula="of:=[.$B154]/[.C154]" office:value-type="percentage" office:value="0.00662251655629139" calcext:value-type="percentage">
            <text:p>0.66%</text:p>
          </table:table-cell>
          <table:table-cell table:number-columns-repeated="60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525960000000" calcext:value-type="float">
            <text:p>525,960,000,000</text:p>
          </table:table-cell>
          <table:table-cell table:formula="of:=[.C154]+[.B155]" office:value-type="float" office:value="79945920000000" calcext:value-type="float">
            <text:p>79,945,920,000,000</text:p>
          </table:table-cell>
          <table:table-cell table:formula="of:=[.$B155]/[.C155]" office:value-type="percentage" office:value="0.00657894736842105" calcext:value-type="percentage">
            <text:p>0.66%</text:p>
          </table:table-cell>
          <table:table-cell table:number-columns-repeated="60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525960000000" calcext:value-type="float">
            <text:p>525,960,000,000</text:p>
          </table:table-cell>
          <table:table-cell table:formula="of:=[.C155]+[.B156]" office:value-type="float" office:value="80471880000000" calcext:value-type="float">
            <text:p>80,471,880,000,000</text:p>
          </table:table-cell>
          <table:table-cell table:formula="of:=[.$B156]/[.C156]" office:value-type="percentage" office:value="0.0065359477124183" calcext:value-type="percentage">
            <text:p>0.65%</text:p>
          </table:table-cell>
          <table:table-cell table:number-columns-repeated="60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525960000000" calcext:value-type="float">
            <text:p>525,960,000,000</text:p>
          </table:table-cell>
          <table:table-cell table:formula="of:=[.C156]+[.B157]" office:value-type="float" office:value="80997840000000" calcext:value-type="float">
            <text:p>80,997,840,000,000</text:p>
          </table:table-cell>
          <table:table-cell table:formula="of:=[.$B157]/[.C157]" office:value-type="percentage" office:value="0.00649350649350649" calcext:value-type="percentage">
            <text:p>0.65%</text:p>
          </table:table-cell>
          <table:table-cell table:number-columns-repeated="60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525960000000" calcext:value-type="float">
            <text:p>525,960,000,000</text:p>
          </table:table-cell>
          <table:table-cell table:formula="of:=[.C157]+[.B158]" office:value-type="float" office:value="81523800000000" calcext:value-type="float">
            <text:p>81,523,800,000,000</text:p>
          </table:table-cell>
          <table:table-cell table:formula="of:=[.$B158]/[.C158]" office:value-type="percentage" office:value="0.00645161290322581" calcext:value-type="percentage">
            <text:p>0.65%</text:p>
          </table:table-cell>
          <table:table-cell table:number-columns-repeated="60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525960000000" calcext:value-type="float">
            <text:p>525,960,000,000</text:p>
          </table:table-cell>
          <table:table-cell table:formula="of:=[.C158]+[.B159]" office:value-type="float" office:value="82049760000000" calcext:value-type="float">
            <text:p>82,049,760,000,000</text:p>
          </table:table-cell>
          <table:table-cell table:formula="of:=[.$B159]/[.C159]" office:value-type="percentage" office:value="0.00641025641025641" calcext:value-type="percentage">
            <text:p>0.64%</text:p>
          </table:table-cell>
          <table:table-cell table:number-columns-repeated="60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525960000000" calcext:value-type="float">
            <text:p>525,960,000,000</text:p>
          </table:table-cell>
          <table:table-cell table:formula="of:=[.C159]+[.B160]" office:value-type="float" office:value="82575720000000" calcext:value-type="float">
            <text:p>82,575,720,000,000</text:p>
          </table:table-cell>
          <table:table-cell table:formula="of:=[.$B160]/[.C160]" office:value-type="percentage" office:value="0.00636942675159236" calcext:value-type="percentage">
            <text:p>0.64%</text:p>
          </table:table-cell>
          <table:table-cell table:number-columns-repeated="60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525960000000" calcext:value-type="float">
            <text:p>525,960,000,000</text:p>
          </table:table-cell>
          <table:table-cell table:formula="of:=[.C160]+[.B161]" office:value-type="float" office:value="83101680000000" calcext:value-type="float">
            <text:p>83,101,680,000,000</text:p>
          </table:table-cell>
          <table:table-cell table:formula="of:=[.$B161]/[.C161]" office:value-type="percentage" office:value="0.00632911392405063" calcext:value-type="percentage">
            <text:p>0.63%</text:p>
          </table:table-cell>
          <table:table-cell table:number-columns-repeated="60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525960000000" calcext:value-type="float">
            <text:p>525,960,000,000</text:p>
          </table:table-cell>
          <table:table-cell table:formula="of:=[.C161]+[.B162]" office:value-type="float" office:value="83627640000000" calcext:value-type="float">
            <text:p>83,627,640,000,000</text:p>
          </table:table-cell>
          <table:table-cell table:formula="of:=[.$B162]/[.C162]" office:value-type="percentage" office:value="0.00628930817610063" calcext:value-type="percentage">
            <text:p>0.63%</text:p>
          </table:table-cell>
          <table:table-cell table:number-columns-repeated="60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525960000000" calcext:value-type="float">
            <text:p>525,960,000,000</text:p>
          </table:table-cell>
          <table:table-cell table:formula="of:=[.C162]+[.B163]" office:value-type="float" office:value="84153600000000" calcext:value-type="float">
            <text:p>84,153,600,000,000</text:p>
          </table:table-cell>
          <table:table-cell table:formula="of:=[.$B163]/[.C163]" office:value-type="percentage" office:value="0.00625" calcext:value-type="percentage">
            <text:p>0.63%</text:p>
          </table:table-cell>
          <table:table-cell table:number-columns-repeated="60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525960000000" calcext:value-type="float">
            <text:p>525,960,000,000</text:p>
          </table:table-cell>
          <table:table-cell table:formula="of:=[.C163]+[.B164]" office:value-type="float" office:value="84679560000000" calcext:value-type="float">
            <text:p>84,679,560,000,000</text:p>
          </table:table-cell>
          <table:table-cell table:formula="of:=[.$B164]/[.C164]" office:value-type="percentage" office:value="0.0062111801242236" calcext:value-type="percentage">
            <text:p>0.62%</text:p>
          </table:table-cell>
          <table:table-cell table:number-columns-repeated="60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525960000000" calcext:value-type="float">
            <text:p>525,960,000,000</text:p>
          </table:table-cell>
          <table:table-cell table:formula="of:=[.C164]+[.B165]" office:value-type="float" office:value="85205520000000" calcext:value-type="float">
            <text:p>85,205,520,000,000</text:p>
          </table:table-cell>
          <table:table-cell table:formula="of:=[.$B165]/[.C165]" office:value-type="percentage" office:value="0.00617283950617284" calcext:value-type="percentage">
            <text:p>0.62%</text:p>
          </table:table-cell>
          <table:table-cell table:number-columns-repeated="60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525960000000" calcext:value-type="float">
            <text:p>525,960,000,000</text:p>
          </table:table-cell>
          <table:table-cell table:formula="of:=[.C165]+[.B166]" office:value-type="float" office:value="85731480000000" calcext:value-type="float">
            <text:p>85,731,480,000,000</text:p>
          </table:table-cell>
          <table:table-cell table:formula="of:=[.$B166]/[.C166]" office:value-type="percentage" office:value="0.00613496932515337" calcext:value-type="percentage">
            <text:p>0.61%</text:p>
          </table:table-cell>
          <table:table-cell table:number-columns-repeated="60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525960000000" calcext:value-type="float">
            <text:p>525,960,000,000</text:p>
          </table:table-cell>
          <table:table-cell table:formula="of:=[.C166]+[.B167]" office:value-type="float" office:value="86257440000000" calcext:value-type="float">
            <text:p>86,257,440,000,000</text:p>
          </table:table-cell>
          <table:table-cell table:formula="of:=[.$B167]/[.C167]" office:value-type="percentage" office:value="0.00609756097560976" calcext:value-type="percentage">
            <text:p>0.61%</text:p>
          </table:table-cell>
          <table:table-cell table:number-columns-repeated="60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525960000000" calcext:value-type="float">
            <text:p>525,960,000,000</text:p>
          </table:table-cell>
          <table:table-cell table:formula="of:=[.C167]+[.B168]" office:value-type="float" office:value="86783400000000" calcext:value-type="float">
            <text:p>86,783,400,000,000</text:p>
          </table:table-cell>
          <table:table-cell table:formula="of:=[.$B168]/[.C168]" office:value-type="percentage" office:value="0.00606060606060606" calcext:value-type="percentage">
            <text:p>0.61%</text:p>
          </table:table-cell>
          <table:table-cell table:number-columns-repeated="60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525960000000" calcext:value-type="float">
            <text:p>525,960,000,000</text:p>
          </table:table-cell>
          <table:table-cell table:formula="of:=[.C168]+[.B169]" office:value-type="float" office:value="87309360000000" calcext:value-type="float">
            <text:p>87,309,360,000,000</text:p>
          </table:table-cell>
          <table:table-cell table:formula="of:=[.$B169]/[.C169]" office:value-type="percentage" office:value="0.00602409638554217" calcext:value-type="percentage">
            <text:p>0.60%</text:p>
          </table:table-cell>
          <table:table-cell table:number-columns-repeated="60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525960000000" calcext:value-type="float">
            <text:p>525,960,000,000</text:p>
          </table:table-cell>
          <table:table-cell table:formula="of:=[.C169]+[.B170]" office:value-type="float" office:value="87835320000000" calcext:value-type="float">
            <text:p>87,835,320,000,000</text:p>
          </table:table-cell>
          <table:table-cell table:formula="of:=[.$B170]/[.C170]" office:value-type="percentage" office:value="0.00598802395209581" calcext:value-type="percentage">
            <text:p>0.60%</text:p>
          </table:table-cell>
          <table:table-cell table:number-columns-repeated="60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525960000000" calcext:value-type="float">
            <text:p>525,960,000,000</text:p>
          </table:table-cell>
          <table:table-cell table:formula="of:=[.C170]+[.B171]" office:value-type="float" office:value="88361280000000" calcext:value-type="float">
            <text:p>88,361,280,000,000</text:p>
          </table:table-cell>
          <table:table-cell table:formula="of:=[.$B171]/[.C171]" office:value-type="percentage" office:value="0.00595238095238095" calcext:value-type="percentage">
            <text:p>0.60%</text:p>
          </table:table-cell>
          <table:table-cell table:number-columns-repeated="60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25960000000" calcext:value-type="float">
            <text:p>525,960,000,000</text:p>
          </table:table-cell>
          <table:table-cell table:formula="of:=[.C171]+[.B172]" office:value-type="float" office:value="88887240000000" calcext:value-type="float">
            <text:p>88,887,240,000,000</text:p>
          </table:table-cell>
          <table:table-cell table:formula="of:=[.$B172]/[.C172]" office:value-type="percentage" office:value="0.00591715976331361" calcext:value-type="percentage">
            <text:p>0.59%</text:p>
          </table:table-cell>
          <table:table-cell table:number-columns-repeated="60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525960000000" calcext:value-type="float">
            <text:p>525,960,000,000</text:p>
          </table:table-cell>
          <table:table-cell table:formula="of:=[.C172]+[.B173]" office:value-type="float" office:value="89413200000000" calcext:value-type="float">
            <text:p>89,413,200,000,000</text:p>
          </table:table-cell>
          <table:table-cell table:formula="of:=[.$B173]/[.C173]" office:value-type="percentage" office:value="0.00588235294117647" calcext:value-type="percentage">
            <text:p>0.59%</text:p>
          </table:table-cell>
          <table:table-cell table:number-columns-repeated="60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525960000000" calcext:value-type="float">
            <text:p>525,960,000,000</text:p>
          </table:table-cell>
          <table:table-cell table:formula="of:=[.C173]+[.B174]" office:value-type="float" office:value="89939160000000" calcext:value-type="float">
            <text:p>89,939,160,000,000</text:p>
          </table:table-cell>
          <table:table-cell table:formula="of:=[.$B174]/[.C174]" office:value-type="percentage" office:value="0.00584795321637427" calcext:value-type="percentage">
            <text:p>0.58%</text:p>
          </table:table-cell>
          <table:table-cell table:number-columns-repeated="60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525960000000" calcext:value-type="float">
            <text:p>525,960,000,000</text:p>
          </table:table-cell>
          <table:table-cell table:formula="of:=[.C174]+[.B175]" office:value-type="float" office:value="90465120000000" calcext:value-type="float">
            <text:p>90,465,120,000,000</text:p>
          </table:table-cell>
          <table:table-cell table:formula="of:=[.$B175]/[.C175]" office:value-type="percentage" office:value="0.00581395348837209" calcext:value-type="percentage">
            <text:p>0.58%</text:p>
          </table:table-cell>
          <table:table-cell table:number-columns-repeated="60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525960000000" calcext:value-type="float">
            <text:p>525,960,000,000</text:p>
          </table:table-cell>
          <table:table-cell table:formula="of:=[.C175]+[.B176]" office:value-type="float" office:value="90991080000000" calcext:value-type="float">
            <text:p>90,991,080,000,000</text:p>
          </table:table-cell>
          <table:table-cell table:formula="of:=[.$B176]/[.C176]" office:value-type="percentage" office:value="0.00578034682080925" calcext:value-type="percentage">
            <text:p>0.58%</text:p>
          </table:table-cell>
          <table:table-cell table:number-columns-repeated="60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525960000000" calcext:value-type="float">
            <text:p>525,960,000,000</text:p>
          </table:table-cell>
          <table:table-cell table:formula="of:=[.C176]+[.B177]" office:value-type="float" office:value="91517040000000" calcext:value-type="float">
            <text:p>91,517,040,000,000</text:p>
          </table:table-cell>
          <table:table-cell table:formula="of:=[.$B177]/[.C177]" office:value-type="percentage" office:value="0.00574712643678161" calcext:value-type="percentage">
            <text:p>0.57%</text:p>
          </table:table-cell>
          <table:table-cell table:number-columns-repeated="60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525960000000" calcext:value-type="float">
            <text:p>525,960,000,000</text:p>
          </table:table-cell>
          <table:table-cell table:formula="of:=[.C177]+[.B178]" office:value-type="float" office:value="92043000000000" calcext:value-type="float">
            <text:p>92,043,000,000,000</text:p>
          </table:table-cell>
          <table:table-cell table:formula="of:=[.$B178]/[.C178]" office:value-type="percentage" office:value="0.00571428571428571" calcext:value-type="percentage">
            <text:p>0.57%</text:p>
          </table:table-cell>
          <table:table-cell table:number-columns-repeated="60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525960000000" calcext:value-type="float">
            <text:p>525,960,000,000</text:p>
          </table:table-cell>
          <table:table-cell table:formula="of:=[.C178]+[.B179]" office:value-type="float" office:value="92568960000000" calcext:value-type="float">
            <text:p>92,568,960,000,000</text:p>
          </table:table-cell>
          <table:table-cell table:formula="of:=[.$B179]/[.C179]" office:value-type="percentage" office:value="0.00568181818181818" calcext:value-type="percentage">
            <text:p>0.57%</text:p>
          </table:table-cell>
          <table:table-cell table:number-columns-repeated="60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525960000000" calcext:value-type="float">
            <text:p>525,960,000,000</text:p>
          </table:table-cell>
          <table:table-cell table:formula="of:=[.C179]+[.B180]" office:value-type="float" office:value="93094920000000" calcext:value-type="float">
            <text:p>93,094,920,000,000</text:p>
          </table:table-cell>
          <table:table-cell table:formula="of:=[.$B180]/[.C180]" office:value-type="percentage" office:value="0.00564971751412429" calcext:value-type="percentage">
            <text:p>0.56%</text:p>
          </table:table-cell>
          <table:table-cell table:number-columns-repeated="60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525960000000" calcext:value-type="float">
            <text:p>525,960,000,000</text:p>
          </table:table-cell>
          <table:table-cell table:formula="of:=[.C180]+[.B181]" office:value-type="float" office:value="93620880000000" calcext:value-type="float">
            <text:p>93,620,880,000,000</text:p>
          </table:table-cell>
          <table:table-cell table:formula="of:=[.$B181]/[.C181]" office:value-type="percentage" office:value="0.00561797752808989" calcext:value-type="percentage">
            <text:p>0.56%</text:p>
          </table:table-cell>
          <table:table-cell table:number-columns-repeated="6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25960000000" calcext:value-type="float">
            <text:p>525,960,000,000</text:p>
          </table:table-cell>
          <table:table-cell table:formula="of:=[.C181]+[.B182]" office:value-type="float" office:value="94146840000000" calcext:value-type="float">
            <text:p>94,146,840,000,000</text:p>
          </table:table-cell>
          <table:table-cell table:formula="of:=[.$B182]/[.C182]" office:value-type="percentage" office:value="0.00558659217877095" calcext:value-type="percentage">
            <text:p>0.56%</text:p>
          </table:table-cell>
          <table:table-cell table:number-columns-repeated="6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525960000000" calcext:value-type="float">
            <text:p>525,960,000,000</text:p>
          </table:table-cell>
          <table:table-cell table:formula="of:=[.C182]+[.B183]" office:value-type="float" office:value="94672800000000" calcext:value-type="float">
            <text:p>94,672,800,000,000</text:p>
          </table:table-cell>
          <table:table-cell table:formula="of:=[.$B183]/[.C183]" office:value-type="percentage" office:value="0.00555555555555556" calcext:value-type="percentage">
            <text:p>0.56%</text:p>
          </table:table-cell>
          <table:table-cell table:number-columns-repeated="6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525960000000" calcext:value-type="float">
            <text:p>525,960,000,000</text:p>
          </table:table-cell>
          <table:table-cell table:formula="of:=[.C183]+[.B184]" office:value-type="float" office:value="95198760000000" calcext:value-type="float">
            <text:p>95,198,760,000,000</text:p>
          </table:table-cell>
          <table:table-cell table:formula="of:=[.$B184]/[.C184]" office:value-type="percentage" office:value="0.00552486187845304" calcext:value-type="percentage">
            <text:p>0.55%</text:p>
          </table:table-cell>
          <table:table-cell table:number-columns-repeated="60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525960000000" calcext:value-type="float">
            <text:p>525,960,000,000</text:p>
          </table:table-cell>
          <table:table-cell table:formula="of:=[.C184]+[.B185]" office:value-type="float" office:value="95724720000000" calcext:value-type="float">
            <text:p>95,724,720,000,000</text:p>
          </table:table-cell>
          <table:table-cell table:formula="of:=[.$B185]/[.C185]" office:value-type="percentage" office:value="0.00549450549450549" calcext:value-type="percentage">
            <text:p>0.55%</text:p>
          </table:table-cell>
          <table:table-cell table:number-columns-repeated="6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525960000000" calcext:value-type="float">
            <text:p>525,960,000,000</text:p>
          </table:table-cell>
          <table:table-cell table:formula="of:=[.C185]+[.B186]" office:value-type="float" office:value="96250680000000" calcext:value-type="float">
            <text:p>96,250,680,000,000</text:p>
          </table:table-cell>
          <table:table-cell table:formula="of:=[.$B186]/[.C186]" office:value-type="percentage" office:value="0.00546448087431694" calcext:value-type="percentage">
            <text:p>0.55%</text:p>
          </table:table-cell>
          <table:table-cell table:number-columns-repeated="6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525960000000" calcext:value-type="float">
            <text:p>525,960,000,000</text:p>
          </table:table-cell>
          <table:table-cell table:formula="of:=[.C186]+[.B187]" office:value-type="float" office:value="96776640000000" calcext:value-type="float">
            <text:p>96,776,640,000,000</text:p>
          </table:table-cell>
          <table:table-cell table:formula="of:=[.$B187]/[.C187]" office:value-type="percentage" office:value="0.00543478260869565" calcext:value-type="percentage">
            <text:p>0.54%</text:p>
          </table:table-cell>
          <table:table-cell table:number-columns-repeated="6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525960000000" calcext:value-type="float">
            <text:p>525,960,000,000</text:p>
          </table:table-cell>
          <table:table-cell table:formula="of:=[.C187]+[.B188]" office:value-type="float" office:value="97302600000000" calcext:value-type="float">
            <text:p>97,302,600,000,000</text:p>
          </table:table-cell>
          <table:table-cell table:formula="of:=[.$B188]/[.C188]" office:value-type="percentage" office:value="0.00540540540540541" calcext:value-type="percentage">
            <text:p>0.54%</text:p>
          </table:table-cell>
          <table:table-cell table:number-columns-repeated="6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525960000000" calcext:value-type="float">
            <text:p>525,960,000,000</text:p>
          </table:table-cell>
          <table:table-cell table:formula="of:=[.C188]+[.B189]" office:value-type="float" office:value="97828560000000" calcext:value-type="float">
            <text:p>97,828,560,000,000</text:p>
          </table:table-cell>
          <table:table-cell table:formula="of:=[.$B189]/[.C189]" office:value-type="percentage" office:value="0.00537634408602151" calcext:value-type="percentage">
            <text:p>0.54%</text:p>
          </table:table-cell>
          <table:table-cell table:number-columns-repeated="6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525960000000" calcext:value-type="float">
            <text:p>525,960,000,000</text:p>
          </table:table-cell>
          <table:table-cell table:formula="of:=[.C189]+[.B190]" office:value-type="float" office:value="98354520000000" calcext:value-type="float">
            <text:p>98,354,520,000,000</text:p>
          </table:table-cell>
          <table:table-cell table:formula="of:=[.$B190]/[.C190]" office:value-type="percentage" office:value="0.0053475935828877" calcext:value-type="percentage">
            <text:p>0.53%</text:p>
          </table:table-cell>
          <table:table-cell table:number-columns-repeated="6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525960000000" calcext:value-type="float">
            <text:p>525,960,000,000</text:p>
          </table:table-cell>
          <table:table-cell table:formula="of:=[.C190]+[.B191]" office:value-type="float" office:value="98880480000000" calcext:value-type="float">
            <text:p>98,880,480,000,000</text:p>
          </table:table-cell>
          <table:table-cell table:formula="of:=[.$B191]/[.C191]" office:value-type="percentage" office:value="0.00531914893617021" calcext:value-type="percentage">
            <text:p>0.53%</text:p>
          </table:table-cell>
          <table:table-cell table:number-columns-repeated="6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525960000000" calcext:value-type="float">
            <text:p>525,960,000,000</text:p>
          </table:table-cell>
          <table:table-cell table:formula="of:=[.C191]+[.B192]" office:value-type="float" office:value="99406440000000" calcext:value-type="float">
            <text:p>99,406,440,000,000</text:p>
          </table:table-cell>
          <table:table-cell table:formula="of:=[.$B192]/[.C192]" office:value-type="percentage" office:value="0.00529100529100529" calcext:value-type="percentage">
            <text:p>0.53%</text:p>
          </table:table-cell>
          <table:table-cell table:number-columns-repeated="6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525960000000" calcext:value-type="float">
            <text:p>525,960,000,000</text:p>
          </table:table-cell>
          <table:table-cell table:formula="of:=[.C192]+[.B193]" office:value-type="float" office:value="99932400000000" calcext:value-type="float">
            <text:p>99,932,400,000,000</text:p>
          </table:table-cell>
          <table:table-cell table:formula="of:=[.$B193]/[.C193]" office:value-type="percentage" office:value="0.00526315789473684" calcext:value-type="percentage">
            <text:p>0.53%</text:p>
          </table:table-cell>
          <table:table-cell table:number-columns-repeated="60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525960000000" calcext:value-type="float">
            <text:p>525,960,000,000</text:p>
          </table:table-cell>
          <table:table-cell table:formula="of:=[.C193]+[.B194]" office:value-type="float" office:value="100458360000000" calcext:value-type="float">
            <text:p>100,458,360,000,000</text:p>
          </table:table-cell>
          <table:table-cell table:formula="of:=[.$B194]/[.C194]" office:value-type="percentage" office:value="0.00523560209424084" calcext:value-type="percentage">
            <text:p>0.52%</text:p>
          </table:table-cell>
          <table:table-cell table:number-columns-repeated="60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525960000000" calcext:value-type="float">
            <text:p>525,960,000,000</text:p>
          </table:table-cell>
          <table:table-cell table:formula="of:=[.C194]+[.B195]" office:value-type="float" office:value="100984320000000" calcext:value-type="float">
            <text:p>100,984,320,000,000</text:p>
          </table:table-cell>
          <table:table-cell table:formula="of:=[.$B195]/[.C195]" office:value-type="percentage" office:value="0.00520833333333333" calcext:value-type="percentage">
            <text:p>0.52%</text:p>
          </table:table-cell>
          <table:table-cell table:number-columns-repeated="60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525960000000" calcext:value-type="float">
            <text:p>525,960,000,000</text:p>
          </table:table-cell>
          <table:table-cell table:formula="of:=[.C195]+[.B196]" office:value-type="float" office:value="101510280000000" calcext:value-type="float">
            <text:p>101,510,280,000,000</text:p>
          </table:table-cell>
          <table:table-cell table:formula="of:=[.$B196]/[.C196]" office:value-type="percentage" office:value="0.00518134715025907" calcext:value-type="percentage">
            <text:p>0.52%</text:p>
          </table:table-cell>
          <table:table-cell table:number-columns-repeated="60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525960000000" calcext:value-type="float">
            <text:p>525,960,000,000</text:p>
          </table:table-cell>
          <table:table-cell table:formula="of:=[.C196]+[.B197]" office:value-type="float" office:value="102036240000000" calcext:value-type="float">
            <text:p>102,036,240,000,000</text:p>
          </table:table-cell>
          <table:table-cell table:formula="of:=[.$B197]/[.C197]" office:value-type="percentage" office:value="0.00515463917525773" calcext:value-type="percentage">
            <text:p>0.52%</text:p>
          </table:table-cell>
          <table:table-cell table:number-columns-repeated="60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525960000000" calcext:value-type="float">
            <text:p>525,960,000,000</text:p>
          </table:table-cell>
          <table:table-cell table:formula="of:=[.C197]+[.B198]" office:value-type="float" office:value="102562200000000" calcext:value-type="float">
            <text:p>102,562,200,000,000</text:p>
          </table:table-cell>
          <table:table-cell table:formula="of:=[.$B198]/[.C198]" office:value-type="percentage" office:value="0.00512820512820513" calcext:value-type="percentage">
            <text:p>0.51%</text:p>
          </table:table-cell>
          <table:table-cell table:number-columns-repeated="60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525960000000" calcext:value-type="float">
            <text:p>525,960,000,000</text:p>
          </table:table-cell>
          <table:table-cell table:formula="of:=[.C198]+[.B199]" office:value-type="float" office:value="103088160000000" calcext:value-type="float">
            <text:p>103,088,160,000,000</text:p>
          </table:table-cell>
          <table:table-cell table:formula="of:=[.$B199]/[.C199]" office:value-type="percentage" office:value="0.00510204081632653" calcext:value-type="percentage">
            <text:p>0.51%</text:p>
          </table:table-cell>
          <table:table-cell table:number-columns-repeated="60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525960000000" calcext:value-type="float">
            <text:p>525,960,000,000</text:p>
          </table:table-cell>
          <table:table-cell table:formula="of:=[.C199]+[.B200]" office:value-type="float" office:value="103614120000000" calcext:value-type="float">
            <text:p>103,614,120,000,000</text:p>
          </table:table-cell>
          <table:table-cell table:formula="of:=[.$B200]/[.C200]" office:value-type="percentage" office:value="0.00507614213197969" calcext:value-type="percentage">
            <text:p>0.51%</text:p>
          </table:table-cell>
          <table:table-cell table:number-columns-repeated="6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25960000000" calcext:value-type="float">
            <text:p>525,960,000,000</text:p>
          </table:table-cell>
          <table:table-cell table:formula="of:=[.C200]+[.B201]" office:value-type="float" office:value="104140080000000" calcext:value-type="float">
            <text:p>104,140,080,000,000</text:p>
          </table:table-cell>
          <table:table-cell table:formula="of:=[.$B201]/[.C201]" office:value-type="percentage" office:value="0.00505050505050505" calcext:value-type="percentage">
            <text:p>0.51%</text:p>
          </table:table-cell>
          <table:table-cell table:number-columns-repeated="60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525960000000" calcext:value-type="float">
            <text:p>525,960,000,000</text:p>
          </table:table-cell>
          <table:table-cell table:formula="of:=[.C201]+[.B202]" office:value-type="float" office:value="104666040000000" calcext:value-type="float">
            <text:p>104,666,040,000,000</text:p>
          </table:table-cell>
          <table:table-cell table:formula="of:=[.$B202]/[.C202]" office:value-type="percentage" office:value="0.0050251256281407" calcext:value-type="percentage">
            <text:p>0.50%</text:p>
          </table:table-cell>
          <table:table-cell table:number-columns-repeated="60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525960000000" calcext:value-type="float">
            <text:p>525,960,000,000</text:p>
          </table:table-cell>
          <table:table-cell table:formula="of:=[.C202]+[.B203]" office:value-type="float" office:value="105192000000000" calcext:value-type="float">
            <text:p>105,192,000,000,000</text:p>
          </table:table-cell>
          <table:table-cell table:formula="of:=[.$B203]/[.C203]" office:value-type="percentage" office:value="0.005" calcext:value-type="percentage">
            <text:p>0.50%</text:p>
          </table:table-cell>
          <table:table-cell table:number-columns-repeated="60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525960000000" calcext:value-type="float">
            <text:p>525,960,000,000</text:p>
          </table:table-cell>
          <table:table-cell table:formula="of:=[.C203]+[.B204]" office:value-type="float" office:value="105717960000000" calcext:value-type="float">
            <text:p>105,717,960,000,000</text:p>
          </table:table-cell>
          <table:table-cell table:formula="of:=[.$B204]/[.C204]" office:value-type="percentage" office:value="0.00497512437810945" calcext:value-type="percentage">
            <text:p>0.50%</text:p>
          </table:table-cell>
          <table:table-cell table:number-columns-repeated="60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525960000000" calcext:value-type="float">
            <text:p>525,960,000,000</text:p>
          </table:table-cell>
          <table:table-cell table:formula="of:=[.C204]+[.B205]" office:value-type="float" office:value="106243920000000" calcext:value-type="float">
            <text:p>106,243,920,000,000</text:p>
          </table:table-cell>
          <table:table-cell table:formula="of:=[.$B205]/[.C205]" office:value-type="percentage" office:value="0.00495049504950495" calcext:value-type="percentage">
            <text:p>0.50%</text:p>
          </table:table-cell>
          <table:table-cell table:number-columns-repeated="60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525960000000" calcext:value-type="float">
            <text:p>525,960,000,000</text:p>
          </table:table-cell>
          <table:table-cell table:formula="of:=[.C205]+[.B206]" office:value-type="float" office:value="106769880000000" calcext:value-type="float">
            <text:p>106,769,880,000,000</text:p>
          </table:table-cell>
          <table:table-cell table:formula="of:=[.$B206]/[.C206]" office:value-type="percentage" office:value="0.00492610837438424" calcext:value-type="percentage">
            <text:p>0.49%</text:p>
          </table:table-cell>
          <table:table-cell table:number-columns-repeated="60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525960000000" calcext:value-type="float">
            <text:p>525,960,000,000</text:p>
          </table:table-cell>
          <table:table-cell table:formula="of:=[.C206]+[.B207]" office:value-type="float" office:value="107295840000000" calcext:value-type="float">
            <text:p>107,295,840,000,000</text:p>
          </table:table-cell>
          <table:table-cell table:formula="of:=[.$B207]/[.C207]" office:value-type="percentage" office:value="0.00490196078431373" calcext:value-type="percentage">
            <text:p>0.49%</text:p>
          </table:table-cell>
          <table:table-cell table:number-columns-repeated="60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525960000000" calcext:value-type="float">
            <text:p>525,960,000,000</text:p>
          </table:table-cell>
          <table:table-cell table:formula="of:=[.C207]+[.B208]" office:value-type="float" office:value="107821800000000" calcext:value-type="float">
            <text:p>107,821,800,000,000</text:p>
          </table:table-cell>
          <table:table-cell table:formula="of:=[.$B208]/[.C208]" office:value-type="percentage" office:value="0.00487804878048781" calcext:value-type="percentage">
            <text:p>0.49%</text:p>
          </table:table-cell>
          <table:table-cell table:number-columns-repeated="60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525960000000" calcext:value-type="float">
            <text:p>525,960,000,000</text:p>
          </table:table-cell>
          <table:table-cell table:formula="of:=[.C208]+[.B209]" office:value-type="float" office:value="108347760000000" calcext:value-type="float">
            <text:p>108,347,760,000,000</text:p>
          </table:table-cell>
          <table:table-cell table:formula="of:=[.$B209]/[.C209]" office:value-type="percentage" office:value="0.00485436893203883" calcext:value-type="percentage">
            <text:p>0.49%</text:p>
          </table:table-cell>
          <table:table-cell table:number-columns-repeated="60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525960000000" calcext:value-type="float">
            <text:p>525,960,000,000</text:p>
          </table:table-cell>
          <table:table-cell table:formula="of:=[.C209]+[.B210]" office:value-type="float" office:value="108873720000000" calcext:value-type="float">
            <text:p>108,873,720,000,000</text:p>
          </table:table-cell>
          <table:table-cell table:formula="of:=[.$B210]/[.C210]" office:value-type="percentage" office:value="0.00483091787439613" calcext:value-type="percentage">
            <text:p>0.48%</text:p>
          </table:table-cell>
          <table:table-cell table:number-columns-repeated="60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525960000000" calcext:value-type="float">
            <text:p>525,960,000,000</text:p>
          </table:table-cell>
          <table:table-cell table:formula="of:=[.C210]+[.B211]" office:value-type="float" office:value="109399680000000" calcext:value-type="float">
            <text:p>109,399,680,000,000</text:p>
          </table:table-cell>
          <table:table-cell table:formula="of:=[.$B211]/[.C211]" office:value-type="percentage" office:value="0.00480769230769231" calcext:value-type="percentage">
            <text:p>0.48%</text:p>
          </table:table-cell>
          <table:table-cell table:number-columns-repeated="60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525960000000" calcext:value-type="float">
            <text:p>525,960,000,000</text:p>
          </table:table-cell>
          <table:table-cell table:formula="of:=[.C211]+[.B212]" office:value-type="float" office:value="109925640000000" calcext:value-type="float">
            <text:p>109,925,640,000,000</text:p>
          </table:table-cell>
          <table:table-cell table:formula="of:=[.$B212]/[.C212]" office:value-type="percentage" office:value="0.00478468899521531" calcext:value-type="percentage">
            <text:p>0.48%</text:p>
          </table:table-cell>
          <table:table-cell table:number-columns-repeated="60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525960000000" calcext:value-type="float">
            <text:p>525,960,000,000</text:p>
          </table:table-cell>
          <table:table-cell table:formula="of:=[.C212]+[.B213]" office:value-type="float" office:value="110451600000000" calcext:value-type="float">
            <text:p>110,451,600,000,000</text:p>
          </table:table-cell>
          <table:table-cell table:formula="of:=[.$B213]/[.C213]" office:value-type="percentage" office:value="0.00476190476190476" calcext:value-type="percentage">
            <text:p>0.48%</text:p>
          </table:table-cell>
          <table:table-cell table:number-columns-repeated="60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525960000000" calcext:value-type="float">
            <text:p>525,960,000,000</text:p>
          </table:table-cell>
          <table:table-cell table:formula="of:=[.C213]+[.B214]" office:value-type="float" office:value="110977560000000" calcext:value-type="float">
            <text:p>110,977,560,000,000</text:p>
          </table:table-cell>
          <table:table-cell table:formula="of:=[.$B214]/[.C214]" office:value-type="percentage" office:value="0.004739336492891" calcext:value-type="percentage">
            <text:p>0.47%</text:p>
          </table:table-cell>
          <table:table-cell table:number-columns-repeated="60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525960000000" calcext:value-type="float">
            <text:p>525,960,000,000</text:p>
          </table:table-cell>
          <table:table-cell table:formula="of:=[.C214]+[.B215]" office:value-type="float" office:value="111503520000000" calcext:value-type="float">
            <text:p>111,503,520,000,000</text:p>
          </table:table-cell>
          <table:table-cell table:formula="of:=[.$B215]/[.C215]" office:value-type="percentage" office:value="0.00471698113207547" calcext:value-type="percentage">
            <text:p>0.47%</text:p>
          </table:table-cell>
          <table:table-cell table:number-columns-repeated="60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525960000000" calcext:value-type="float">
            <text:p>525,960,000,000</text:p>
          </table:table-cell>
          <table:table-cell table:formula="of:=[.C215]+[.B216]" office:value-type="float" office:value="112029480000000" calcext:value-type="float">
            <text:p>112,029,480,000,000</text:p>
          </table:table-cell>
          <table:table-cell table:formula="of:=[.$B216]/[.C216]" office:value-type="percentage" office:value="0.00469483568075117" calcext:value-type="percentage">
            <text:p>0.47%</text:p>
          </table:table-cell>
          <table:table-cell table:number-columns-repeated="60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525960000000" calcext:value-type="float">
            <text:p>525,960,000,000</text:p>
          </table:table-cell>
          <table:table-cell table:formula="of:=[.C216]+[.B217]" office:value-type="float" office:value="112555440000000" calcext:value-type="float">
            <text:p>112,555,440,000,000</text:p>
          </table:table-cell>
          <table:table-cell table:formula="of:=[.$B217]/[.C217]" office:value-type="percentage" office:value="0.00467289719626168" calcext:value-type="percentage">
            <text:p>0.47%</text:p>
          </table:table-cell>
          <table:table-cell table:number-columns-repeated="60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525960000000" calcext:value-type="float">
            <text:p>525,960,000,000</text:p>
          </table:table-cell>
          <table:table-cell table:formula="of:=[.C217]+[.B218]" office:value-type="float" office:value="113081400000000" calcext:value-type="float">
            <text:p>113,081,400,000,000</text:p>
          </table:table-cell>
          <table:table-cell table:formula="of:=[.$B218]/[.C218]" office:value-type="percentage" office:value="0.00465116279069768" calcext:value-type="percentage">
            <text:p>0.47%</text:p>
          </table:table-cell>
          <table:table-cell table:number-columns-repeated="60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25960000000" calcext:value-type="float">
            <text:p>525,960,000,000</text:p>
          </table:table-cell>
          <table:table-cell table:formula="of:=[.C218]+[.B219]" office:value-type="float" office:value="113607360000000" calcext:value-type="float">
            <text:p>113,607,360,000,000</text:p>
          </table:table-cell>
          <table:table-cell table:formula="of:=[.$B219]/[.C219]" office:value-type="percentage" office:value="0.00462962962962963" calcext:value-type="percentage">
            <text:p>0.46%</text:p>
          </table:table-cell>
          <table:table-cell table:number-columns-repeated="60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525960000000" calcext:value-type="float">
            <text:p>525,960,000,000</text:p>
          </table:table-cell>
          <table:table-cell table:formula="of:=[.C219]+[.B220]" office:value-type="float" office:value="114133320000000" calcext:value-type="float">
            <text:p>114,133,320,000,000</text:p>
          </table:table-cell>
          <table:table-cell table:formula="of:=[.$B220]/[.C220]" office:value-type="percentage" office:value="0.00460829493087558" calcext:value-type="percentage">
            <text:p>0.46%</text:p>
          </table:table-cell>
          <table:table-cell table:number-columns-repeated="60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525960000000" calcext:value-type="float">
            <text:p>525,960,000,000</text:p>
          </table:table-cell>
          <table:table-cell table:formula="of:=[.C220]+[.B221]" office:value-type="float" office:value="114659280000000" calcext:value-type="float">
            <text:p>114,659,280,000,000</text:p>
          </table:table-cell>
          <table:table-cell table:formula="of:=[.$B221]/[.C221]" office:value-type="percentage" office:value="0.00458715596330275" calcext:value-type="percentage">
            <text:p>0.46%</text:p>
          </table:table-cell>
          <table:table-cell table:number-columns-repeated="60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525960000000" calcext:value-type="float">
            <text:p>525,960,000,000</text:p>
          </table:table-cell>
          <table:table-cell table:formula="of:=[.C221]+[.B222]" office:value-type="float" office:value="115185240000000" calcext:value-type="float">
            <text:p>115,185,240,000,000</text:p>
          </table:table-cell>
          <table:table-cell table:formula="of:=[.$B222]/[.C222]" office:value-type="percentage" office:value="0.0045662100456621" calcext:value-type="percentage">
            <text:p>0.46%</text:p>
          </table:table-cell>
          <table:table-cell table:number-columns-repeated="60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525960000000" calcext:value-type="float">
            <text:p>525,960,000,000</text:p>
          </table:table-cell>
          <table:table-cell table:formula="of:=[.C222]+[.B223]" office:value-type="float" office:value="115711200000000" calcext:value-type="float">
            <text:p>115,711,200,000,000</text:p>
          </table:table-cell>
          <table:table-cell table:formula="of:=[.$B223]/[.C223]" office:value-type="percentage" office:value="0.00454545454545455" calcext:value-type="percentage">
            <text:p>0.45%</text:p>
          </table:table-cell>
          <table:table-cell table:number-columns-repeated="60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525960000000" calcext:value-type="float">
            <text:p>525,960,000,000</text:p>
          </table:table-cell>
          <table:table-cell table:formula="of:=[.C223]+[.B224]" office:value-type="float" office:value="116237160000000" calcext:value-type="float">
            <text:p>116,237,160,000,000</text:p>
          </table:table-cell>
          <table:table-cell table:formula="of:=[.$B224]/[.C224]" office:value-type="percentage" office:value="0.00452488687782805" calcext:value-type="percentage">
            <text:p>0.45%</text:p>
          </table:table-cell>
          <table:table-cell table:number-columns-repeated="60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525960000000" calcext:value-type="float">
            <text:p>525,960,000,000</text:p>
          </table:table-cell>
          <table:table-cell table:formula="of:=[.C224]+[.B225]" office:value-type="float" office:value="116763120000000" calcext:value-type="float">
            <text:p>116,763,120,000,000</text:p>
          </table:table-cell>
          <table:table-cell table:formula="of:=[.$B225]/[.C225]" office:value-type="percentage" office:value="0.00450450450450451" calcext:value-type="percentage">
            <text:p>0.45%</text:p>
          </table:table-cell>
          <table:table-cell table:number-columns-repeated="60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525960000000" calcext:value-type="float">
            <text:p>525,960,000,000</text:p>
          </table:table-cell>
          <table:table-cell table:formula="of:=[.C225]+[.B226]" office:value-type="float" office:value="117289080000000" calcext:value-type="float">
            <text:p>117,289,080,000,000</text:p>
          </table:table-cell>
          <table:table-cell table:formula="of:=[.$B226]/[.C226]" office:value-type="percentage" office:value="0.00448430493273543" calcext:value-type="percentage">
            <text:p>0.45%</text:p>
          </table:table-cell>
          <table:table-cell table:number-columns-repeated="60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525960000000" calcext:value-type="float">
            <text:p>525,960,000,000</text:p>
          </table:table-cell>
          <table:table-cell table:formula="of:=[.C226]+[.B227]" office:value-type="float" office:value="117815040000000" calcext:value-type="float">
            <text:p>117,815,040,000,000</text:p>
          </table:table-cell>
          <table:table-cell table:formula="of:=[.$B227]/[.C227]" office:value-type="percentage" office:value="0.00446428571428571" calcext:value-type="percentage">
            <text:p>0.45%</text:p>
          </table:table-cell>
          <table:table-cell table:number-columns-repeated="60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25960000000" calcext:value-type="float">
            <text:p>525,960,000,000</text:p>
          </table:table-cell>
          <table:table-cell table:formula="of:=[.C227]+[.B228]" office:value-type="float" office:value="118341000000000" calcext:value-type="float">
            <text:p>118,341,000,000,000</text:p>
          </table:table-cell>
          <table:table-cell table:formula="of:=[.$B228]/[.C228]" office:value-type="percentage" office:value="0.00444444444444444" calcext:value-type="percentage">
            <text:p>0.44%</text:p>
          </table:table-cell>
          <table:table-cell table:number-columns-repeated="60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525960000000" calcext:value-type="float">
            <text:p>525,960,000,000</text:p>
          </table:table-cell>
          <table:table-cell table:formula="of:=[.C228]+[.B229]" office:value-type="float" office:value="118866960000000" calcext:value-type="float">
            <text:p>118,866,960,000,000</text:p>
          </table:table-cell>
          <table:table-cell table:formula="of:=[.$B229]/[.C229]" office:value-type="percentage" office:value="0.00442477876106195" calcext:value-type="percentage">
            <text:p>0.44%</text:p>
          </table:table-cell>
          <table:table-cell table:number-columns-repeated="60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525960000000" calcext:value-type="float">
            <text:p>525,960,000,000</text:p>
          </table:table-cell>
          <table:table-cell table:formula="of:=[.C229]+[.B230]" office:value-type="float" office:value="119392920000000" calcext:value-type="float">
            <text:p>119,392,920,000,000</text:p>
          </table:table-cell>
          <table:table-cell table:formula="of:=[.$B230]/[.C230]" office:value-type="percentage" office:value="0.00440528634361234" calcext:value-type="percentage">
            <text:p>0.44%</text:p>
          </table:table-cell>
          <table:table-cell table:number-columns-repeated="60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525960000000" calcext:value-type="float">
            <text:p>525,960,000,000</text:p>
          </table:table-cell>
          <table:table-cell table:formula="of:=[.C230]+[.B231]" office:value-type="float" office:value="119918880000000" calcext:value-type="float">
            <text:p>119,918,880,000,000</text:p>
          </table:table-cell>
          <table:table-cell table:formula="of:=[.$B231]/[.C231]" office:value-type="percentage" office:value="0.0043859649122807" calcext:value-type="percentage">
            <text:p>0.44%</text:p>
          </table:table-cell>
          <table:table-cell table:number-columns-repeated="6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25960000000" calcext:value-type="float">
            <text:p>525,960,000,000</text:p>
          </table:table-cell>
          <table:table-cell table:formula="of:=[.C231]+[.B232]" office:value-type="float" office:value="120444840000000" calcext:value-type="float">
            <text:p>120,444,840,000,000</text:p>
          </table:table-cell>
          <table:table-cell table:formula="of:=[.$B232]/[.C232]" office:value-type="percentage" office:value="0.00436681222707424" calcext:value-type="percentage">
            <text:p>0.44%</text:p>
          </table:table-cell>
          <table:table-cell table:number-columns-repeated="60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25960000000" calcext:value-type="float">
            <text:p>525,960,000,000</text:p>
          </table:table-cell>
          <table:table-cell table:formula="of:=[.C232]+[.B233]" office:value-type="float" office:value="120970800000000" calcext:value-type="float">
            <text:p>120,970,800,000,000</text:p>
          </table:table-cell>
          <table:table-cell table:formula="of:=[.$B233]/[.C233]" office:value-type="percentage" office:value="0.00434782608695652" calcext:value-type="percentage">
            <text:p>0.43%</text:p>
          </table:table-cell>
          <table:table-cell table:number-columns-repeated="60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25960000000" calcext:value-type="float">
            <text:p>525,960,000,000</text:p>
          </table:table-cell>
          <table:table-cell table:formula="of:=[.C233]+[.B234]" office:value-type="float" office:value="121496760000000" calcext:value-type="float">
            <text:p>121,496,760,000,000</text:p>
          </table:table-cell>
          <table:table-cell table:formula="of:=[.$B234]/[.C234]" office:value-type="percentage" office:value="0.00432900432900433" calcext:value-type="percentage">
            <text:p>0.43%</text:p>
          </table:table-cell>
          <table:table-cell table:number-columns-repeated="60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525960000000" calcext:value-type="float">
            <text:p>525,960,000,000</text:p>
          </table:table-cell>
          <table:table-cell table:formula="of:=[.C234]+[.B235]" office:value-type="float" office:value="122022720000000" calcext:value-type="float">
            <text:p>122,022,720,000,000</text:p>
          </table:table-cell>
          <table:table-cell table:formula="of:=[.$B235]/[.C235]" office:value-type="percentage" office:value="0.00431034482758621" calcext:value-type="percentage">
            <text:p>0.43%</text:p>
          </table:table-cell>
          <table:table-cell table:number-columns-repeated="60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25960000000" calcext:value-type="float">
            <text:p>525,960,000,000</text:p>
          </table:table-cell>
          <table:table-cell table:formula="of:=[.C235]+[.B236]" office:value-type="float" office:value="122548680000000" calcext:value-type="float">
            <text:p>122,548,680,000,000</text:p>
          </table:table-cell>
          <table:table-cell table:formula="of:=[.$B236]/[.C236]" office:value-type="percentage" office:value="0.00429184549356223" calcext:value-type="percentage">
            <text:p>0.43%</text:p>
          </table:table-cell>
          <table:table-cell table:number-columns-repeated="60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25960000000" calcext:value-type="float">
            <text:p>525,960,000,000</text:p>
          </table:table-cell>
          <table:table-cell table:formula="of:=[.C236]+[.B237]" office:value-type="float" office:value="123074640000000" calcext:value-type="float">
            <text:p>123,074,640,000,000</text:p>
          </table:table-cell>
          <table:table-cell table:formula="of:=[.$B237]/[.C237]" office:value-type="percentage" office:value="0.00427350427350427" calcext:value-type="percentage">
            <text:p>0.43%</text:p>
          </table:table-cell>
          <table:table-cell table:number-columns-repeated="60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525960000000" calcext:value-type="float">
            <text:p>525,960,000,000</text:p>
          </table:table-cell>
          <table:table-cell table:formula="of:=[.C237]+[.B238]" office:value-type="float" office:value="123600600000000" calcext:value-type="float">
            <text:p>123,600,600,000,000</text:p>
          </table:table-cell>
          <table:table-cell table:formula="of:=[.$B238]/[.C238]" office:value-type="percentage" office:value="0.00425531914893617" calcext:value-type="percentage">
            <text:p>0.43%</text:p>
          </table:table-cell>
          <table:table-cell table:number-columns-repeated="60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525960000000" calcext:value-type="float">
            <text:p>525,960,000,000</text:p>
          </table:table-cell>
          <table:table-cell table:formula="of:=[.C238]+[.B239]" office:value-type="float" office:value="124126560000000" calcext:value-type="float">
            <text:p>124,126,560,000,000</text:p>
          </table:table-cell>
          <table:table-cell table:formula="of:=[.$B239]/[.C239]" office:value-type="percentage" office:value="0.00423728813559322" calcext:value-type="percentage">
            <text:p>0.42%</text:p>
          </table:table-cell>
          <table:table-cell table:number-columns-repeated="60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525960000000" calcext:value-type="float">
            <text:p>525,960,000,000</text:p>
          </table:table-cell>
          <table:table-cell table:formula="of:=[.C239]+[.B240]" office:value-type="float" office:value="124652520000000" calcext:value-type="float">
            <text:p>124,652,520,000,000</text:p>
          </table:table-cell>
          <table:table-cell table:formula="of:=[.$B240]/[.C240]" office:value-type="percentage" office:value="0.00421940928270042" calcext:value-type="percentage">
            <text:p>0.42%</text:p>
          </table:table-cell>
          <table:table-cell table:number-columns-repeated="60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525960000000" calcext:value-type="float">
            <text:p>525,960,000,000</text:p>
          </table:table-cell>
          <table:table-cell table:formula="of:=[.C240]+[.B241]" office:value-type="float" office:value="125178480000000" calcext:value-type="float">
            <text:p>125,178,480,000,000</text:p>
          </table:table-cell>
          <table:table-cell table:formula="of:=[.$B241]/[.C241]" office:value-type="percentage" office:value="0.00420168067226891" calcext:value-type="percentage">
            <text:p>0.42%</text:p>
          </table:table-cell>
          <table:table-cell table:number-columns-repeated="60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525960000000" calcext:value-type="float">
            <text:p>525,960,000,000</text:p>
          </table:table-cell>
          <table:table-cell table:formula="of:=[.C241]+[.B242]" office:value-type="float" office:value="125704440000000" calcext:value-type="float">
            <text:p>125,704,440,000,000</text:p>
          </table:table-cell>
          <table:table-cell table:formula="of:=[.$B242]/[.C242]" office:value-type="percentage" office:value="0.00418410041841004" calcext:value-type="percentage">
            <text:p>0.42%</text:p>
          </table:table-cell>
          <table:table-cell table:number-columns-repeated="60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525960000000" calcext:value-type="float">
            <text:p>525,960,000,000</text:p>
          </table:table-cell>
          <table:table-cell table:formula="of:=[.C242]+[.B243]" office:value-type="float" office:value="126230400000000" calcext:value-type="float">
            <text:p>126,230,400,000,000</text:p>
          </table:table-cell>
          <table:table-cell table:formula="of:=[.$B243]/[.C243]" office:value-type="percentage" office:value="0.00416666666666667" calcext:value-type="percentage">
            <text:p>0.42%</text:p>
          </table:table-cell>
          <table:table-cell table:number-columns-repeated="60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525960000000" calcext:value-type="float">
            <text:p>525,960,000,000</text:p>
          </table:table-cell>
          <table:table-cell table:formula="of:=[.C243]+[.B244]" office:value-type="float" office:value="126756360000000" calcext:value-type="float">
            <text:p>126,756,360,000,000</text:p>
          </table:table-cell>
          <table:table-cell table:formula="of:=[.$B244]/[.C244]" office:value-type="percentage" office:value="0.004149377593361" calcext:value-type="percentage">
            <text:p>0.41%</text:p>
          </table:table-cell>
          <table:table-cell table:number-columns-repeated="60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525960000000" calcext:value-type="float">
            <text:p>525,960,000,000</text:p>
          </table:table-cell>
          <table:table-cell table:formula="of:=[.C244]+[.B245]" office:value-type="float" office:value="127282320000000" calcext:value-type="float">
            <text:p>127,282,320,000,000</text:p>
          </table:table-cell>
          <table:table-cell table:formula="of:=[.$B245]/[.C245]" office:value-type="percentage" office:value="0.00413223140495868" calcext:value-type="percentage">
            <text:p>0.41%</text:p>
          </table:table-cell>
          <table:table-cell table:number-columns-repeated="60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525960000000" calcext:value-type="float">
            <text:p>525,960,000,000</text:p>
          </table:table-cell>
          <table:table-cell table:formula="of:=[.C245]+[.B246]" office:value-type="float" office:value="127808280000000" calcext:value-type="float">
            <text:p>127,808,280,000,000</text:p>
          </table:table-cell>
          <table:table-cell table:formula="of:=[.$B246]/[.C246]" office:value-type="percentage" office:value="0.00411522633744856" calcext:value-type="percentage">
            <text:p>0.41%</text:p>
          </table:table-cell>
          <table:table-cell table:number-columns-repeated="60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525960000000" calcext:value-type="float">
            <text:p>525,960,000,000</text:p>
          </table:table-cell>
          <table:table-cell table:formula="of:=[.C246]+[.B247]" office:value-type="float" office:value="128334240000000" calcext:value-type="float">
            <text:p>128,334,240,000,000</text:p>
          </table:table-cell>
          <table:table-cell table:formula="of:=[.$B247]/[.C247]" office:value-type="percentage" office:value="0.00409836065573771" calcext:value-type="percentage">
            <text:p>0.41%</text:p>
          </table:table-cell>
          <table:table-cell table:number-columns-repeated="60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525960000000" calcext:value-type="float">
            <text:p>525,960,000,000</text:p>
          </table:table-cell>
          <table:table-cell table:formula="of:=[.C247]+[.B248]" office:value-type="float" office:value="128860200000000" calcext:value-type="float">
            <text:p>128,860,200,000,000</text:p>
          </table:table-cell>
          <table:table-cell table:formula="of:=[.$B248]/[.C248]" office:value-type="percentage" office:value="0.00408163265306122" calcext:value-type="percentage">
            <text:p>0.41%</text:p>
          </table:table-cell>
          <table:table-cell table:number-columns-repeated="60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525960000000" calcext:value-type="float">
            <text:p>525,960,000,000</text:p>
          </table:table-cell>
          <table:table-cell table:formula="of:=[.C248]+[.B249]" office:value-type="float" office:value="129386160000000" calcext:value-type="float">
            <text:p>129,386,160,000,000</text:p>
          </table:table-cell>
          <table:table-cell table:formula="of:=[.$B249]/[.C249]" office:value-type="percentage" office:value="0.0040650406504065" calcext:value-type="percentage">
            <text:p>0.41%</text:p>
          </table:table-cell>
          <table:table-cell table:number-columns-repeated="60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525960000000" calcext:value-type="float">
            <text:p>525,960,000,000</text:p>
          </table:table-cell>
          <table:table-cell table:formula="of:=[.C249]+[.B250]" office:value-type="float" office:value="129912120000000" calcext:value-type="float">
            <text:p>129,912,120,000,000</text:p>
          </table:table-cell>
          <table:table-cell table:formula="of:=[.$B250]/[.C250]" office:value-type="percentage" office:value="0.00404858299595142" calcext:value-type="percentage">
            <text:p>0.40%</text:p>
          </table:table-cell>
          <table:table-cell table:number-columns-repeated="60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525960000000" calcext:value-type="float">
            <text:p>525,960,000,000</text:p>
          </table:table-cell>
          <table:table-cell table:formula="of:=[.C250]+[.B251]" office:value-type="float" office:value="130438080000000" calcext:value-type="float">
            <text:p>130,438,080,000,000</text:p>
          </table:table-cell>
          <table:table-cell table:formula="of:=[.$B251]/[.C251]" office:value-type="percentage" office:value="0.00403225806451613" calcext:value-type="percentage">
            <text:p>0.40%</text:p>
          </table:table-cell>
          <table:table-cell table:number-columns-repeated="60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525960000000" calcext:value-type="float">
            <text:p>525,960,000,000</text:p>
          </table:table-cell>
          <table:table-cell table:formula="of:=[.C251]+[.B252]" office:value-type="float" office:value="130964040000000" calcext:value-type="float">
            <text:p>130,964,040,000,000</text:p>
          </table:table-cell>
          <table:table-cell table:formula="of:=[.$B252]/[.C252]" office:value-type="percentage" office:value="0.00401606425702811" calcext:value-type="percentage">
            <text:p>0.40%</text:p>
          </table:table-cell>
          <table:table-cell table:number-columns-repeated="60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525960000000" calcext:value-type="float">
            <text:p>525,960,000,000</text:p>
          </table:table-cell>
          <table:table-cell table:formula="of:=[.C252]+[.B253]" office:value-type="float" office:value="131490000000000" calcext:value-type="float">
            <text:p>131,490,000,000,000</text:p>
          </table:table-cell>
          <table:table-cell table:formula="of:=[.$B253]/[.C253]" office:value-type="percentage" office:value="0.004" calcext:value-type="percentage">
            <text:p>0.40%</text:p>
          </table:table-cell>
          <table:table-cell table:number-columns-repeated="60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525960000000" calcext:value-type="float">
            <text:p>525,960,000,000</text:p>
          </table:table-cell>
          <table:table-cell table:formula="of:=[.C253]+[.B254]" office:value-type="float" office:value="132015960000000" calcext:value-type="float">
            <text:p>132,015,960,000,000</text:p>
          </table:table-cell>
          <table:table-cell table:formula="of:=[.$B254]/[.C254]" office:value-type="percentage" office:value="0.00398406374501992" calcext:value-type="percentage">
            <text:p>0.40%</text:p>
          </table:table-cell>
          <table:table-cell table:number-columns-repeated="60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525960000000" calcext:value-type="float">
            <text:p>525,960,000,000</text:p>
          </table:table-cell>
          <table:table-cell table:formula="of:=[.C254]+[.B255]" office:value-type="float" office:value="132541920000000" calcext:value-type="float">
            <text:p>132,541,920,000,000</text:p>
          </table:table-cell>
          <table:table-cell table:formula="of:=[.$B255]/[.C255]" office:value-type="percentage" office:value="0.00396825396825397" calcext:value-type="percentage">
            <text:p>0.40%</text:p>
          </table:table-cell>
          <table:table-cell table:number-columns-repeated="60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525960000000" calcext:value-type="float">
            <text:p>525,960,000,000</text:p>
          </table:table-cell>
          <table:table-cell table:formula="of:=[.C255]+[.B256]" office:value-type="float" office:value="133067880000000" calcext:value-type="float">
            <text:p>133,067,880,000,000</text:p>
          </table:table-cell>
          <table:table-cell table:formula="of:=[.$B256]/[.C256]" office:value-type="percentage" office:value="0.00395256916996047" calcext:value-type="percentage">
            <text:p>0.40%</text:p>
          </table:table-cell>
          <table:table-cell table:number-columns-repeated="60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525960000000" calcext:value-type="float">
            <text:p>525,960,000,000</text:p>
          </table:table-cell>
          <table:table-cell table:formula="of:=[.C256]+[.B257]" office:value-type="float" office:value="133593840000000" calcext:value-type="float">
            <text:p>133,593,840,000,000</text:p>
          </table:table-cell>
          <table:table-cell table:formula="of:=[.$B257]/[.C257]" office:value-type="percentage" office:value="0.00393700787401575" calcext:value-type="percentage">
            <text:p>0.39%</text:p>
          </table:table-cell>
          <table:table-cell table:number-columns-repeated="60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525960000000" calcext:value-type="float">
            <text:p>525,960,000,000</text:p>
          </table:table-cell>
          <table:table-cell table:formula="of:=[.C257]+[.B258]" office:value-type="float" office:value="134119800000000" calcext:value-type="float">
            <text:p>134,119,800,000,000</text:p>
          </table:table-cell>
          <table:table-cell table:formula="of:=[.$B258]/[.C258]" office:value-type="percentage" office:value="0.00392156862745098" calcext:value-type="percentage">
            <text:p>0.39%</text:p>
          </table:table-cell>
          <table:table-cell table:number-columns-repeated="60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525960000000" calcext:value-type="float">
            <text:p>525,960,000,000</text:p>
          </table:table-cell>
          <table:table-cell table:formula="of:=[.C258]+[.B259]" office:value-type="float" office:value="134645760000000" calcext:value-type="float">
            <text:p>134,645,760,000,000</text:p>
          </table:table-cell>
          <table:table-cell table:formula="of:=[.$B259]/[.C259]" office:value-type="percentage" office:value="0.00390625" calcext:value-type="percentage">
            <text:p>0.39%</text:p>
          </table:table-cell>
          <table:table-cell table:number-columns-repeated="60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525960000000" calcext:value-type="float">
            <text:p>525,960,000,000</text:p>
          </table:table-cell>
          <table:table-cell table:formula="of:=[.C259]+[.B260]" office:value-type="float" office:value="135171720000000" calcext:value-type="float">
            <text:p>135,171,720,000,000</text:p>
          </table:table-cell>
          <table:table-cell table:formula="of:=[.$B260]/[.C260]" office:value-type="percentage" office:value="0.00389105058365759" calcext:value-type="percentage">
            <text:p>0.39%</text:p>
          </table:table-cell>
          <table:table-cell table:number-columns-repeated="60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525960000000" calcext:value-type="float">
            <text:p>525,960,000,000</text:p>
          </table:table-cell>
          <table:table-cell table:formula="of:=[.C260]+[.B261]" office:value-type="float" office:value="135697680000000" calcext:value-type="float">
            <text:p>135,697,680,000,000</text:p>
          </table:table-cell>
          <table:table-cell table:formula="of:=[.$B261]/[.C261]" office:value-type="percentage" office:value="0.00387596899224806" calcext:value-type="percentage">
            <text:p>0.39%</text:p>
          </table:table-cell>
          <table:table-cell table:number-columns-repeated="60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525960000000" calcext:value-type="float">
            <text:p>525,960,000,000</text:p>
          </table:table-cell>
          <table:table-cell table:formula="of:=[.C261]+[.B262]" office:value-type="float" office:value="136223640000000" calcext:value-type="float">
            <text:p>136,223,640,000,000</text:p>
          </table:table-cell>
          <table:table-cell table:formula="of:=[.$B262]/[.C262]" office:value-type="percentage" office:value="0.00386100386100386" calcext:value-type="percentage">
            <text:p>0.39%</text:p>
          </table:table-cell>
          <table:table-cell table:number-columns-repeated="60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525960000000" calcext:value-type="float">
            <text:p>525,960,000,000</text:p>
          </table:table-cell>
          <table:table-cell table:formula="of:=[.C262]+[.B263]" office:value-type="float" office:value="136749600000000" calcext:value-type="float">
            <text:p>136,749,600,000,000</text:p>
          </table:table-cell>
          <table:table-cell table:formula="of:=[.$B263]/[.C263]" office:value-type="percentage" office:value="0.00384615384615385" calcext:value-type="percentage">
            <text:p>0.38%</text:p>
          </table:table-cell>
          <table:table-cell table:number-columns-repeated="60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525960000000" calcext:value-type="float">
            <text:p>525,960,000,000</text:p>
          </table:table-cell>
          <table:table-cell table:formula="of:=[.C263]+[.B264]" office:value-type="float" office:value="137275560000000" calcext:value-type="float">
            <text:p>137,275,560,000,000</text:p>
          </table:table-cell>
          <table:table-cell table:formula="of:=[.$B264]/[.C264]" office:value-type="percentage" office:value="0.00383141762452107" calcext:value-type="percentage">
            <text:p>0.38%</text:p>
          </table:table-cell>
          <table:table-cell table:number-columns-repeated="60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525960000000" calcext:value-type="float">
            <text:p>525,960,000,000</text:p>
          </table:table-cell>
          <table:table-cell table:formula="of:=[.C264]+[.B265]" office:value-type="float" office:value="137801520000000" calcext:value-type="float">
            <text:p>137,801,520,000,000</text:p>
          </table:table-cell>
          <table:table-cell table:formula="of:=[.$B265]/[.C265]" office:value-type="percentage" office:value="0.00381679389312977" calcext:value-type="percentage">
            <text:p>0.38%</text:p>
          </table:table-cell>
          <table:table-cell table:number-columns-repeated="60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525960000000" calcext:value-type="float">
            <text:p>525,960,000,000</text:p>
          </table:table-cell>
          <table:table-cell table:formula="of:=[.C265]+[.B266]" office:value-type="float" office:value="138327480000000" calcext:value-type="float">
            <text:p>138,327,480,000,000</text:p>
          </table:table-cell>
          <table:table-cell table:formula="of:=[.$B266]/[.C266]" office:value-type="percentage" office:value="0.00380228136882129" calcext:value-type="percentage">
            <text:p>0.38%</text:p>
          </table:table-cell>
          <table:table-cell table:number-columns-repeated="60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525960000000" calcext:value-type="float">
            <text:p>525,960,000,000</text:p>
          </table:table-cell>
          <table:table-cell table:formula="of:=[.C266]+[.B267]" office:value-type="float" office:value="138853440000000" calcext:value-type="float">
            <text:p>138,853,440,000,000</text:p>
          </table:table-cell>
          <table:table-cell table:formula="of:=[.$B267]/[.C267]" office:value-type="percentage" office:value="0.00378787878787879" calcext:value-type="percentage">
            <text:p>0.38%</text:p>
          </table:table-cell>
          <table:table-cell table:number-columns-repeated="60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525960000000" calcext:value-type="float">
            <text:p>525,960,000,000</text:p>
          </table:table-cell>
          <table:table-cell table:formula="of:=[.C267]+[.B268]" office:value-type="float" office:value="139379400000000" calcext:value-type="float">
            <text:p>139,379,400,000,000</text:p>
          </table:table-cell>
          <table:table-cell table:formula="of:=[.$B268]/[.C268]" office:value-type="percentage" office:value="0.00377358490566038" calcext:value-type="percentage">
            <text:p>0.38%</text:p>
          </table:table-cell>
          <table:table-cell table:number-columns-repeated="60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525960000000" calcext:value-type="float">
            <text:p>525,960,000,000</text:p>
          </table:table-cell>
          <table:table-cell table:formula="of:=[.C268]+[.B269]" office:value-type="float" office:value="139905360000000" calcext:value-type="float">
            <text:p>139,905,360,000,000</text:p>
          </table:table-cell>
          <table:table-cell table:formula="of:=[.$B269]/[.C269]" office:value-type="percentage" office:value="0.0037593984962406" calcext:value-type="percentage">
            <text:p>0.38%</text:p>
          </table:table-cell>
          <table:table-cell table:number-columns-repeated="60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525960000000" calcext:value-type="float">
            <text:p>525,960,000,000</text:p>
          </table:table-cell>
          <table:table-cell table:formula="of:=[.C269]+[.B270]" office:value-type="float" office:value="140431320000000" calcext:value-type="float">
            <text:p>140,431,320,000,000</text:p>
          </table:table-cell>
          <table:table-cell table:formula="of:=[.$B270]/[.C270]" office:value-type="percentage" office:value="0.00374531835205992" calcext:value-type="percentage">
            <text:p>0.37%</text:p>
          </table:table-cell>
          <table:table-cell table:number-columns-repeated="60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525960000000" calcext:value-type="float">
            <text:p>525,960,000,000</text:p>
          </table:table-cell>
          <table:table-cell table:formula="of:=[.C270]+[.B271]" office:value-type="float" office:value="140957280000000" calcext:value-type="float">
            <text:p>140,957,280,000,000</text:p>
          </table:table-cell>
          <table:table-cell table:formula="of:=[.$B271]/[.C271]" office:value-type="percentage" office:value="0.00373134328358209" calcext:value-type="percentage">
            <text:p>0.37%</text:p>
          </table:table-cell>
          <table:table-cell table:number-columns-repeated="60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525960000000" calcext:value-type="float">
            <text:p>525,960,000,000</text:p>
          </table:table-cell>
          <table:table-cell table:formula="of:=[.C271]+[.B272]" office:value-type="float" office:value="141483240000000" calcext:value-type="float">
            <text:p>141,483,240,000,000</text:p>
          </table:table-cell>
          <table:table-cell table:formula="of:=[.$B272]/[.C272]" office:value-type="percentage" office:value="0.00371747211895911" calcext:value-type="percentage">
            <text:p>0.37%</text:p>
          </table:table-cell>
          <table:table-cell table:number-columns-repeated="60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525960000000" calcext:value-type="float">
            <text:p>525,960,000,000</text:p>
          </table:table-cell>
          <table:table-cell table:formula="of:=[.C272]+[.B273]" office:value-type="float" office:value="142009200000000" calcext:value-type="float">
            <text:p>142,009,200,000,000</text:p>
          </table:table-cell>
          <table:table-cell table:formula="of:=[.$B273]/[.C273]" office:value-type="percentage" office:value="0.0037037037037037" calcext:value-type="percentage">
            <text:p>0.37%</text:p>
          </table:table-cell>
          <table:table-cell table:number-columns-repeated="60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525960000000" calcext:value-type="float">
            <text:p>525,960,000,000</text:p>
          </table:table-cell>
          <table:table-cell table:formula="of:=[.C273]+[.B274]" office:value-type="float" office:value="142535160000000" calcext:value-type="float">
            <text:p>142,535,160,000,000</text:p>
          </table:table-cell>
          <table:table-cell table:formula="of:=[.$B274]/[.C274]" office:value-type="percentage" office:value="0.003690036900369" calcext:value-type="percentage">
            <text:p>0.37%</text:p>
          </table:table-cell>
          <table:table-cell table:number-columns-repeated="60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525960000000" calcext:value-type="float">
            <text:p>525,960,000,000</text:p>
          </table:table-cell>
          <table:table-cell table:formula="of:=[.C274]+[.B275]" office:value-type="float" office:value="143061120000000" calcext:value-type="float">
            <text:p>143,061,120,000,000</text:p>
          </table:table-cell>
          <table:table-cell table:formula="of:=[.$B275]/[.C275]" office:value-type="percentage" office:value="0.00367647058823529" calcext:value-type="percentage">
            <text:p>0.37%</text:p>
          </table:table-cell>
          <table:table-cell table:number-columns-repeated="60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525960000000" calcext:value-type="float">
            <text:p>525,960,000,000</text:p>
          </table:table-cell>
          <table:table-cell table:formula="of:=[.C275]+[.B276]" office:value-type="float" office:value="143587080000000" calcext:value-type="float">
            <text:p>143,587,080,000,000</text:p>
          </table:table-cell>
          <table:table-cell table:formula="of:=[.$B276]/[.C276]" office:value-type="percentage" office:value="0.00366300366300366" calcext:value-type="percentage">
            <text:p>0.37%</text:p>
          </table:table-cell>
          <table:table-cell table:number-columns-repeated="60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525960000000" calcext:value-type="float">
            <text:p>525,960,000,000</text:p>
          </table:table-cell>
          <table:table-cell table:formula="of:=[.C276]+[.B277]" office:value-type="float" office:value="144113040000000" calcext:value-type="float">
            <text:p>144,113,040,000,000</text:p>
          </table:table-cell>
          <table:table-cell table:formula="of:=[.$B277]/[.C277]" office:value-type="percentage" office:value="0.00364963503649635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525960000000" calcext:value-type="float">
            <text:p>525,960,000,000</text:p>
          </table:table-cell>
          <table:table-cell table:formula="of:=[.C277]+[.B278]" office:value-type="float" office:value="144639000000000" calcext:value-type="float">
            <text:p>144,639,000,000,000</text:p>
          </table:table-cell>
          <table:table-cell table:formula="of:=[.$B278]/[.C278]" office:value-type="percentage" office:value="0.00363636363636364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525960000000" calcext:value-type="float">
            <text:p>525,960,000,000</text:p>
          </table:table-cell>
          <table:table-cell table:formula="of:=[.C278]+[.B279]" office:value-type="float" office:value="145164960000000" calcext:value-type="float">
            <text:p>145,164,960,000,000</text:p>
          </table:table-cell>
          <table:table-cell table:formula="of:=[.$B279]/[.C279]" office:value-type="percentage" office:value="0.0036231884057971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525960000000" calcext:value-type="float">
            <text:p>525,960,000,000</text:p>
          </table:table-cell>
          <table:table-cell table:formula="of:=[.C279]+[.B280]" office:value-type="float" office:value="145690920000000" calcext:value-type="float">
            <text:p>145,690,920,000,000</text:p>
          </table:table-cell>
          <table:table-cell table:formula="of:=[.$B280]/[.C280]" office:value-type="percentage" office:value="0.0036101083032491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525960000000" calcext:value-type="float">
            <text:p>525,960,000,000</text:p>
          </table:table-cell>
          <table:table-cell table:formula="of:=[.C280]+[.B281]" office:value-type="float" office:value="146216880000000" calcext:value-type="float">
            <text:p>146,216,880,000,000</text:p>
          </table:table-cell>
          <table:table-cell table:formula="of:=[.$B281]/[.C281]" office:value-type="percentage" office:value="0.00359712230215827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25960000000" calcext:value-type="float">
            <text:p>525,960,000,000</text:p>
          </table:table-cell>
          <table:table-cell table:formula="of:=[.C281]+[.B282]" office:value-type="float" office:value="146742840000000" calcext:value-type="float">
            <text:p>146,742,840,000,000</text:p>
          </table:table-cell>
          <table:table-cell table:formula="of:=[.$B282]/[.C282]" office:value-type="percentage" office:value="0.003584229390681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525960000000" calcext:value-type="float">
            <text:p>525,960,000,000</text:p>
          </table:table-cell>
          <table:table-cell table:formula="of:=[.C282]+[.B283]" office:value-type="float" office:value="147268800000000" calcext:value-type="float">
            <text:p>147,268,800,000,000</text:p>
          </table:table-cell>
          <table:table-cell table:formula="of:=[.$B283]/[.C283]" office:value-type="percentage" office:value="0.00357142857142857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525960000000" calcext:value-type="float">
            <text:p>525,960,000,000</text:p>
          </table:table-cell>
          <table:table-cell table:formula="of:=[.C283]+[.B284]" office:value-type="float" office:value="147794760000000" calcext:value-type="float">
            <text:p>147,794,760,000,000</text:p>
          </table:table-cell>
          <table:table-cell table:formula="of:=[.$B284]/[.C284]" office:value-type="percentage" office:value="0.00355871886120996" calcext:value-type="percentage">
            <text:p>0.36%</text:p>
          </table:table-cell>
          <table:table-cell table:number-columns-repeated="60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525960000000" calcext:value-type="float">
            <text:p>525,960,000,000</text:p>
          </table:table-cell>
          <table:table-cell table:formula="of:=[.C284]+[.B285]" office:value-type="float" office:value="148320720000000" calcext:value-type="float">
            <text:p>148,320,720,000,000</text:p>
          </table:table-cell>
          <table:table-cell table:formula="of:=[.$B285]/[.C285]" office:value-type="percentage" office:value="0.00354609929078014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525960000000" calcext:value-type="float">
            <text:p>525,960,000,000</text:p>
          </table:table-cell>
          <table:table-cell table:formula="of:=[.C285]+[.B286]" office:value-type="float" office:value="148846680000000" calcext:value-type="float">
            <text:p>148,846,680,000,000</text:p>
          </table:table-cell>
          <table:table-cell table:formula="of:=[.$B286]/[.C286]" office:value-type="percentage" office:value="0.00353356890459364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525960000000" calcext:value-type="float">
            <text:p>525,960,000,000</text:p>
          </table:table-cell>
          <table:table-cell table:formula="of:=[.C286]+[.B287]" office:value-type="float" office:value="149372640000000" calcext:value-type="float">
            <text:p>149,372,640,000,000</text:p>
          </table:table-cell>
          <table:table-cell table:formula="of:=[.$B287]/[.C287]" office:value-type="percentage" office:value="0.00352112676056338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525960000000" calcext:value-type="float">
            <text:p>525,960,000,000</text:p>
          </table:table-cell>
          <table:table-cell table:formula="of:=[.C287]+[.B288]" office:value-type="float" office:value="149898600000000" calcext:value-type="float">
            <text:p>149,898,600,000,000</text:p>
          </table:table-cell>
          <table:table-cell table:formula="of:=[.$B288]/[.C288]" office:value-type="percentage" office:value="0.00350877192982456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525960000000" calcext:value-type="float">
            <text:p>525,960,000,000</text:p>
          </table:table-cell>
          <table:table-cell table:formula="of:=[.C288]+[.B289]" office:value-type="float" office:value="150424560000000" calcext:value-type="float">
            <text:p>150,424,560,000,000</text:p>
          </table:table-cell>
          <table:table-cell table:formula="of:=[.$B289]/[.C289]" office:value-type="percentage" office:value="0.0034965034965035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525960000000" calcext:value-type="float">
            <text:p>525,960,000,000</text:p>
          </table:table-cell>
          <table:table-cell table:formula="of:=[.C289]+[.B290]" office:value-type="float" office:value="150950520000000" calcext:value-type="float">
            <text:p>150,950,520,000,000</text:p>
          </table:table-cell>
          <table:table-cell table:formula="of:=[.$B290]/[.C290]" office:value-type="percentage" office:value="0.00348432055749129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525960000000" calcext:value-type="float">
            <text:p>525,960,000,000</text:p>
          </table:table-cell>
          <table:table-cell table:formula="of:=[.C290]+[.B291]" office:value-type="float" office:value="151476480000000" calcext:value-type="float">
            <text:p>151,476,480,000,000</text:p>
          </table:table-cell>
          <table:table-cell table:formula="of:=[.$B291]/[.C291]" office:value-type="percentage" office:value="0.00347222222222222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25960000000" calcext:value-type="float">
            <text:p>525,960,000,000</text:p>
          </table:table-cell>
          <table:table-cell table:formula="of:=[.C291]+[.B292]" office:value-type="float" office:value="152002440000000" calcext:value-type="float">
            <text:p>152,002,440,000,000</text:p>
          </table:table-cell>
          <table:table-cell table:formula="of:=[.$B292]/[.C292]" office:value-type="percentage" office:value="0.00346020761245675" calcext:value-type="percentage">
            <text:p>0.35%</text:p>
          </table:table-cell>
          <table:table-cell table:number-columns-repeated="60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525960000000" calcext:value-type="float">
            <text:p>525,960,000,000</text:p>
          </table:table-cell>
          <table:table-cell table:formula="of:=[.C292]+[.B293]" office:value-type="float" office:value="152528400000000" calcext:value-type="float">
            <text:p>152,528,400,000,000</text:p>
          </table:table-cell>
          <table:table-cell table:formula="of:=[.$B293]/[.C293]" office:value-type="percentage" office:value="0.00344827586206897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525960000000" calcext:value-type="float">
            <text:p>525,960,000,000</text:p>
          </table:table-cell>
          <table:table-cell table:formula="of:=[.C293]+[.B294]" office:value-type="float" office:value="153054360000000" calcext:value-type="float">
            <text:p>153,054,360,000,000</text:p>
          </table:table-cell>
          <table:table-cell table:formula="of:=[.$B294]/[.C294]" office:value-type="percentage" office:value="0.00343642611683849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525960000000" calcext:value-type="float">
            <text:p>525,960,000,000</text:p>
          </table:table-cell>
          <table:table-cell table:formula="of:=[.C294]+[.B295]" office:value-type="float" office:value="153580320000000" calcext:value-type="float">
            <text:p>153,580,320,000,000</text:p>
          </table:table-cell>
          <table:table-cell table:formula="of:=[.$B295]/[.C295]" office:value-type="percentage" office:value="0.00342465753424658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525960000000" calcext:value-type="float">
            <text:p>525,960,000,000</text:p>
          </table:table-cell>
          <table:table-cell table:formula="of:=[.C295]+[.B296]" office:value-type="float" office:value="154106280000000" calcext:value-type="float">
            <text:p>154,106,280,000,000</text:p>
          </table:table-cell>
          <table:table-cell table:formula="of:=[.$B296]/[.C296]" office:value-type="percentage" office:value="0.00341296928327645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525960000000" calcext:value-type="float">
            <text:p>525,960,000,000</text:p>
          </table:table-cell>
          <table:table-cell table:formula="of:=[.C296]+[.B297]" office:value-type="float" office:value="154632240000000" calcext:value-type="float">
            <text:p>154,632,240,000,000</text:p>
          </table:table-cell>
          <table:table-cell table:formula="of:=[.$B297]/[.C297]" office:value-type="percentage" office:value="0.00340136054421769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525960000000" calcext:value-type="float">
            <text:p>525,960,000,000</text:p>
          </table:table-cell>
          <table:table-cell table:formula="of:=[.C297]+[.B298]" office:value-type="float" office:value="155158200000000" calcext:value-type="float">
            <text:p>155,158,200,000,000</text:p>
          </table:table-cell>
          <table:table-cell table:formula="of:=[.$B298]/[.C298]" office:value-type="percentage" office:value="0.00338983050847458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525960000000" calcext:value-type="float">
            <text:p>525,960,000,000</text:p>
          </table:table-cell>
          <table:table-cell table:formula="of:=[.C298]+[.B299]" office:value-type="float" office:value="155684160000000" calcext:value-type="float">
            <text:p>155,684,160,000,000</text:p>
          </table:table-cell>
          <table:table-cell table:formula="of:=[.$B299]/[.C299]" office:value-type="percentage" office:value="0.00337837837837838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525960000000" calcext:value-type="float">
            <text:p>525,960,000,000</text:p>
          </table:table-cell>
          <table:table-cell table:formula="of:=[.C299]+[.B300]" office:value-type="float" office:value="156210120000000" calcext:value-type="float">
            <text:p>156,210,120,000,000</text:p>
          </table:table-cell>
          <table:table-cell table:formula="of:=[.$B300]/[.C300]" office:value-type="percentage" office:value="0.00336700336700337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525960000000" calcext:value-type="float">
            <text:p>525,960,000,000</text:p>
          </table:table-cell>
          <table:table-cell table:formula="of:=[.C300]+[.B301]" office:value-type="float" office:value="156736080000000" calcext:value-type="float">
            <text:p>156,736,080,000,000</text:p>
          </table:table-cell>
          <table:table-cell table:formula="of:=[.$B301]/[.C301]" office:value-type="percentage" office:value="0.00335570469798658" calcext:value-type="percentage">
            <text:p>0.34%</text:p>
          </table:table-cell>
          <table:table-cell table:number-columns-repeated="60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525960000000" calcext:value-type="float">
            <text:p>525,960,000,000</text:p>
          </table:table-cell>
          <table:table-cell table:formula="of:=[.C301]+[.B302]" office:value-type="float" office:value="157262040000000" calcext:value-type="float">
            <text:p>157,262,040,000,000</text:p>
          </table:table-cell>
          <table:table-cell table:formula="of:=[.$B302]/[.C302]" office:value-type="percentage" office:value="0.00334448160535117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525960000000" calcext:value-type="float">
            <text:p>525,960,000,000</text:p>
          </table:table-cell>
          <table:table-cell table:formula="of:=[.C302]+[.B303]" office:value-type="float" office:value="157788000000000" calcext:value-type="float">
            <text:p>157,788,000,000,000</text:p>
          </table:table-cell>
          <table:table-cell table:formula="of:=[.$B303]/[.C303]" office:value-type="percentage" office:value="0.00333333333333333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525960000000" calcext:value-type="float">
            <text:p>525,960,000,000</text:p>
          </table:table-cell>
          <table:table-cell table:formula="of:=[.C303]+[.B304]" office:value-type="float" office:value="158313960000000" calcext:value-type="float">
            <text:p>158,313,960,000,000</text:p>
          </table:table-cell>
          <table:table-cell table:formula="of:=[.$B304]/[.C304]" office:value-type="percentage" office:value="0.00332225913621262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525960000001" calcext:value-type="float">
            <text:p>525,960,000,001</text:p>
          </table:table-cell>
          <table:table-cell table:formula="of:=[.C304]+[.B305]" office:value-type="float" office:value="158839920000001" calcext:value-type="float">
            <text:p>158,839,920,000,001</text:p>
          </table:table-cell>
          <table:table-cell table:formula="of:=[.$B305]/[.C305]" office:value-type="percentage" office:value="0.00331125827815197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525960000002" calcext:value-type="float">
            <text:p>525,960,000,002</text:p>
          </table:table-cell>
          <table:table-cell table:formula="of:=[.C305]+[.B306]" office:value-type="float" office:value="159365880000003" calcext:value-type="float">
            <text:p>159,365,880,000,003</text:p>
          </table:table-cell>
          <table:table-cell table:formula="of:=[.$B306]/[.C306]" office:value-type="percentage" office:value="0.00330033003301579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525960000003" calcext:value-type="float">
            <text:p>525,960,000,003</text:p>
          </table:table-cell>
          <table:table-cell table:formula="of:=[.C306]+[.B307]" office:value-type="float" office:value="159891840000006" calcext:value-type="float">
            <text:p>159,891,840,000,006</text:p>
          </table:table-cell>
          <table:table-cell table:formula="of:=[.$B307]/[.C307]" office:value-type="percentage" office:value="0.00328947368422917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525960000004" calcext:value-type="float">
            <text:p>525,960,000,004</text:p>
          </table:table-cell>
          <table:table-cell table:formula="of:=[.C307]+[.B308]" office:value-type="float" office:value="160417800000010" calcext:value-type="float">
            <text:p>160,417,800,000,010</text:p>
          </table:table-cell>
          <table:table-cell table:formula="of:=[.$B308]/[.C308]" office:value-type="percentage" office:value="0.00327868852461489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525960000005" calcext:value-type="float">
            <text:p>525,960,000,005</text:p>
          </table:table-cell>
          <table:table-cell table:formula="of:=[.C308]+[.B309]" office:value-type="float" office:value="160943760000015" calcext:value-type="float">
            <text:p>160,943,760,000,015</text:p>
          </table:table-cell>
          <table:table-cell table:formula="of:=[.$B309]/[.C309]" office:value-type="percentage" office:value="0.00326797385623991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525960000006" calcext:value-type="float">
            <text:p>525,960,000,006</text:p>
          </table:table-cell>
          <table:table-cell table:formula="of:=[.C309]+[.B310]" office:value-type="float" office:value="161469720000021" calcext:value-type="float">
            <text:p>161,469,720,000,021</text:p>
          </table:table-cell>
          <table:table-cell table:formula="of:=[.$B310]/[.C310]" office:value-type="percentage" office:value="0.00325732899026475" calcext:value-type="percentage">
            <text:p>0.33%</text:p>
          </table:table-cell>
          <table:table-cell table:number-columns-repeated="60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525960000007" calcext:value-type="float">
            <text:p>525,960,000,007</text:p>
          </table:table-cell>
          <table:table-cell table:formula="of:=[.C310]+[.B311]" office:value-type="float" office:value="161995680000028" calcext:value-type="float">
            <text:p>161,995,680,000,028</text:p>
          </table:table-cell>
          <table:table-cell table:formula="of:=[.$B311]/[.C311]" office:value-type="percentage" office:value="0.0032467532467959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525960000008" calcext:value-type="float">
            <text:p>525,960,000,008</text:p>
          </table:table-cell>
          <table:table-cell table:formula="of:=[.C311]+[.B312]" office:value-type="float" office:value="162521640000036" calcext:value-type="float">
            <text:p>162,521,640,000,036</text:p>
          </table:table-cell>
          <table:table-cell table:formula="of:=[.$B312]/[.C312]" office:value-type="percentage" office:value="0.00323624595474106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525960000009" calcext:value-type="float">
            <text:p>525,960,000,009</text:p>
          </table:table-cell>
          <table:table-cell table:formula="of:=[.C312]+[.B313]" office:value-type="float" office:value="163047600000045" calcext:value-type="float">
            <text:p>163,047,600,000,045</text:p>
          </table:table-cell>
          <table:table-cell table:formula="of:=[.$B313]/[.C313]" office:value-type="percentage" office:value="0.00322580645166721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525960000010" calcext:value-type="float">
            <text:p>525,960,000,010</text:p>
          </table:table-cell>
          <table:table-cell table:formula="of:=[.C313]+[.B314]" office:value-type="float" office:value="163573560000055" calcext:value-type="float">
            <text:p>163,573,560,000,055</text:p>
          </table:table-cell>
          <table:table-cell table:formula="of:=[.$B314]/[.C314]" office:value-type="percentage" office:value="0.00321543408366134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525960000011" calcext:value-type="float">
            <text:p>525,960,000,011</text:p>
          </table:table-cell>
          <table:table-cell table:formula="of:=[.C314]+[.B315]" office:value-type="float" office:value="164099520000066" calcext:value-type="float">
            <text:p>164,099,520,000,066</text:p>
          </table:table-cell>
          <table:table-cell table:formula="of:=[.$B315]/[.C315]" office:value-type="percentage" office:value="0.00320512820519395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525960000012" calcext:value-type="float">
            <text:p>525,960,000,012</text:p>
          </table:table-cell>
          <table:table-cell table:formula="of:=[.C315]+[.B316]" office:value-type="float" office:value="164625480000078" calcext:value-type="float">
            <text:p>164,625,480,000,078</text:p>
          </table:table-cell>
          <table:table-cell table:formula="of:=[.$B316]/[.C316]" office:value-type="percentage" office:value="0.00319488817898512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525960000013" calcext:value-type="float">
            <text:p>525,960,000,013</text:p>
          </table:table-cell>
          <table:table-cell table:formula="of:=[.C316]+[.B317]" office:value-type="float" office:value="165151440000091" calcext:value-type="float">
            <text:p>165,151,440,000,091</text:p>
          </table:table-cell>
          <table:table-cell table:formula="of:=[.$B317]/[.C317]" office:value-type="percentage" office:value="0.00318471337587314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525960000014" calcext:value-type="float">
            <text:p>525,960,000,014</text:p>
          </table:table-cell>
          <table:table-cell table:formula="of:=[.C317]+[.B318]" office:value-type="float" office:value="165677400000105" calcext:value-type="float">
            <text:p>165,677,400,000,105</text:p>
          </table:table-cell>
          <table:table-cell table:formula="of:=[.$B318]/[.C318]" office:value-type="percentage" office:value="0.00317460317468566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525960000015" calcext:value-type="float">
            <text:p>525,960,000,015</text:p>
          </table:table-cell>
          <table:table-cell table:formula="of:=[.C318]+[.B319]" office:value-type="float" office:value="166203360000120" calcext:value-type="float">
            <text:p>166,203,360,000,120</text:p>
          </table:table-cell>
          <table:table-cell table:formula="of:=[.$B319]/[.C319]" office:value-type="percentage" office:value="0.00316455696211328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525960000016" calcext:value-type="float">
            <text:p>525,960,000,016</text:p>
          </table:table-cell>
          <table:table-cell table:formula="of:=[.C319]+[.B320]" office:value-type="float" office:value="166729320000136" calcext:value-type="float">
            <text:p>166,729,320,000,136</text:p>
          </table:table-cell>
          <table:table-cell table:formula="of:=[.$B320]/[.C320]" office:value-type="percentage" office:value="0.0031545741325855" calcext:value-type="percentage">
            <text:p>0.32%</text:p>
          </table:table-cell>
          <table:table-cell table:number-columns-repeated="60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525960000017" calcext:value-type="float">
            <text:p>525,960,000,017</text:p>
          </table:table-cell>
          <table:table-cell table:formula="of:=[.C320]+[.B321]" office:value-type="float" office:value="167255280000153" calcext:value-type="float">
            <text:p>167,255,280,000,153</text:p>
          </table:table-cell>
          <table:table-cell table:formula="of:=[.$B321]/[.C321]" office:value-type="percentage" office:value="0.00314465408814908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525960000018" calcext:value-type="float">
            <text:p>525,960,000,018</text:p>
          </table:table-cell>
          <table:table-cell table:formula="of:=[.C321]+[.B322]" office:value-type="float" office:value="167781240000171" calcext:value-type="float">
            <text:p>167,781,240,000,171</text:p>
          </table:table-cell>
          <table:table-cell table:formula="of:=[.$B322]/[.C322]" office:value-type="percentage" office:value="0.0031347962383486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525960000019" calcext:value-type="float">
            <text:p>525,960,000,019</text:p>
          </table:table-cell>
          <table:table-cell table:formula="of:=[.C322]+[.B323]" office:value-type="float" office:value="168307200000190" calcext:value-type="float">
            <text:p>168,307,200,000,190</text:p>
          </table:table-cell>
          <table:table-cell table:formula="of:=[.$B323]/[.C323]" office:value-type="percentage" office:value="0.00312500000010936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525960000020" calcext:value-type="float">
            <text:p>525,960,000,020</text:p>
          </table:table-cell>
          <table:table-cell table:formula="of:=[.C323]+[.B324]" office:value-type="float" office:value="168833160000210" calcext:value-type="float">
            <text:p>168,833,160,000,210</text:p>
          </table:table-cell>
          <table:table-cell table:formula="of:=[.$B324]/[.C324]" office:value-type="percentage" office:value="0.00311526479762237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525960000021" calcext:value-type="float">
            <text:p>525,960,000,021</text:p>
          </table:table-cell>
          <table:table-cell table:formula="of:=[.C324]+[.B325]" office:value-type="float" office:value="169359120000231" calcext:value-type="float">
            <text:p>169,359,120,000,231</text:p>
          </table:table-cell>
          <table:table-cell table:formula="of:=[.$B325]/[.C325]" office:value-type="percentage" office:value="0.00310559006223156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525960000022" calcext:value-type="float">
            <text:p>525,960,000,022</text:p>
          </table:table-cell>
          <table:table-cell table:formula="of:=[.C325]+[.B326]" office:value-type="float" office:value="169885080000253" calcext:value-type="float">
            <text:p>169,885,080,000,253</text:p>
          </table:table-cell>
          <table:table-cell table:formula="of:=[.$B326]/[.C326]" office:value-type="percentage" office:value="0.00309597523232303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525960000023" calcext:value-type="float">
            <text:p>525,960,000,023</text:p>
          </table:table-cell>
          <table:table-cell table:formula="of:=[.C326]+[.B327]" office:value-type="float" office:value="170411040000276" calcext:value-type="float">
            <text:p>170,411,040,000,276</text:p>
          </table:table-cell>
          <table:table-cell table:formula="of:=[.$B327]/[.C327]" office:value-type="percentage" office:value="0.00308641975321639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525960000024" calcext:value-type="float">
            <text:p>525,960,000,024</text:p>
          </table:table-cell>
          <table:table-cell table:formula="of:=[.C327]+[.B328]" office:value-type="float" office:value="170937000000300" calcext:value-type="float">
            <text:p>170,937,000,000,300</text:p>
          </table:table-cell>
          <table:table-cell table:formula="of:=[.$B328]/[.C328]" office:value-type="percentage" office:value="0.00307692307705808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525960000025" calcext:value-type="float">
            <text:p>525,960,000,025</text:p>
          </table:table-cell>
          <table:table-cell table:formula="of:=[.C328]+[.B329]" office:value-type="float" office:value="171462960000325" calcext:value-type="float">
            <text:p>171,462,960,000,325</text:p>
          </table:table-cell>
          <table:table-cell table:formula="of:=[.$B329]/[.C329]" office:value-type="percentage" office:value="0.00306748466271668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525960000026" calcext:value-type="float">
            <text:p>525,960,000,026</text:p>
          </table:table-cell>
          <table:table-cell table:formula="of:=[.C329]+[.B330]" office:value-type="float" office:value="171988920000351" calcext:value-type="float">
            <text:p>171,988,920,000,351</text:p>
          </table:table-cell>
          <table:table-cell table:formula="of:=[.$B330]/[.C330]" office:value-type="percentage" office:value="0.0030581039756801" calcext:value-type="percentage">
            <text:p>0.31%</text:p>
          </table:table-cell>
          <table:table-cell table:number-columns-repeated="60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525960000027" calcext:value-type="float">
            <text:p>525,960,000,027</text:p>
          </table:table-cell>
          <table:table-cell table:formula="of:=[.C330]+[.B331]" office:value-type="float" office:value="172514880000378" calcext:value-type="float">
            <text:p>172,514,880,000,378</text:p>
          </table:table-cell>
          <table:table-cell table:formula="of:=[.$B331]/[.C331]" office:value-type="percentage" office:value="0.00304878048795471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25960000028" calcext:value-type="float">
            <text:p>525,960,000,028</text:p>
          </table:table-cell>
          <table:table-cell table:formula="of:=[.C331]+[.B332]" office:value-type="float" office:value="173040840000406" calcext:value-type="float">
            <text:p>173,040,840,000,406</text:p>
          </table:table-cell>
          <table:table-cell table:formula="of:=[.$B332]/[.C332]" office:value-type="percentage" office:value="0.00303951367796623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525960000029" calcext:value-type="float">
            <text:p>525,960,000,029</text:p>
          </table:table-cell>
          <table:table-cell table:formula="of:=[.C332]+[.B333]" office:value-type="float" office:value="173566800000435" calcext:value-type="float">
            <text:p>173,566,800,000,435</text:p>
          </table:table-cell>
          <table:table-cell table:formula="of:=[.$B333]/[.C333]" office:value-type="percentage" office:value="0.00303030303046252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525960000030" calcext:value-type="float">
            <text:p>525,960,000,030</text:p>
          </table:table-cell>
          <table:table-cell table:formula="of:=[.C333]+[.B334]" office:value-type="float" office:value="174092760000465" calcext:value-type="float">
            <text:p>174,092,760,000,465</text:p>
          </table:table-cell>
          <table:table-cell table:formula="of:=[.$B334]/[.C334]" office:value-type="percentage" office:value="0.00302114803641803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525960000031" calcext:value-type="float">
            <text:p>525,960,000,031</text:p>
          </table:table-cell>
          <table:table-cell table:formula="of:=[.C334]+[.B335]" office:value-type="float" office:value="174618720000496" calcext:value-type="float">
            <text:p>174,618,720,000,496</text:p>
          </table:table-cell>
          <table:table-cell table:formula="of:=[.$B335]/[.C335]" office:value-type="percentage" office:value="0.00301204819294006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525960000032" calcext:value-type="float">
            <text:p>525,960,000,032</text:p>
          </table:table-cell>
          <table:table-cell table:formula="of:=[.C335]+[.B336]" office:value-type="float" office:value="175144680000528" calcext:value-type="float">
            <text:p>175,144,680,000,528</text:p>
          </table:table-cell>
          <table:table-cell table:formula="of:=[.$B336]/[.C336]" office:value-type="percentage" office:value="0.00300300300317666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525960000033" calcext:value-type="float">
            <text:p>525,960,000,033</text:p>
          </table:table-cell>
          <table:table-cell table:formula="of:=[.C336]+[.B337]" office:value-type="float" office:value="175670640000561" calcext:value-type="float">
            <text:p>175,670,640,000,561</text:p>
          </table:table-cell>
          <table:table-cell table:formula="of:=[.$B337]/[.C337]" office:value-type="percentage" office:value="0.00299401197622619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525960000034" calcext:value-type="float">
            <text:p>525,960,000,034</text:p>
          </table:table-cell>
          <table:table-cell table:formula="of:=[.C337]+[.B338]" office:value-type="float" office:value="176196600000595" calcext:value-type="float">
            <text:p>176,196,600,000,595</text:p>
          </table:table-cell>
          <table:table-cell table:formula="of:=[.$B338]/[.C338]" office:value-type="percentage" office:value="0.00298507462704856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525960000035" calcext:value-type="float">
            <text:p>525,960,000,035</text:p>
          </table:table-cell>
          <table:table-cell table:formula="of:=[.C338]+[.B339]" office:value-type="float" office:value="176722560000630" calcext:value-type="float">
            <text:p>176,722,560,000,630</text:p>
          </table:table-cell>
          <table:table-cell table:formula="of:=[.$B339]/[.C339]" office:value-type="percentage" office:value="0.00297619047637792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525960000036" calcext:value-type="float">
            <text:p>525,960,000,036</text:p>
          </table:table-cell>
          <table:table-cell table:formula="of:=[.C339]+[.B340]" office:value-type="float" office:value="177248520000666" calcext:value-type="float">
            <text:p>177,248,520,000,666</text:p>
          </table:table-cell>
          <table:table-cell table:formula="of:=[.$B340]/[.C340]" office:value-type="percentage" office:value="0.00296735905063706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525960000037" calcext:value-type="float">
            <text:p>525,960,000,037</text:p>
          </table:table-cell>
          <table:table-cell table:formula="of:=[.C340]+[.B341]" office:value-type="float" office:value="177774480000703" calcext:value-type="float">
            <text:p>177,774,480,000,703</text:p>
          </table:table-cell>
          <table:table-cell table:formula="of:=[.$B341]/[.C341]" office:value-type="percentage" office:value="0.00295857988185323" calcext:value-type="percentage">
            <text:p>0.30%</text:p>
          </table:table-cell>
          <table:table-cell table:number-columns-repeated="60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525960000038" calcext:value-type="float">
            <text:p>525,960,000,038</text:p>
          </table:table-cell>
          <table:table-cell table:formula="of:=[.C341]+[.B342]" office:value-type="float" office:value="178300440000741" calcext:value-type="float">
            <text:p>178,300,440,000,741</text:p>
          </table:table-cell>
          <table:table-cell table:formula="of:=[.$B342]/[.C342]" office:value-type="percentage" office:value="0.0029498525075755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525960000039" calcext:value-type="float">
            <text:p>525,960,000,039</text:p>
          </table:table-cell>
          <table:table-cell table:formula="of:=[.C342]+[.B343]" office:value-type="float" office:value="178826400000780" calcext:value-type="float">
            <text:p>178,826,400,000,780</text:p>
          </table:table-cell>
          <table:table-cell table:formula="of:=[.$B343]/[.C343]" office:value-type="percentage" office:value="0.00294117647079349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525960000040" calcext:value-type="float">
            <text:p>525,960,000,040</text:p>
          </table:table-cell>
          <table:table-cell table:formula="of:=[.C343]+[.B344]" office:value-type="float" office:value="179352360000820" calcext:value-type="float">
            <text:p>179,352,360,000,820</text:p>
          </table:table-cell>
          <table:table-cell table:formula="of:=[.$B344]/[.C344]" office:value-type="percentage" office:value="0.00293255131985771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525960000041" calcext:value-type="float">
            <text:p>525,960,000,041</text:p>
          </table:table-cell>
          <table:table-cell table:formula="of:=[.C344]+[.B345]" office:value-type="float" office:value="179878320000861" calcext:value-type="float">
            <text:p>179,878,320,000,861</text:p>
          </table:table-cell>
          <table:table-cell table:formula="of:=[.$B345]/[.C345]" office:value-type="percentage" office:value="0.00292397660840107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525960000042" calcext:value-type="float">
            <text:p>525,960,000,042</text:p>
          </table:table-cell>
          <table:table-cell table:formula="of:=[.C345]+[.B346]" office:value-type="float" office:value="180404280000903" calcext:value-type="float">
            <text:p>180,404,280,000,903</text:p>
          </table:table-cell>
          <table:table-cell table:formula="of:=[.$B346]/[.C346]" office:value-type="percentage" office:value="0.00291545189526195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525960000043" calcext:value-type="float">
            <text:p>525,960,000,043</text:p>
          </table:table-cell>
          <table:table-cell table:formula="of:=[.C346]+[.B347]" office:value-type="float" office:value="180930240000946" calcext:value-type="float">
            <text:p>180,930,240,000,946</text:p>
          </table:table-cell>
          <table:table-cell table:formula="of:=[.$B347]/[.C347]" office:value-type="percentage" office:value="0.00290697674440851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525960000044" calcext:value-type="float">
            <text:p>525,960,000,044</text:p>
          </table:table-cell>
          <table:table-cell table:formula="of:=[.C347]+[.B348]" office:value-type="float" office:value="181456200000990" calcext:value-type="float">
            <text:p>181,456,200,000,990</text:p>
          </table:table-cell>
          <table:table-cell table:formula="of:=[.$B348]/[.C348]" office:value-type="percentage" office:value="0.00289855072486435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525960000045" calcext:value-type="float">
            <text:p>525,960,000,045</text:p>
          </table:table-cell>
          <table:table-cell table:formula="of:=[.C348]+[.B349]" office:value-type="float" office:value="181982160001035" calcext:value-type="float">
            <text:p>181,982,160,001,035</text:p>
          </table:table-cell>
          <table:table-cell table:formula="of:=[.$B349]/[.C349]" office:value-type="percentage" office:value="0.00289017341063546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525960000046" calcext:value-type="float">
            <text:p>525,960,000,046</text:p>
          </table:table-cell>
          <table:table-cell table:formula="of:=[.C349]+[.B350]" office:value-type="float" office:value="182508120001081" calcext:value-type="float">
            <text:p>182,508,120,001,081</text:p>
          </table:table-cell>
          <table:table-cell table:formula="of:=[.$B350]/[.C350]" office:value-type="percentage" office:value="0.00288184438063843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525960000047" calcext:value-type="float">
            <text:p>525,960,000,047</text:p>
          </table:table-cell>
          <table:table-cell table:formula="of:=[.C350]+[.B351]" office:value-type="float" office:value="183034080001128" calcext:value-type="float">
            <text:p>183,034,080,001,128</text:p>
          </table:table-cell>
          <table:table-cell table:formula="of:=[.$B351]/[.C351]" office:value-type="percentage" office:value="0.00287356321862988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525960000048" calcext:value-type="float">
            <text:p>525,960,000,048</text:p>
          </table:table-cell>
          <table:table-cell table:formula="of:=[.C351]+[.B352]" office:value-type="float" office:value="183560040001176" calcext:value-type="float">
            <text:p>183,560,040,001,176</text:p>
          </table:table-cell>
          <table:table-cell table:formula="of:=[.$B352]/[.C352]" office:value-type="percentage" office:value="0.00286532951313712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525960000049" calcext:value-type="float">
            <text:p>525,960,000,049</text:p>
          </table:table-cell>
          <table:table-cell table:formula="of:=[.C352]+[.B353]" office:value-type="float" office:value="184086000001225" calcext:value-type="float">
            <text:p>184,086,000,001,225</text:p>
          </table:table-cell>
          <table:table-cell table:formula="of:=[.$B353]/[.C353]" office:value-type="percentage" office:value="0.00285714285739002" calcext:value-type="percentage">
            <text:p>0.29%</text:p>
          </table:table-cell>
          <table:table-cell table:number-columns-repeated="60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525960000050" calcext:value-type="float">
            <text:p>525,960,000,050</text:p>
          </table:table-cell>
          <table:table-cell table:formula="of:=[.C353]+[.B354]" office:value-type="float" office:value="184611960001275" calcext:value-type="float">
            <text:p>184,611,960,001,275</text:p>
          </table:table-cell>
          <table:table-cell table:formula="of:=[.$B354]/[.C354]" office:value-type="percentage" office:value="0.00284900284925401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525960000051" calcext:value-type="float">
            <text:p>525,960,000,051</text:p>
          </table:table-cell>
          <table:table-cell table:formula="of:=[.C354]+[.B355]" office:value-type="float" office:value="185137920001326" calcext:value-type="float">
            <text:p>185,137,920,001,326</text:p>
          </table:table-cell>
          <table:table-cell table:formula="of:=[.$B355]/[.C355]" office:value-type="percentage" office:value="0.00284090909116421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525960000052" calcext:value-type="float">
            <text:p>525,960,000,052</text:p>
          </table:table-cell>
          <table:table-cell table:formula="of:=[.C355]+[.B356]" office:value-type="float" office:value="185663880001378" calcext:value-type="float">
            <text:p>185,663,880,001,378</text:p>
          </table:table-cell>
          <table:table-cell table:formula="of:=[.$B356]/[.C356]" office:value-type="percentage" office:value="0.00283286119006075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525960000053" calcext:value-type="float">
            <text:p>525,960,000,053</text:p>
          </table:table-cell>
          <table:table-cell table:formula="of:=[.C356]+[.B357]" office:value-type="float" office:value="186189840001431" calcext:value-type="float">
            <text:p>186,189,840,001,431</text:p>
          </table:table-cell>
          <table:table-cell table:formula="of:=[.$B357]/[.C357]" office:value-type="percentage" office:value="0.00282485875732509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525960000054" calcext:value-type="float">
            <text:p>525,960,000,054</text:p>
          </table:table-cell>
          <table:table-cell table:formula="of:=[.C357]+[.B358]" office:value-type="float" office:value="186715800001485" calcext:value-type="float">
            <text:p>186,715,800,001,485</text:p>
          </table:table-cell>
          <table:table-cell table:formula="of:=[.$B358]/[.C358]" office:value-type="percentage" office:value="0.00281690140871751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525960000055" calcext:value-type="float">
            <text:p>525,960,000,055</text:p>
          </table:table-cell>
          <table:table-cell table:formula="of:=[.C358]+[.B359]" office:value-type="float" office:value="187241760001540" calcext:value-type="float">
            <text:p>187,241,760,001,540</text:p>
          </table:table-cell>
          <table:table-cell table:formula="of:=[.$B359]/[.C359]" office:value-type="percentage" office:value="0.00280898876431558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525960000056" calcext:value-type="float">
            <text:p>525,960,000,056</text:p>
          </table:table-cell>
          <table:table-cell table:formula="of:=[.C359]+[.B360]" office:value-type="float" office:value="187767720001596" calcext:value-type="float">
            <text:p>187,767,720,001,596</text:p>
          </table:table-cell>
          <table:table-cell table:formula="of:=[.$B360]/[.C360]" office:value-type="percentage" office:value="0.0028011204484537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525960000057" calcext:value-type="float">
            <text:p>525,960,000,057</text:p>
          </table:table-cell>
          <table:table-cell table:formula="of:=[.C360]+[.B361]" office:value-type="float" office:value="188293680001653" calcext:value-type="float">
            <text:p>188,293,680,001,653</text:p>
          </table:table-cell>
          <table:table-cell table:formula="of:=[.$B361]/[.C361]" office:value-type="percentage" office:value="0.00279329608966367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25960000058" calcext:value-type="float">
            <text:p>525,960,000,058</text:p>
          </table:table-cell>
          <table:table-cell table:formula="of:=[.C361]+[.B362]" office:value-type="float" office:value="188819640001711" calcext:value-type="float">
            <text:p>188,819,640,001,711</text:p>
          </table:table-cell>
          <table:table-cell table:formula="of:=[.$B362]/[.C362]" office:value-type="percentage" office:value="0.00278551532061619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525960000059" calcext:value-type="float">
            <text:p>525,960,000,059</text:p>
          </table:table-cell>
          <table:table-cell table:formula="of:=[.C362]+[.B363]" office:value-type="float" office:value="189345600001770" calcext:value-type="float">
            <text:p>189,345,600,001,770</text:p>
          </table:table-cell>
          <table:table-cell table:formula="of:=[.$B363]/[.C363]" office:value-type="percentage" office:value="0.00277777777806341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525960000060" calcext:value-type="float">
            <text:p>525,960,000,060</text:p>
          </table:table-cell>
          <table:table-cell table:formula="of:=[.C363]+[.B364]" office:value-type="float" office:value="189871560001830" calcext:value-type="float">
            <text:p>189,871,560,001,830</text:p>
          </table:table-cell>
          <table:table-cell table:formula="of:=[.$B364]/[.C364]" office:value-type="percentage" office:value="0.00277008310278238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525960000061" calcext:value-type="float">
            <text:p>525,960,000,061</text:p>
          </table:table-cell>
          <table:table-cell table:formula="of:=[.C364]+[.B365]" office:value-type="float" office:value="190397520001891" calcext:value-type="float">
            <text:p>190,397,520,001,891</text:p>
          </table:table-cell>
          <table:table-cell table:formula="of:=[.$B365]/[.C365]" office:value-type="percentage" office:value="0.00276243093951947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525960000062" calcext:value-type="float">
            <text:p>525,960,000,062</text:p>
          </table:table-cell>
          <table:table-cell table:formula="of:=[.C365]+[.B366]" office:value-type="float" office:value="190923480001953" calcext:value-type="float">
            <text:p>190,923,480,001,953</text:p>
          </table:table-cell>
          <table:table-cell table:formula="of:=[.$B366]/[.C366]" office:value-type="percentage" office:value="0.00275482093693568" calcext:value-type="percentage">
            <text:p>0.28%</text:p>
          </table:table-cell>
          <table:table-cell table:number-columns-repeated="60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525960000063" calcext:value-type="float">
            <text:p>525,960,000,063</text:p>
          </table:table-cell>
          <table:table-cell table:formula="of:=[.C366]+[.B367]" office:value-type="float" office:value="191449440002016" calcext:value-type="float">
            <text:p>191,449,440,002,016</text:p>
          </table:table-cell>
          <table:table-cell table:formula="of:=[.$B367]/[.C367]" office:value-type="percentage" office:value="0.00274725274755289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525960000064" calcext:value-type="float">
            <text:p>525,960,000,064</text:p>
          </table:table-cell>
          <table:table-cell table:formula="of:=[.C367]+[.B368]" office:value-type="float" office:value="191975400002080" calcext:value-type="float">
            <text:p>191,975,400,002,080</text:p>
          </table:table-cell>
          <table:table-cell table:formula="of:=[.$B368]/[.C368]" office:value-type="percentage" office:value="0.00273972602770095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525960000065" calcext:value-type="float">
            <text:p>525,960,000,065</text:p>
          </table:table-cell>
          <table:table-cell table:formula="of:=[.C368]+[.B369]" office:value-type="float" office:value="192501360002145" calcext:value-type="float">
            <text:p>192,501,360,002,145</text:p>
          </table:table-cell>
          <table:table-cell table:formula="of:=[.$B369]/[.C369]" office:value-type="percentage" office:value="0.00273224043746568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525960000066" calcext:value-type="float">
            <text:p>525,960,000,066</text:p>
          </table:table-cell>
          <table:table-cell table:formula="of:=[.C369]+[.B370]" office:value-type="float" office:value="193027320002211" calcext:value-type="float">
            <text:p>193,027,320,002,211</text:p>
          </table:table-cell>
          <table:table-cell table:formula="of:=[.$B370]/[.C370]" office:value-type="percentage" office:value="0.00272479564063768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525960000067" calcext:value-type="float">
            <text:p>525,960,000,067</text:p>
          </table:table-cell>
          <table:table-cell table:formula="of:=[.C370]+[.B371]" office:value-type="float" office:value="193553280002278" calcext:value-type="float">
            <text:p>193,553,280,002,278</text:p>
          </table:table-cell>
          <table:table-cell table:formula="of:=[.$B371]/[.C371]" office:value-type="percentage" office:value="0.002717391304662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525960000068" calcext:value-type="float">
            <text:p>525,960,000,068</text:p>
          </table:table-cell>
          <table:table-cell table:formula="of:=[.C371]+[.B372]" office:value-type="float" office:value="194079240002346" calcext:value-type="float">
            <text:p>194,079,240,002,346</text:p>
          </table:table-cell>
          <table:table-cell table:formula="of:=[.$B372]/[.C372]" office:value-type="percentage" office:value="0.00271002710058862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525960000069" calcext:value-type="float">
            <text:p>525,960,000,069</text:p>
          </table:table-cell>
          <table:table-cell table:formula="of:=[.C372]+[.B373]" office:value-type="float" office:value="194605200002415" calcext:value-type="float">
            <text:p>194,605,200,002,415</text:p>
          </table:table-cell>
          <table:table-cell table:formula="of:=[.$B373]/[.C373]" office:value-type="percentage" office:value="0.00270270270302373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525960000070" calcext:value-type="float">
            <text:p>525,960,000,070</text:p>
          </table:table-cell>
          <table:table-cell table:formula="of:=[.C373]+[.B374]" office:value-type="float" office:value="195131160002485" calcext:value-type="float">
            <text:p>195,131,160,002,485</text:p>
          </table:table-cell>
          <table:table-cell table:formula="of:=[.$B374]/[.C374]" office:value-type="percentage" office:value="0.00269541779008182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525960000071" calcext:value-type="float">
            <text:p>525,960,000,071</text:p>
          </table:table-cell>
          <table:table-cell table:formula="of:=[.C374]+[.B375]" office:value-type="float" office:value="195657120002556" calcext:value-type="float">
            <text:p>195,657,120,002,556</text:p>
          </table:table-cell>
          <table:table-cell table:formula="of:=[.$B375]/[.C375]" office:value-type="percentage" office:value="0.00268817204333851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525960000072" calcext:value-type="float">
            <text:p>525,960,000,072</text:p>
          </table:table-cell>
          <table:table-cell table:formula="of:=[.C375]+[.B376]" office:value-type="float" office:value="196183080002628" calcext:value-type="float">
            <text:p>196,183,080,002,628</text:p>
          </table:table-cell>
          <table:table-cell table:formula="of:=[.$B376]/[.C376]" office:value-type="percentage" office:value="0.00268096514778417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525960000073" calcext:value-type="float">
            <text:p>525,960,000,073</text:p>
          </table:table-cell>
          <table:table-cell table:formula="of:=[.C376]+[.B377]" office:value-type="float" office:value="196709040002701" calcext:value-type="float">
            <text:p>196,709,040,002,701</text:p>
          </table:table-cell>
          <table:table-cell table:formula="of:=[.$B377]/[.C377]" office:value-type="percentage" office:value="0.00267379679177824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525960000074" calcext:value-type="float">
            <text:p>525,960,000,074</text:p>
          </table:table-cell>
          <table:table-cell table:formula="of:=[.C377]+[.B378]" office:value-type="float" office:value="197235000002775" calcext:value-type="float">
            <text:p>197,235,000,002,775</text:p>
          </table:table-cell>
          <table:table-cell table:formula="of:=[.$B378]/[.C378]" office:value-type="percentage" office:value="0.00266666666700433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525960000075" calcext:value-type="float">
            <text:p>525,960,000,075</text:p>
          </table:table-cell>
          <table:table-cell table:formula="of:=[.C378]+[.B379]" office:value-type="float" office:value="197760960002850" calcext:value-type="float">
            <text:p>197,760,960,002,850</text:p>
          </table:table-cell>
          <table:table-cell table:formula="of:=[.$B379]/[.C379]" office:value-type="percentage" office:value="0.00265957446842602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525960000076" calcext:value-type="float">
            <text:p>525,960,000,076</text:p>
          </table:table-cell>
          <table:table-cell table:formula="of:=[.C379]+[.B380]" office:value-type="float" office:value="198286920002926" calcext:value-type="float">
            <text:p>198,286,920,002,926</text:p>
          </table:table-cell>
          <table:table-cell table:formula="of:=[.$B380]/[.C380]" office:value-type="percentage" office:value="0.00265251989424335" calcext:value-type="percentage">
            <text:p>0.27%</text:p>
          </table:table-cell>
          <table:table-cell table:number-columns-repeated="60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525960000077" calcext:value-type="float">
            <text:p>525,960,000,077</text:p>
          </table:table-cell>
          <table:table-cell table:formula="of:=[.C380]+[.B381]" office:value-type="float" office:value="198812880003003" calcext:value-type="float">
            <text:p>198,812,880,003,003</text:p>
          </table:table-cell>
          <table:table-cell table:formula="of:=[.$B381]/[.C381]" office:value-type="percentage" office:value="0.00264550264584998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25960000078" calcext:value-type="float">
            <text:p>525,960,000,078</text:p>
          </table:table-cell>
          <table:table-cell table:formula="of:=[.C381]+[.B382]" office:value-type="float" office:value="199338840003081" calcext:value-type="float">
            <text:p>199,338,840,003,081</text:p>
          </table:table-cell>
          <table:table-cell table:formula="of:=[.$B382]/[.C382]" office:value-type="percentage" office:value="0.00263852242779115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525960000079" calcext:value-type="float">
            <text:p>525,960,000,079</text:p>
          </table:table-cell>
          <table:table-cell table:formula="of:=[.C382]+[.B383]" office:value-type="float" office:value="199864800003160" calcext:value-type="float">
            <text:p>199,864,800,003,160</text:p>
          </table:table-cell>
          <table:table-cell table:formula="of:=[.$B383]/[.C383]" office:value-type="percentage" office:value="0.00263157894772208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525960000080" calcext:value-type="float">
            <text:p>525,960,000,080</text:p>
          </table:table-cell>
          <table:table-cell table:formula="of:=[.C383]+[.B384]" office:value-type="float" office:value="200390760003240" calcext:value-type="float">
            <text:p>200,390,760,003,240</text:p>
          </table:table-cell>
          <table:table-cell table:formula="of:=[.$B384]/[.C384]" office:value-type="percentage" office:value="0.00262467191636728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525960000081" calcext:value-type="float">
            <text:p>525,960,000,081</text:p>
          </table:table-cell>
          <table:table-cell table:formula="of:=[.C384]+[.B385]" office:value-type="float" office:value="200916720003321" calcext:value-type="float">
            <text:p>200,916,720,003,321</text:p>
          </table:table-cell>
          <table:table-cell table:formula="of:=[.$B385]/[.C385]" office:value-type="percentage" office:value="0.0026178010474803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525960000082" calcext:value-type="float">
            <text:p>525,960,000,082</text:p>
          </table:table-cell>
          <table:table-cell table:formula="of:=[.C385]+[.B386]" office:value-type="float" office:value="201442680003403" calcext:value-type="float">
            <text:p>201,442,680,003,403</text:p>
          </table:table-cell>
          <table:table-cell table:formula="of:=[.$B386]/[.C386]" office:value-type="percentage" office:value="0.00261096605780421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525960000083" calcext:value-type="float">
            <text:p>525,960,000,083</text:p>
          </table:table-cell>
          <table:table-cell table:formula="of:=[.C386]+[.B387]" office:value-type="float" office:value="201968640003486" calcext:value-type="float">
            <text:p>201,968,640,003,486</text:p>
          </table:table-cell>
          <table:table-cell table:formula="of:=[.$B387]/[.C387]" office:value-type="percentage" office:value="0.00260416666703267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525960000084" calcext:value-type="float">
            <text:p>525,960,000,084</text:p>
          </table:table-cell>
          <table:table-cell table:formula="of:=[.C387]+[.B388]" office:value-type="float" office:value="202494600003570" calcext:value-type="float">
            <text:p>202,494,600,003,570</text:p>
          </table:table-cell>
          <table:table-cell table:formula="of:=[.$B388]/[.C388]" office:value-type="percentage" office:value="0.00259740259777163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525960000085" calcext:value-type="float">
            <text:p>525,960,000,085</text:p>
          </table:table-cell>
          <table:table-cell table:formula="of:=[.C388]+[.B389]" office:value-type="float" office:value="203020560003655" calcext:value-type="float">
            <text:p>203,020,560,003,655</text:p>
          </table:table-cell>
          <table:table-cell table:formula="of:=[.$B389]/[.C389]" office:value-type="percentage" office:value="0.00259067357550157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525960000086" calcext:value-type="float">
            <text:p>525,960,000,086</text:p>
          </table:table-cell>
          <table:table-cell table:formula="of:=[.C389]+[.B390]" office:value-type="float" office:value="203546520003741" calcext:value-type="float">
            <text:p>203,546,520,003,741</text:p>
          </table:table-cell>
          <table:table-cell table:formula="of:=[.$B390]/[.C390]" office:value-type="percentage" office:value="0.00258397932854039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525960000087" calcext:value-type="float">
            <text:p>525,960,000,087</text:p>
          </table:table-cell>
          <table:table-cell table:formula="of:=[.C390]+[.B391]" office:value-type="float" office:value="204072480003828" calcext:value-type="float">
            <text:p>204,072,480,003,828</text:p>
          </table:table-cell>
          <table:table-cell table:formula="of:=[.$B391]/[.C391]" office:value-type="percentage" office:value="0.00257731958800684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525960000088" calcext:value-type="float">
            <text:p>525,960,000,088</text:p>
          </table:table-cell>
          <table:table-cell table:formula="of:=[.C391]+[.B392]" office:value-type="float" office:value="204598440003916" calcext:value-type="float">
            <text:p>204,598,440,003,916</text:p>
          </table:table-cell>
          <table:table-cell table:formula="of:=[.$B392]/[.C392]" office:value-type="percentage" office:value="0.00257069408778451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525960000089" calcext:value-type="float">
            <text:p>525,960,000,089</text:p>
          </table:table-cell>
          <table:table-cell table:formula="of:=[.C392]+[.B393]" office:value-type="float" office:value="205124400004005" calcext:value-type="float">
            <text:p>205,124,400,004,005</text:p>
          </table:table-cell>
          <table:table-cell table:formula="of:=[.$B393]/[.C393]" office:value-type="percentage" office:value="0.00256410256448638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525960000090" calcext:value-type="float">
            <text:p>525,960,000,090</text:p>
          </table:table-cell>
          <table:table-cell table:formula="of:=[.C393]+[.B394]" office:value-type="float" office:value="205650360004095" calcext:value-type="float">
            <text:p>205,650,360,004,095</text:p>
          </table:table-cell>
          <table:table-cell table:formula="of:=[.$B394]/[.C394]" office:value-type="percentage" office:value="0.00255754475741996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525960000091" calcext:value-type="float">
            <text:p>525,960,000,091</text:p>
          </table:table-cell>
          <table:table-cell table:formula="of:=[.C394]+[.B395]" office:value-type="float" office:value="206176320004186" calcext:value-type="float">
            <text:p>206,176,320,004,186</text:p>
          </table:table-cell>
          <table:table-cell table:formula="of:=[.$B395]/[.C395]" office:value-type="percentage" office:value="0.00255102040855284" calcext:value-type="percentage">
            <text:p>0.26%</text:p>
          </table:table-cell>
          <table:table-cell table:number-columns-repeated="60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525960000092" calcext:value-type="float">
            <text:p>525,960,000,092</text:p>
          </table:table-cell>
          <table:table-cell table:formula="of:=[.C395]+[.B396]" office:value-type="float" office:value="206702280004278" calcext:value-type="float">
            <text:p>206,702,280,004,278</text:p>
          </table:table-cell>
          <table:table-cell table:formula="of:=[.$B396]/[.C396]" office:value-type="percentage" office:value="0.00254452926247894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525960000093" calcext:value-type="float">
            <text:p>525,960,000,093</text:p>
          </table:table-cell>
          <table:table-cell table:formula="of:=[.C396]+[.B397]" office:value-type="float" office:value="207228240004371" calcext:value-type="float">
            <text:p>207,228,240,004,371</text:p>
          </table:table-cell>
          <table:table-cell table:formula="of:=[.$B397]/[.C397]" office:value-type="percentage" office:value="0.00253807106638509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525960000094" calcext:value-type="float">
            <text:p>525,960,000,094</text:p>
          </table:table-cell>
          <table:table-cell table:formula="of:=[.C397]+[.B398]" office:value-type="float" office:value="207754200004465" calcext:value-type="float">
            <text:p>207,754,200,004,465</text:p>
          </table:table-cell>
          <table:table-cell table:formula="of:=[.$B398]/[.C398]" office:value-type="percentage" office:value="0.0025316455700183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525960000095" calcext:value-type="float">
            <text:p>525,960,000,095</text:p>
          </table:table-cell>
          <table:table-cell table:formula="of:=[.C398]+[.B399]" office:value-type="float" office:value="208280160004560" calcext:value-type="float">
            <text:p>208,280,160,004,560</text:p>
          </table:table-cell>
          <table:table-cell table:formula="of:=[.$B399]/[.C399]" office:value-type="percentage" office:value="0.00252525252565336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525960000096" calcext:value-type="float">
            <text:p>525,960,000,096</text:p>
          </table:table-cell>
          <table:table-cell table:formula="of:=[.C399]+[.B400]" office:value-type="float" office:value="208806120004656" calcext:value-type="float">
            <text:p>208,806,120,004,656</text:p>
          </table:table-cell>
          <table:table-cell table:formula="of:=[.$B400]/[.C400]" office:value-type="percentage" office:value="0.00251889168806102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525960000097" calcext:value-type="float">
            <text:p>525,960,000,097</text:p>
          </table:table-cell>
          <table:table-cell table:formula="of:=[.C400]+[.B401]" office:value-type="float" office:value="209332080004753" calcext:value-type="float">
            <text:p>209,332,080,004,753</text:p>
          </table:table-cell>
          <table:table-cell table:formula="of:=[.$B401]/[.C401]" office:value-type="percentage" office:value="0.00251256281447668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25960000098" calcext:value-type="float">
            <text:p>525,960,000,098</text:p>
          </table:table-cell>
          <table:table-cell table:formula="of:=[.C401]+[.B402]" office:value-type="float" office:value="209858040004851" calcext:value-type="float">
            <text:p>209,858,040,004,851</text:p>
          </table:table-cell>
          <table:table-cell table:formula="of:=[.$B402]/[.C402]" office:value-type="percentage" office:value="0.00250626566456945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525960000099" calcext:value-type="float">
            <text:p>525,960,000,099</text:p>
          </table:table-cell>
          <table:table-cell table:formula="of:=[.C402]+[.B403]" office:value-type="float" office:value="210384000004950" calcext:value-type="float">
            <text:p>210,384,000,004,950</text:p>
          </table:table-cell>
          <table:table-cell table:formula="of:=[.$B403]/[.C403]" office:value-type="percentage" office:value="0.00250000000041175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525960000100" calcext:value-type="float">
            <text:p>525,960,000,100</text:p>
          </table:table-cell>
          <table:table-cell table:formula="of:=[.C403]+[.B404]" office:value-type="float" office:value="210909960005050" calcext:value-type="float">
            <text:p>210,909,960,005,050</text:p>
          </table:table-cell>
          <table:table-cell table:formula="of:=[.$B404]/[.C404]" office:value-type="percentage" office:value="0.00249376558644934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525960000101" calcext:value-type="float">
            <text:p>525,960,000,101</text:p>
          </table:table-cell>
          <table:table-cell table:formula="of:=[.C404]+[.B405]" office:value-type="float" office:value="211435920005151" calcext:value-type="float">
            <text:p>211,435,920,005,151</text:p>
          </table:table-cell>
          <table:table-cell table:formula="of:=[.$B405]/[.C405]" office:value-type="percentage" office:value="0.00248756218947181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525960000102" calcext:value-type="float">
            <text:p>525,960,000,102</text:p>
          </table:table-cell>
          <table:table-cell table:formula="of:=[.C405]+[.B406]" office:value-type="float" office:value="211961880005253" calcext:value-type="float">
            <text:p>211,961,880,005,253</text:p>
          </table:table-cell>
          <table:table-cell table:formula="of:=[.$B406]/[.C406]" office:value-type="percentage" office:value="0.00248138957858349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25960000103" calcext:value-type="float">
            <text:p>525,960,000,103</text:p>
          </table:table-cell>
          <table:table-cell table:formula="of:=[.C406]+[.B407]" office:value-type="float" office:value="212487840005356" calcext:value-type="float">
            <text:p>212,487,840,005,356</text:p>
          </table:table-cell>
          <table:table-cell table:formula="of:=[.$B407]/[.C407]" office:value-type="percentage" office:value="0.00247524752517482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525960000104" calcext:value-type="float">
            <text:p>525,960,000,104</text:p>
          </table:table-cell>
          <table:table-cell table:formula="of:=[.C407]+[.B408]" office:value-type="float" office:value="213013800005460" calcext:value-type="float">
            <text:p>213,013,800,005,460</text:p>
          </table:table-cell>
          <table:table-cell table:formula="of:=[.$B408]/[.C408]" office:value-type="percentage" office:value="0.00246913580289408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525960000105" calcext:value-type="float">
            <text:p>525,960,000,105</text:p>
          </table:table-cell>
          <table:table-cell table:formula="of:=[.C408]+[.B409]" office:value-type="float" office:value="213539760005565" calcext:value-type="float">
            <text:p>213,539,760,005,565</text:p>
          </table:table-cell>
          <table:table-cell table:formula="of:=[.$B409]/[.C409]" office:value-type="percentage" office:value="0.00246305418761964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525960000106" calcext:value-type="float">
            <text:p>525,960,000,106</text:p>
          </table:table-cell>
          <table:table-cell table:formula="of:=[.C409]+[.B410]" office:value-type="float" office:value="214065720005671" calcext:value-type="float">
            <text:p>214,065,720,005,671</text:p>
          </table:table-cell>
          <table:table-cell table:formula="of:=[.$B410]/[.C410]" office:value-type="percentage" office:value="0.00245700245743254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525960000107" calcext:value-type="float">
            <text:p>525,960,000,107</text:p>
          </table:table-cell>
          <table:table-cell table:formula="of:=[.C410]+[.B411]" office:value-type="float" office:value="214591680005778" calcext:value-type="float">
            <text:p>214,591,680,005,778</text:p>
          </table:table-cell>
          <table:table-cell table:formula="of:=[.$B411]/[.C411]" office:value-type="percentage" office:value="0.00245098039258949" calcext:value-type="percentage">
            <text:p>0.25%</text:p>
          </table:table-cell>
          <table:table-cell table:number-columns-repeated="60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25960000108" calcext:value-type="float">
            <text:p>525,960,000,108</text:p>
          </table:table-cell>
          <table:table-cell table:formula="of:=[.C411]+[.B412]" office:value-type="float" office:value="215117640005886" calcext:value-type="float">
            <text:p>215,117,640,005,886</text:p>
          </table:table-cell>
          <table:table-cell table:formula="of:=[.$B412]/[.C412]" office:value-type="percentage" office:value="0.00244498777549628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525960000109" calcext:value-type="float">
            <text:p>525,960,000,109</text:p>
          </table:table-cell>
          <table:table-cell table:formula="of:=[.C412]+[.B413]" office:value-type="float" office:value="215643600005995" calcext:value-type="float">
            <text:p>215,643,600,005,995</text:p>
          </table:table-cell>
          <table:table-cell table:formula="of:=[.$B413]/[.C413]" office:value-type="percentage" office:value="0.00243902439068156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525960000110" calcext:value-type="float">
            <text:p>525,960,000,110</text:p>
          </table:table-cell>
          <table:table-cell table:formula="of:=[.C413]+[.B414]" office:value-type="float" office:value="216169560006105" calcext:value-type="float">
            <text:p>216,169,560,006,105</text:p>
          </table:table-cell>
          <table:table-cell table:formula="of:=[.$B414]/[.C414]" office:value-type="percentage" office:value="0.00243309002477105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525960000111" calcext:value-type="float">
            <text:p>525,960,000,111</text:p>
          </table:table-cell>
          <table:table-cell table:formula="of:=[.C414]+[.B415]" office:value-type="float" office:value="216695520006216" calcext:value-type="float">
            <text:p>216,695,520,006,216</text:p>
          </table:table-cell>
          <table:table-cell table:formula="of:=[.$B415]/[.C415]" office:value-type="percentage" office:value="0.00242718446646203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525960000112" calcext:value-type="float">
            <text:p>525,960,000,112</text:p>
          </table:table-cell>
          <table:table-cell table:formula="of:=[.C415]+[.B416]" office:value-type="float" office:value="217221480006328" calcext:value-type="float">
            <text:p>217,221,480,006,328</text:p>
          </table:table-cell>
          <table:table-cell table:formula="of:=[.$B416]/[.C416]" office:value-type="percentage" office:value="0.00242130750649833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25960000113" calcext:value-type="float">
            <text:p>525,960,000,113</text:p>
          </table:table-cell>
          <table:table-cell table:formula="of:=[.C416]+[.B417]" office:value-type="float" office:value="217747440006441" calcext:value-type="float">
            <text:p>217,747,440,006,441</text:p>
          </table:table-cell>
          <table:table-cell table:formula="of:=[.$B417]/[.C417]" office:value-type="percentage" office:value="0.00241545893764557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525960000114" calcext:value-type="float">
            <text:p>525,960,000,114</text:p>
          </table:table-cell>
          <table:table-cell table:formula="of:=[.C417]+[.B418]" office:value-type="float" office:value="218273400006555" calcext:value-type="float">
            <text:p>218,273,400,006,555</text:p>
          </table:table-cell>
          <table:table-cell table:formula="of:=[.$B418]/[.C418]" office:value-type="percentage" office:value="0.00240963855466678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525960000115" calcext:value-type="float">
            <text:p>525,960,000,115</text:p>
          </table:table-cell>
          <table:table-cell table:formula="of:=[.C418]+[.B419]" office:value-type="float" office:value="218799360006670" calcext:value-type="float">
            <text:p>218,799,360,006,670</text:p>
          </table:table-cell>
          <table:table-cell table:formula="of:=[.$B419]/[.C419]" office:value-type="percentage" office:value="0.00240384615429847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525960000116" calcext:value-type="float">
            <text:p>525,960,000,116</text:p>
          </table:table-cell>
          <table:table-cell table:formula="of:=[.C419]+[.B420]" office:value-type="float" office:value="219325320006786" calcext:value-type="float">
            <text:p>219,325,320,006,786</text:p>
          </table:table-cell>
          <table:table-cell table:formula="of:=[.$B420]/[.C420]" office:value-type="percentage" office:value="0.00239808153522688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525960000117" calcext:value-type="float">
            <text:p>525,960,000,117</text:p>
          </table:table-cell>
          <table:table-cell table:formula="of:=[.C420]+[.B421]" office:value-type="float" office:value="219851280006903" calcext:value-type="float">
            <text:p>219,851,280,006,903</text:p>
          </table:table-cell>
          <table:table-cell table:formula="of:=[.$B421]/[.C421]" office:value-type="percentage" office:value="0.00239234449806472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25960000118" calcext:value-type="float">
            <text:p>525,960,000,118</text:p>
          </table:table-cell>
          <table:table-cell table:formula="of:=[.C421]+[.B422]" office:value-type="float" office:value="220377240007021" calcext:value-type="float">
            <text:p>220,377,240,007,021</text:p>
          </table:table-cell>
          <table:table-cell table:formula="of:=[.$B422]/[.C422]" office:value-type="percentage" office:value="0.00238663484532814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525960000119" calcext:value-type="float">
            <text:p>525,960,000,119</text:p>
          </table:table-cell>
          <table:table-cell table:formula="of:=[.C422]+[.B423]" office:value-type="float" office:value="220903200007140" calcext:value-type="float">
            <text:p>220,903,200,007,140</text:p>
          </table:table-cell>
          <table:table-cell table:formula="of:=[.$B423]/[.C423]" office:value-type="percentage" office:value="0.00238095238141412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525960000120" calcext:value-type="float">
            <text:p>525,960,000,120</text:p>
          </table:table-cell>
          <table:table-cell table:formula="of:=[.C423]+[.B424]" office:value-type="float" office:value="221429160007260" calcext:value-type="float">
            <text:p>221,429,160,007,260</text:p>
          </table:table-cell>
          <table:table-cell table:formula="of:=[.$B424]/[.C424]" office:value-type="percentage" office:value="0.00237529691257807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525960000121" calcext:value-type="float">
            <text:p>525,960,000,121</text:p>
          </table:table-cell>
          <table:table-cell table:formula="of:=[.C424]+[.B425]" office:value-type="float" office:value="221955120007381" calcext:value-type="float">
            <text:p>221,955,120,007,381</text:p>
          </table:table-cell>
          <table:table-cell table:formula="of:=[.$B425]/[.C425]" office:value-type="percentage" office:value="0.00236966824691185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525960000122" calcext:value-type="float">
            <text:p>525,960,000,122</text:p>
          </table:table-cell>
          <table:table-cell table:formula="of:=[.C425]+[.B426]" office:value-type="float" office:value="222481080007503" calcext:value-type="float">
            <text:p>222,481,080,007,503</text:p>
          </table:table-cell>
          <table:table-cell table:formula="of:=[.$B426]/[.C426]" office:value-type="percentage" office:value="0.00236406619432206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525960000123" calcext:value-type="float">
            <text:p>525,960,000,123</text:p>
          </table:table-cell>
          <table:table-cell table:formula="of:=[.C426]+[.B427]" office:value-type="float" office:value="223007040007626" calcext:value-type="float">
            <text:p>223,007,040,007,626</text:p>
          </table:table-cell>
          <table:table-cell table:formula="of:=[.$B427]/[.C427]" office:value-type="percentage" office:value="0.00235849056650864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525960000124" calcext:value-type="float">
            <text:p>525,960,000,124</text:p>
          </table:table-cell>
          <table:table-cell table:formula="of:=[.C427]+[.B428]" office:value-type="float" office:value="223533000007750" calcext:value-type="float">
            <text:p>223,533,000,007,750</text:p>
          </table:table-cell>
          <table:table-cell table:formula="of:=[.$B428]/[.C428]" office:value-type="percentage" office:value="0.00235294117694374" calcext:value-type="percentage">
            <text:p>0.24%</text:p>
          </table:table-cell>
          <table:table-cell table:number-columns-repeated="60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525960000125" calcext:value-type="float">
            <text:p>525,960,000,125</text:p>
          </table:table-cell>
          <table:table-cell table:formula="of:=[.C428]+[.B429]" office:value-type="float" office:value="224058960007875" calcext:value-type="float">
            <text:p>224,058,960,007,875</text:p>
          </table:table-cell>
          <table:table-cell table:formula="of:=[.$B429]/[.C429]" office:value-type="percentage" office:value="0.00234741784085097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525960000126" calcext:value-type="float">
            <text:p>525,960,000,126</text:p>
          </table:table-cell>
          <table:table-cell table:formula="of:=[.C429]+[.B430]" office:value-type="float" office:value="224584920008001" calcext:value-type="float">
            <text:p>224,584,920,008,001</text:p>
          </table:table-cell>
          <table:table-cell table:formula="of:=[.$B430]/[.C430]" office:value-type="percentage" office:value="0.00234192037518486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525960000127" calcext:value-type="float">
            <text:p>525,960,000,127</text:p>
          </table:table-cell>
          <table:table-cell table:formula="of:=[.C430]+[.B431]" office:value-type="float" office:value="225110880008128" calcext:value-type="float">
            <text:p>225,110,880,008,128</text:p>
          </table:table-cell>
          <table:table-cell table:formula="of:=[.$B431]/[.C431]" office:value-type="percentage" office:value="0.00233644859861065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25960000128" calcext:value-type="float">
            <text:p>525,960,000,128</text:p>
          </table:table-cell>
          <table:table-cell table:formula="of:=[.C431]+[.B432]" office:value-type="float" office:value="225636840008256" calcext:value-type="float">
            <text:p>225,636,840,008,256</text:p>
          </table:table-cell>
          <table:table-cell table:formula="of:=[.$B432]/[.C432]" office:value-type="percentage" office:value="0.00233100233148432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525960000129" calcext:value-type="float">
            <text:p>525,960,000,129</text:p>
          </table:table-cell>
          <table:table-cell table:formula="of:=[.C432]+[.B433]" office:value-type="float" office:value="226162800008385" calcext:value-type="float">
            <text:p>226,162,800,008,385</text:p>
          </table:table-cell>
          <table:table-cell table:formula="of:=[.$B433]/[.C433]" office:value-type="percentage" office:value="0.002325581395833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525960000130" calcext:value-type="float">
            <text:p>525,960,000,130</text:p>
          </table:table-cell>
          <table:table-cell table:formula="of:=[.C433]+[.B434]" office:value-type="float" office:value="226688760008515" calcext:value-type="float">
            <text:p>226,688,760,008,515</text:p>
          </table:table-cell>
          <table:table-cell table:formula="of:=[.$B434]/[.C434]" office:value-type="percentage" office:value="0.00232018561533551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525960000131" calcext:value-type="float">
            <text:p>525,960,000,131</text:p>
          </table:table-cell>
          <table:table-cell table:formula="of:=[.C434]+[.B435]" office:value-type="float" office:value="227214720008646" calcext:value-type="float">
            <text:p>227,214,720,008,646</text:p>
          </table:table-cell>
          <table:table-cell table:formula="of:=[.$B435]/[.C435]" office:value-type="percentage" office:value="0.00231481481530328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525960000132" calcext:value-type="float">
            <text:p>525,960,000,132</text:p>
          </table:table-cell>
          <table:table-cell table:formula="of:=[.C435]+[.B436]" office:value-type="float" office:value="227740680008778" calcext:value-type="float">
            <text:p>227,740,680,008,778</text:p>
          </table:table-cell>
          <table:table-cell table:formula="of:=[.$B436]/[.C436]" office:value-type="percentage" office:value="0.00230946882266149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525960000133" calcext:value-type="float">
            <text:p>525,960,000,133</text:p>
          </table:table-cell>
          <table:table-cell table:formula="of:=[.C436]+[.B437]" office:value-type="float" office:value="228266640008911" calcext:value-type="float">
            <text:p>228,266,640,008,911</text:p>
          </table:table-cell>
          <table:table-cell table:formula="of:=[.$B437]/[.C437]" office:value-type="percentage" office:value="0.00230414746593049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525960000134" calcext:value-type="float">
            <text:p>525,960,000,134</text:p>
          </table:table-cell>
          <table:table-cell table:formula="of:=[.C437]+[.B438]" office:value-type="float" office:value="228792600009045" calcext:value-type="float">
            <text:p>228,792,600,009,045</text:p>
          </table:table-cell>
          <table:table-cell table:formula="of:=[.$B438]/[.C438]" office:value-type="percentage" office:value="0.00229885057520744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525960000135" calcext:value-type="float">
            <text:p>525,960,000,135</text:p>
          </table:table-cell>
          <table:table-cell table:formula="of:=[.C438]+[.B439]" office:value-type="float" office:value="229318560009180" calcext:value-type="float">
            <text:p>229,318,560,009,180</text:p>
          </table:table-cell>
          <table:table-cell table:formula="of:=[.$B439]/[.C439]" office:value-type="percentage" office:value="0.00229357798214826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525960000136" calcext:value-type="float">
            <text:p>525,960,000,136</text:p>
          </table:table-cell>
          <table:table-cell table:formula="of:=[.C439]+[.B440]" office:value-type="float" office:value="229844520009316" calcext:value-type="float">
            <text:p>229,844,520,009,316</text:p>
          </table:table-cell>
          <table:table-cell table:formula="of:=[.$B440]/[.C440]" office:value-type="percentage" office:value="0.00228832951994975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525960000137" calcext:value-type="float">
            <text:p>525,960,000,137</text:p>
          </table:table-cell>
          <table:table-cell table:formula="of:=[.C440]+[.B441]" office:value-type="float" office:value="230370480009453" calcext:value-type="float">
            <text:p>230,370,480,009,453</text:p>
          </table:table-cell>
          <table:table-cell table:formula="of:=[.$B441]/[.C441]" office:value-type="percentage" office:value="0.00228310502333206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525960000138" calcext:value-type="float">
            <text:p>525,960,000,138</text:p>
          </table:table-cell>
          <table:table-cell table:formula="of:=[.C441]+[.B442]" office:value-type="float" office:value="230896440009591" calcext:value-type="float">
            <text:p>230,896,440,009,591</text:p>
          </table:table-cell>
          <table:table-cell table:formula="of:=[.$B442]/[.C442]" office:value-type="percentage" office:value="0.00227790432852127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525960000139" calcext:value-type="float">
            <text:p>525,960,000,139</text:p>
          </table:table-cell>
          <table:table-cell table:formula="of:=[.C442]+[.B443]" office:value-type="float" office:value="231422400009730" calcext:value-type="float">
            <text:p>231,422,400,009,730</text:p>
          </table:table-cell>
          <table:table-cell table:formula="of:=[.$B443]/[.C443]" office:value-type="percentage" office:value="0.00227272727323235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525960000140" calcext:value-type="float">
            <text:p>525,960,000,140</text:p>
          </table:table-cell>
          <table:table-cell table:formula="of:=[.C443]+[.B444]" office:value-type="float" office:value="231948360009870" calcext:value-type="float">
            <text:p>231,948,360,009,870</text:p>
          </table:table-cell>
          <table:table-cell table:formula="of:=[.$B444]/[.C444]" office:value-type="percentage" office:value="0.00226757369665222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525960000141" calcext:value-type="float">
            <text:p>525,960,000,141</text:p>
          </table:table-cell>
          <table:table-cell table:formula="of:=[.C444]+[.B445]" office:value-type="float" office:value="232474320010011" calcext:value-type="float">
            <text:p>232,474,320,010,011</text:p>
          </table:table-cell>
          <table:table-cell table:formula="of:=[.$B445]/[.C445]" office:value-type="percentage" office:value="0.00226244343942312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525960000142" calcext:value-type="float">
            <text:p>525,960,000,142</text:p>
          </table:table-cell>
          <table:table-cell table:formula="of:=[.C445]+[.B446]" office:value-type="float" office:value="233000280010153" calcext:value-type="float">
            <text:p>233,000,280,010,153</text:p>
          </table:table-cell>
          <table:table-cell table:formula="of:=[.$B446]/[.C446]" office:value-type="percentage" office:value="0.0022573363436262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525960000143" calcext:value-type="float">
            <text:p>525,960,000,143</text:p>
          </table:table-cell>
          <table:table-cell table:formula="of:=[.C446]+[.B447]" office:value-type="float" office:value="233526240010296" calcext:value-type="float">
            <text:p>233,526,240,010,296</text:p>
          </table:table-cell>
          <table:table-cell table:formula="of:=[.$B447]/[.C447]" office:value-type="percentage" office:value="0.0022522522527653" calcext:value-type="percentage">
            <text:p>0.23%</text:p>
          </table:table-cell>
          <table:table-cell table:number-columns-repeated="60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525960000144" calcext:value-type="float">
            <text:p>525,960,000,144</text:p>
          </table:table-cell>
          <table:table-cell table:formula="of:=[.C447]+[.B448]" office:value-type="float" office:value="234052200010440" calcext:value-type="float">
            <text:p>234,052,200,010,440</text:p>
          </table:table-cell>
          <table:table-cell table:formula="of:=[.$B448]/[.C448]" office:value-type="percentage" office:value="0.00224719101175097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525960000145" calcext:value-type="float">
            <text:p>525,960,000,145</text:p>
          </table:table-cell>
          <table:table-cell table:formula="of:=[.C448]+[.B449]" office:value-type="float" office:value="234578160010585" calcext:value-type="float">
            <text:p>234,578,160,010,585</text:p>
          </table:table-cell>
          <table:table-cell table:formula="of:=[.$B449]/[.C449]" office:value-type="percentage" office:value="0.00224215246688467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25960000146" calcext:value-type="float">
            <text:p>525,960,000,146</text:p>
          </table:table-cell>
          <table:table-cell table:formula="of:=[.C449]+[.B450]" office:value-type="float" office:value="235104120010731" calcext:value-type="float">
            <text:p>235,104,120,010,731</text:p>
          </table:table-cell>
          <table:table-cell table:formula="of:=[.$B450]/[.C450]" office:value-type="percentage" office:value="0.00223713646584327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525960000147" calcext:value-type="float">
            <text:p>525,960,000,147</text:p>
          </table:table-cell>
          <table:table-cell table:formula="of:=[.C450]+[.B451]" office:value-type="float" office:value="235630080010878" calcext:value-type="float">
            <text:p>235,630,080,010,878</text:p>
          </table:table-cell>
          <table:table-cell table:formula="of:=[.$B451]/[.C451]" office:value-type="percentage" office:value="0.00223214285766367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525960000148" calcext:value-type="float">
            <text:p>525,960,000,148</text:p>
          </table:table-cell>
          <table:table-cell table:formula="of:=[.C451]+[.B452]" office:value-type="float" office:value="236156040011026" calcext:value-type="float">
            <text:p>236,156,040,011,026</text:p>
          </table:table-cell>
          <table:table-cell table:formula="of:=[.$B452]/[.C452]" office:value-type="percentage" office:value="0.00222717149272762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525960000149" calcext:value-type="float">
            <text:p>525,960,000,149</text:p>
          </table:table-cell>
          <table:table-cell table:formula="of:=[.C452]+[.B453]" office:value-type="float" office:value="236682000011175" calcext:value-type="float">
            <text:p>236,682,000,011,175</text:p>
          </table:table-cell>
          <table:table-cell table:formula="of:=[.$B453]/[.C453]" office:value-type="percentage" office:value="0.00222222222274684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525960000150" calcext:value-type="float">
            <text:p>525,960,000,150</text:p>
          </table:table-cell>
          <table:table-cell table:formula="of:=[.C453]+[.B454]" office:value-type="float" office:value="237207960011325" calcext:value-type="float">
            <text:p>237,207,960,011,325</text:p>
          </table:table-cell>
          <table:table-cell table:formula="of:=[.$B454]/[.C454]" office:value-type="percentage" office:value="0.00221729490074823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525960000151" calcext:value-type="float">
            <text:p>525,960,000,151</text:p>
          </table:table-cell>
          <table:table-cell table:formula="of:=[.C454]+[.B455]" office:value-type="float" office:value="237733920011476" calcext:value-type="float">
            <text:p>237,733,920,011,476</text:p>
          </table:table-cell>
          <table:table-cell table:formula="of:=[.$B455]/[.C455]" office:value-type="percentage" office:value="0.00221238938105934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525960000152" calcext:value-type="float">
            <text:p>525,960,000,152</text:p>
          </table:table-cell>
          <table:table-cell table:formula="of:=[.C455]+[.B456]" office:value-type="float" office:value="238259880011628" calcext:value-type="float">
            <text:p>238,259,880,011,628</text:p>
          </table:table-cell>
          <table:table-cell table:formula="of:=[.$B456]/[.C456]" office:value-type="percentage" office:value="0.00220750551929402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525960000153" calcext:value-type="float">
            <text:p>525,960,000,153</text:p>
          </table:table-cell>
          <table:table-cell table:formula="of:=[.C456]+[.B457]" office:value-type="float" office:value="238785840011781" calcext:value-type="float">
            <text:p>238,785,840,011,781</text:p>
          </table:table-cell>
          <table:table-cell table:formula="of:=[.$B457]/[.C457]" office:value-type="percentage" office:value="0.00220264317233824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525960000154" calcext:value-type="float">
            <text:p>525,960,000,154</text:p>
          </table:table-cell>
          <table:table-cell table:formula="of:=[.C457]+[.B458]" office:value-type="float" office:value="239311800011935" calcext:value-type="float">
            <text:p>239,311,800,011,935</text:p>
          </table:table-cell>
          <table:table-cell table:formula="of:=[.$B458]/[.C458]" office:value-type="percentage" office:value="0.0021978021983361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525960000155" calcext:value-type="float">
            <text:p>525,960,000,155</text:p>
          </table:table-cell>
          <table:table-cell table:formula="of:=[.C458]+[.B459]" office:value-type="float" office:value="239837760012090" calcext:value-type="float">
            <text:p>239,837,760,012,090</text:p>
          </table:table-cell>
          <table:table-cell table:formula="of:=[.$B459]/[.C459]" office:value-type="percentage" office:value="0.00219298245667607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525960000156" calcext:value-type="float">
            <text:p>525,960,000,156</text:p>
          </table:table-cell>
          <table:table-cell table:formula="of:=[.C459]+[.B460]" office:value-type="float" office:value="240363720012246" calcext:value-type="float">
            <text:p>240,363,720,012,246</text:p>
          </table:table-cell>
          <table:table-cell table:formula="of:=[.$B460]/[.C460]" office:value-type="percentage" office:value="0.00218818380797736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525960000157" calcext:value-type="float">
            <text:p>525,960,000,157</text:p>
          </table:table-cell>
          <table:table-cell table:formula="of:=[.C460]+[.B461]" office:value-type="float" office:value="240889680012403" calcext:value-type="float">
            <text:p>240,889,680,012,403</text:p>
          </table:table-cell>
          <table:table-cell table:formula="of:=[.$B461]/[.C461]" office:value-type="percentage" office:value="0.00218340611407645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25960000158" calcext:value-type="float">
            <text:p>525,960,000,158</text:p>
          </table:table-cell>
          <table:table-cell table:formula="of:=[.C461]+[.B462]" office:value-type="float" office:value="241415640012561" calcext:value-type="float">
            <text:p>241,415,640,012,561</text:p>
          </table:table-cell>
          <table:table-cell table:formula="of:=[.$B462]/[.C462]" office:value-type="percentage" office:value="0.00217864923801388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525960000159" calcext:value-type="float">
            <text:p>525,960,000,159</text:p>
          </table:table-cell>
          <table:table-cell table:formula="of:=[.C462]+[.B463]" office:value-type="float" office:value="241941600012720" calcext:value-type="float">
            <text:p>241,941,600,012,720</text:p>
          </table:table-cell>
          <table:table-cell table:formula="of:=[.$B463]/[.C463]" office:value-type="percentage" office:value="0.00217391304402115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525960000160" calcext:value-type="float">
            <text:p>525,960,000,160</text:p>
          </table:table-cell>
          <table:table-cell table:formula="of:=[.C463]+[.B464]" office:value-type="float" office:value="242467560012880" calcext:value-type="float">
            <text:p>242,467,560,012,880</text:p>
          </table:table-cell>
          <table:table-cell table:formula="of:=[.$B464]/[.C464]" office:value-type="percentage" office:value="0.00216919739750778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525960000161" calcext:value-type="float">
            <text:p>525,960,000,161</text:p>
          </table:table-cell>
          <table:table-cell table:formula="of:=[.C464]+[.B465]" office:value-type="float" office:value="242993520013041" calcext:value-type="float">
            <text:p>242,993,520,013,041</text:p>
          </table:table-cell>
          <table:table-cell table:formula="of:=[.$B465]/[.C465]" office:value-type="percentage" office:value="0.00216450216504857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25960000162" calcext:value-type="float">
            <text:p>525,960,000,162</text:p>
          </table:table-cell>
          <table:table-cell table:formula="of:=[.C465]+[.B466]" office:value-type="float" office:value="243519480013203" calcext:value-type="float">
            <text:p>243,519,480,013,203</text:p>
          </table:table-cell>
          <table:table-cell table:formula="of:=[.$B466]/[.C466]" office:value-type="percentage" office:value="0.00215982721437104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525960000163" calcext:value-type="float">
            <text:p>525,960,000,163</text:p>
          </table:table-cell>
          <table:table-cell table:formula="of:=[.C466]+[.B467]" office:value-type="float" office:value="244045440013366" calcext:value-type="float">
            <text:p>244,045,440,013,366</text:p>
          </table:table-cell>
          <table:table-cell table:formula="of:=[.$B467]/[.C467]" office:value-type="percentage" office:value="0.00215517241434298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525960000164" calcext:value-type="float">
            <text:p>525,960,000,164</text:p>
          </table:table-cell>
          <table:table-cell table:formula="of:=[.C467]+[.B468]" office:value-type="float" office:value="244571400013530" calcext:value-type="float">
            <text:p>244,571,400,013,530</text:p>
          </table:table-cell>
          <table:table-cell table:formula="of:=[.$B468]/[.C468]" office:value-type="percentage" office:value="0.00215053763496019" calcext:value-type="percentage">
            <text:p>0.22%</text:p>
          </table:table-cell>
          <table:table-cell table:number-columns-repeated="60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525960000165" calcext:value-type="float">
            <text:p>525,960,000,165</text:p>
          </table:table-cell>
          <table:table-cell table:formula="of:=[.C468]+[.B469]" office:value-type="float" office:value="245097360013695" calcext:value-type="float">
            <text:p>245,097,360,013,695</text:p>
          </table:table-cell>
          <table:table-cell table:formula="of:=[.$B469]/[.C469]" office:value-type="percentage" office:value="0.00214592274733441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525960000166" calcext:value-type="float">
            <text:p>525,960,000,166</text:p>
          </table:table-cell>
          <table:table-cell table:formula="of:=[.C469]+[.B470]" office:value-type="float" office:value="245623320013861" calcext:value-type="float">
            <text:p>245,623,320,013,861</text:p>
          </table:table-cell>
          <table:table-cell table:formula="of:=[.$B470]/[.C470]" office:value-type="percentage" office:value="0.00214132762368133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525960000167" calcext:value-type="float">
            <text:p>525,960,000,167</text:p>
          </table:table-cell>
          <table:table-cell table:formula="of:=[.C470]+[.B471]" office:value-type="float" office:value="246149280014028" calcext:value-type="float">
            <text:p>246,149,280,014,028</text:p>
          </table:table-cell>
          <table:table-cell table:formula="of:=[.$B471]/[.C471]" office:value-type="percentage" office:value="0.00213675213730881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25960000168" calcext:value-type="float">
            <text:p>525,960,000,168</text:p>
          </table:table-cell>
          <table:table-cell table:formula="of:=[.C471]+[.B472]" office:value-type="float" office:value="246675240014196" calcext:value-type="float">
            <text:p>246,675,240,014,196</text:p>
          </table:table-cell>
          <table:table-cell table:formula="of:=[.$B472]/[.C472]" office:value-type="percentage" office:value="0.00213219616260526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525960000169" calcext:value-type="float">
            <text:p>525,960,000,169</text:p>
          </table:table-cell>
          <table:table-cell table:formula="of:=[.C472]+[.B473]" office:value-type="float" office:value="247201200014365" calcext:value-type="float">
            <text:p>247,201,200,014,365</text:p>
          </table:table-cell>
          <table:table-cell table:formula="of:=[.$B473]/[.C473]" office:value-type="percentage" office:value="0.0021276595750281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525960000170" calcext:value-type="float">
            <text:p>525,960,000,170</text:p>
          </table:table-cell>
          <table:table-cell table:formula="of:=[.C473]+[.B474]" office:value-type="float" office:value="247727160014535" calcext:value-type="float">
            <text:p>247,727,160,014,535</text:p>
          </table:table-cell>
          <table:table-cell table:formula="of:=[.$B474]/[.C474]" office:value-type="percentage" office:value="0.00212314225109245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525960000171" calcext:value-type="float">
            <text:p>525,960,000,171</text:p>
          </table:table-cell>
          <table:table-cell table:formula="of:=[.C474]+[.B475]" office:value-type="float" office:value="248253120014706" calcext:value-type="float">
            <text:p>248,253,120,014,706</text:p>
          </table:table-cell>
          <table:table-cell table:formula="of:=[.$B475]/[.C475]" office:value-type="percentage" office:value="0.00211864406835992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525960000172" calcext:value-type="float">
            <text:p>525,960,000,172</text:p>
          </table:table-cell>
          <table:table-cell table:formula="of:=[.C475]+[.B476]" office:value-type="float" office:value="248779080014878" calcext:value-type="float">
            <text:p>248,779,080,014,878</text:p>
          </table:table-cell>
          <table:table-cell table:formula="of:=[.$B476]/[.C476]" office:value-type="percentage" office:value="0.00211416490542752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525960000173" calcext:value-type="float">
            <text:p>525,960,000,173</text:p>
          </table:table-cell>
          <table:table-cell table:formula="of:=[.C476]+[.B477]" office:value-type="float" office:value="249305040015051" calcext:value-type="float">
            <text:p>249,305,040,015,051</text:p>
          </table:table-cell>
          <table:table-cell table:formula="of:=[.$B477]/[.C477]" office:value-type="percentage" office:value="0.00210970464191677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525960000174" calcext:value-type="float">
            <text:p>525,960,000,174</text:p>
          </table:table-cell>
          <table:table-cell table:formula="of:=[.C477]+[.B478]" office:value-type="float" office:value="249831000015225" calcext:value-type="float">
            <text:p>249,831,000,015,225</text:p>
          </table:table-cell>
          <table:table-cell table:formula="of:=[.$B478]/[.C478]" office:value-type="percentage" office:value="0.00210526315846291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525960000175" calcext:value-type="float">
            <text:p>525,960,000,175</text:p>
          </table:table-cell>
          <table:table-cell table:formula="of:=[.C478]+[.B479]" office:value-type="float" office:value="250356960015400" calcext:value-type="float">
            <text:p>250,356,960,015,400</text:p>
          </table:table-cell>
          <table:table-cell table:formula="of:=[.$B479]/[.C479]" office:value-type="percentage" office:value="0.00210084033670423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525960000176" calcext:value-type="float">
            <text:p>525,960,000,176</text:p>
          </table:table-cell>
          <table:table-cell table:formula="of:=[.C479]+[.B480]" office:value-type="float" office:value="250882920015576" calcext:value-type="float">
            <text:p>250,882,920,015,576</text:p>
          </table:table-cell>
          <table:table-cell table:formula="of:=[.$B480]/[.C480]" office:value-type="percentage" office:value="0.00209643605927157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525960000177" calcext:value-type="float">
            <text:p>525,960,000,177</text:p>
          </table:table-cell>
          <table:table-cell table:formula="of:=[.C480]+[.B481]" office:value-type="float" office:value="251408880015753" calcext:value-type="float">
            <text:p>251,408,880,015,753</text:p>
          </table:table-cell>
          <table:table-cell table:formula="of:=[.$B481]/[.C481]" office:value-type="percentage" office:value="0.00209205020977797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25960000178" calcext:value-type="float">
            <text:p>525,960,000,178</text:p>
          </table:table-cell>
          <table:table-cell table:formula="of:=[.C481]+[.B482]" office:value-type="float" office:value="251934840015931" calcext:value-type="float">
            <text:p>251,934,840,015,931</text:p>
          </table:table-cell>
          <table:table-cell table:formula="of:=[.$B482]/[.C482]" office:value-type="percentage" office:value="0.00208768267280834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525960000179" calcext:value-type="float">
            <text:p>525,960,000,179</text:p>
          </table:table-cell>
          <table:table-cell table:formula="of:=[.C482]+[.B483]" office:value-type="float" office:value="252460800016110" calcext:value-type="float">
            <text:p>252,460,800,016,110</text:p>
          </table:table-cell>
          <table:table-cell table:formula="of:=[.$B483]/[.C483]" office:value-type="percentage" office:value="0.00208333333390941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525960000180" calcext:value-type="float">
            <text:p>525,960,000,180</text:p>
          </table:table-cell>
          <table:table-cell table:formula="of:=[.C483]+[.B484]" office:value-type="float" office:value="252986760016290" calcext:value-type="float">
            <text:p>252,986,760,016,290</text:p>
          </table:table-cell>
          <table:table-cell table:formula="of:=[.$B484]/[.C484]" office:value-type="percentage" office:value="0.00207900207957971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525960000181" calcext:value-type="float">
            <text:p>525,960,000,181</text:p>
          </table:table-cell>
          <table:table-cell table:formula="of:=[.C484]+[.B485]" office:value-type="float" office:value="253512720016471" calcext:value-type="float">
            <text:p>253,512,720,016,471</text:p>
          </table:table-cell>
          <table:table-cell table:formula="of:=[.$B485]/[.C485]" office:value-type="percentage" office:value="0.00207468879725967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525960000182" calcext:value-type="float">
            <text:p>525,960,000,182</text:p>
          </table:table-cell>
          <table:table-cell table:formula="of:=[.C485]+[.B486]" office:value-type="float" office:value="254038680016653" calcext:value-type="float">
            <text:p>254,038,680,016,653</text:p>
          </table:table-cell>
          <table:table-cell table:formula="of:=[.$B486]/[.C486]" office:value-type="percentage" office:value="0.00207039337532191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525960000183" calcext:value-type="float">
            <text:p>525,960,000,183</text:p>
          </table:table-cell>
          <table:table-cell table:formula="of:=[.C486]+[.B487]" office:value-type="float" office:value="254564640016836" calcext:value-type="float">
            <text:p>254,564,640,016,836</text:p>
          </table:table-cell>
          <table:table-cell table:formula="of:=[.$B487]/[.C487]" office:value-type="percentage" office:value="0.00206611570306157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525960000184" calcext:value-type="float">
            <text:p>525,960,000,184</text:p>
          </table:table-cell>
          <table:table-cell table:formula="of:=[.C487]+[.B488]" office:value-type="float" office:value="255090600017020" calcext:value-type="float">
            <text:p>255,090,600,017,020</text:p>
          </table:table-cell>
          <table:table-cell table:formula="of:=[.$B488]/[.C488]" office:value-type="percentage" office:value="0.00206185567068683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525960000185" calcext:value-type="float">
            <text:p>525,960,000,185</text:p>
          </table:table-cell>
          <table:table-cell table:formula="of:=[.C488]+[.B489]" office:value-type="float" office:value="255616560017205" calcext:value-type="float">
            <text:p>255,616,560,017,205</text:p>
          </table:table-cell>
          <table:table-cell table:formula="of:=[.$B489]/[.C489]" office:value-type="percentage" office:value="0.00205761316930953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525960000186" calcext:value-type="float">
            <text:p>525,960,000,186</text:p>
          </table:table-cell>
          <table:table-cell table:formula="of:=[.C489]+[.B490]" office:value-type="float" office:value="256142520017391" calcext:value-type="float">
            <text:p>256,142,520,017,391</text:p>
          </table:table-cell>
          <table:table-cell table:formula="of:=[.$B490]/[.C490]" office:value-type="percentage" office:value="0.00205338809093582" calcext:value-type="percentage">
            <text:p>0.21%</text:p>
          </table:table-cell>
          <table:table-cell table:number-columns-repeated="60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525960000187" calcext:value-type="float">
            <text:p>525,960,000,187</text:p>
          </table:table-cell>
          <table:table-cell table:formula="of:=[.C490]+[.B491]" office:value-type="float" office:value="256668480017578" calcext:value-type="float">
            <text:p>256,668,480,017,578</text:p>
          </table:table-cell>
          <table:table-cell table:formula="of:=[.$B491]/[.C491]" office:value-type="percentage" office:value="0.00204918032845708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25960000188" calcext:value-type="float">
            <text:p>525,960,000,188</text:p>
          </table:table-cell>
          <table:table-cell table:formula="of:=[.C491]+[.B492]" office:value-type="float" office:value="257194440017766" calcext:value-type="float">
            <text:p>257,194,440,017,766</text:p>
          </table:table-cell>
          <table:table-cell table:formula="of:=[.$B492]/[.C492]" office:value-type="percentage" office:value="0.00204498977564083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525960000189" calcext:value-type="float">
            <text:p>525,960,000,189</text:p>
          </table:table-cell>
          <table:table-cell table:formula="of:=[.C492]+[.B493]" office:value-type="float" office:value="257720400017955" calcext:value-type="float">
            <text:p>257,720,400,017,955</text:p>
          </table:table-cell>
          <table:table-cell table:formula="of:=[.$B493]/[.C493]" office:value-type="percentage" office:value="0.00204081632712178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525960000190" calcext:value-type="float">
            <text:p>525,960,000,190</text:p>
          </table:table-cell>
          <table:table-cell table:formula="of:=[.C493]+[.B494]" office:value-type="float" office:value="258246360018145" calcext:value-type="float">
            <text:p>258,246,360,018,145</text:p>
          </table:table-cell>
          <table:table-cell table:formula="of:=[.$B494]/[.C494]" office:value-type="percentage" office:value="0.00203665987839304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525960000191" calcext:value-type="float">
            <text:p>525,960,000,191</text:p>
          </table:table-cell>
          <table:table-cell table:formula="of:=[.C494]+[.B495]" office:value-type="float" office:value="258772320018336" calcext:value-type="float">
            <text:p>258,772,320,018,336</text:p>
          </table:table-cell>
          <table:table-cell table:formula="of:=[.$B495]/[.C495]" office:value-type="percentage" office:value="0.00203252032579733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525960000192" calcext:value-type="float">
            <text:p>525,960,000,192</text:p>
          </table:table-cell>
          <table:table-cell table:formula="of:=[.C495]+[.B496]" office:value-type="float" office:value="259298280018528" calcext:value-type="float">
            <text:p>259,298,280,018,528</text:p>
          </table:table-cell>
          <table:table-cell table:formula="of:=[.$B496]/[.C496]" office:value-type="percentage" office:value="0.00202839756651844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525960000193" calcext:value-type="float">
            <text:p>525,960,000,193</text:p>
          </table:table-cell>
          <table:table-cell table:formula="of:=[.C496]+[.B497]" office:value-type="float" office:value="259824240018721" calcext:value-type="float">
            <text:p>259,824,240,018,721</text:p>
          </table:table-cell>
          <table:table-cell table:formula="of:=[.$B497]/[.C497]" office:value-type="percentage" office:value="0.00202429149857266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525960000194" calcext:value-type="float">
            <text:p>525,960,000,194</text:p>
          </table:table-cell>
          <table:table-cell table:formula="of:=[.C497]+[.B498]" office:value-type="float" office:value="260350200018915" calcext:value-type="float">
            <text:p>260,350,200,018,915</text:p>
          </table:table-cell>
          <table:table-cell table:formula="of:=[.$B498]/[.C498]" office:value-type="percentage" office:value="0.0020202020208004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525960000195" calcext:value-type="float">
            <text:p>525,960,000,195</text:p>
          </table:table-cell>
          <table:table-cell table:formula="of:=[.C498]+[.B499]" office:value-type="float" office:value="260876160019110" calcext:value-type="float">
            <text:p>260,876,160,019,110</text:p>
          </table:table-cell>
          <table:table-cell table:formula="of:=[.$B499]/[.C499]" office:value-type="percentage" office:value="0.00201612903285786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525960000196" calcext:value-type="float">
            <text:p>525,960,000,196</text:p>
          </table:table-cell>
          <table:table-cell table:formula="of:=[.C499]+[.B500]" office:value-type="float" office:value="261402120019306" calcext:value-type="float">
            <text:p>261,402,120,019,306</text:p>
          </table:table-cell>
          <table:table-cell table:formula="of:=[.$B500]/[.C500]" office:value-type="percentage" office:value="0.00201207243520885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525960000197" calcext:value-type="float">
            <text:p>525,960,000,197</text:p>
          </table:table-cell>
          <table:table-cell table:formula="of:=[.C500]+[.B501]" office:value-type="float" office:value="261928080019503" calcext:value-type="float">
            <text:p>261,928,080,019,503</text:p>
          </table:table-cell>
          <table:table-cell table:formula="of:=[.$B501]/[.C501]" office:value-type="percentage" office:value="0.00200803212911665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525960000198" calcext:value-type="float">
            <text:p>525,960,000,198</text:p>
          </table:table-cell>
          <table:table-cell table:formula="of:=[.C501]+[.B502]" office:value-type="float" office:value="262454040019701" calcext:value-type="float">
            <text:p>262,454,040,019,701</text:p>
          </table:table-cell>
          <table:table-cell table:formula="of:=[.$B502]/[.C502]" office:value-type="percentage" office:value="0.00200400801663605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525960000199" calcext:value-type="float">
            <text:p>525,960,000,199</text:p>
          </table:table-cell>
          <table:table-cell table:formula="of:=[.C502]+[.B503]" office:value-type="float" office:value="262980000019900" calcext:value-type="float">
            <text:p>262,980,000,019,900</text:p>
          </table:table-cell>
          <table:table-cell table:formula="of:=[.$B503]/[.C503]" office:value-type="percentage" office:value="0.00200000000060537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525960000200" calcext:value-type="float">
            <text:p>525,960,000,200</text:p>
          </table:table-cell>
          <table:table-cell table:formula="of:=[.C503]+[.B504]" office:value-type="float" office:value="263505960020100" calcext:value-type="float">
            <text:p>263,505,960,020,100</text:p>
          </table:table-cell>
          <table:table-cell table:formula="of:=[.$B504]/[.C504]" office:value-type="percentage" office:value="0.00199600798463868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525960000201" calcext:value-type="float">
            <text:p>525,960,000,201</text:p>
          </table:table-cell>
          <table:table-cell table:formula="of:=[.C504]+[.B505]" office:value-type="float" office:value="264031920020301" calcext:value-type="float">
            <text:p>264,031,920,020,301</text:p>
          </table:table-cell>
          <table:table-cell table:formula="of:=[.$B505]/[.C505]" office:value-type="percentage" office:value="0.00199203187311807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525960000202" calcext:value-type="float">
            <text:p>525,960,000,202</text:p>
          </table:table-cell>
          <table:table-cell table:formula="of:=[.C505]+[.B506]" office:value-type="float" office:value="264557880020503" calcext:value-type="float">
            <text:p>264,557,880,020,503</text:p>
          </table:table-cell>
          <table:table-cell table:formula="of:=[.$B506]/[.C506]" office:value-type="percentage" office:value="0.00198807157118601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525960000203" calcext:value-type="float">
            <text:p>525,960,000,203</text:p>
          </table:table-cell>
          <table:table-cell table:formula="of:=[.C506]+[.B507]" office:value-type="float" office:value="265083840020706" calcext:value-type="float">
            <text:p>265,083,840,020,706</text:p>
          </table:table-cell>
          <table:table-cell table:formula="of:=[.$B507]/[.C507]" office:value-type="percentage" office:value="0.0019841269847378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525960000204" calcext:value-type="float">
            <text:p>525,960,000,204</text:p>
          </table:table-cell>
          <table:table-cell table:formula="of:=[.C507]+[.B508]" office:value-type="float" office:value="265609800020910" calcext:value-type="float">
            <text:p>265,609,800,020,910</text:p>
          </table:table-cell>
          <table:table-cell table:formula="of:=[.$B508]/[.C508]" office:value-type="percentage" office:value="0.00198019802041413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525960000205" calcext:value-type="float">
            <text:p>525,960,000,205</text:p>
          </table:table-cell>
          <table:table-cell table:formula="of:=[.C508]+[.B509]" office:value-type="float" office:value="266135760021115" calcext:value-type="float">
            <text:p>266,135,760,021,115</text:p>
          </table:table-cell>
          <table:table-cell table:formula="of:=[.$B509]/[.C509]" office:value-type="percentage" office:value="0.00197628458559372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525960000206" calcext:value-type="float">
            <text:p>525,960,000,206</text:p>
          </table:table-cell>
          <table:table-cell table:formula="of:=[.C509]+[.B510]" office:value-type="float" office:value="266661720021321" calcext:value-type="float">
            <text:p>266,661,720,021,321</text:p>
          </table:table-cell>
          <table:table-cell table:formula="of:=[.$B510]/[.C510]" office:value-type="percentage" office:value="0.00197238658838601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525960000207" calcext:value-type="float">
            <text:p>525,960,000,207</text:p>
          </table:table-cell>
          <table:table-cell table:formula="of:=[.C510]+[.B511]" office:value-type="float" office:value="267187680021528" calcext:value-type="float">
            <text:p>267,187,680,021,528</text:p>
          </table:table-cell>
          <table:table-cell table:formula="of:=[.$B511]/[.C511]" office:value-type="percentage" office:value="0.001968503937624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25960000208" calcext:value-type="float">
            <text:p>525,960,000,208</text:p>
          </table:table-cell>
          <table:table-cell table:formula="of:=[.C511]+[.B512]" office:value-type="float" office:value="267713640021736" calcext:value-type="float">
            <text:p>267,713,640,021,736</text:p>
          </table:table-cell>
          <table:table-cell table:formula="of:=[.$B512]/[.C512]" office:value-type="percentage" office:value="0.00196463654285712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525960000209" calcext:value-type="float">
            <text:p>525,960,000,209</text:p>
          </table:table-cell>
          <table:table-cell table:formula="of:=[.C512]+[.B513]" office:value-type="float" office:value="268239600021945" calcext:value-type="float">
            <text:p>268,239,600,021,945</text:p>
          </table:table-cell>
          <table:table-cell table:formula="of:=[.$B513]/[.C513]" office:value-type="percentage" office:value="0.00196078431434423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525960000210" calcext:value-type="float">
            <text:p>525,960,000,210</text:p>
          </table:table-cell>
          <table:table-cell table:formula="of:=[.C513]+[.B514]" office:value-type="float" office:value="268765560022155" calcext:value-type="float">
            <text:p>268,765,560,022,155</text:p>
          </table:table-cell>
          <table:table-cell table:formula="of:=[.$B514]/[.C514]" office:value-type="percentage" office:value="0.00195694716304665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525960000211" calcext:value-type="float">
            <text:p>525,960,000,211</text:p>
          </table:table-cell>
          <table:table-cell table:formula="of:=[.C514]+[.B515]" office:value-type="float" office:value="269291520022366" calcext:value-type="float">
            <text:p>269,291,520,022,366</text:p>
          </table:table-cell>
          <table:table-cell table:formula="of:=[.$B515]/[.C515]" office:value-type="percentage" office:value="0.00195312500062132" calcext:value-type="percentage">
            <text:p>0.20%</text:p>
          </table:table-cell>
          <table:table-cell table:number-columns-repeated="60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525960000212" calcext:value-type="float">
            <text:p>525,960,000,212</text:p>
          </table:table-cell>
          <table:table-cell table:formula="of:=[.C515]+[.B516]" office:value-type="float" office:value="269817480022578" calcext:value-type="float">
            <text:p>269,817,480,022,578</text:p>
          </table:table-cell>
          <table:table-cell table:formula="of:=[.$B516]/[.C516]" office:value-type="percentage" office:value="0.00194931773941402" calcext:value-type="percentage">
            <text:p>0.19%</text:p>
          </table:table-cell>
          <table:table-cell table:number-columns-repeated="60"/>
        </table:table-row>
        <table:table-row table:style-name="ro1" table:number-rows-repeated="10480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8:25:24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6T16:28:23.327000000</meta:creation-date>
    <dc:date>2021-06-06T18:25:45.304000000</dc:date>
    <meta:editing-duration>PT16M21S</meta:editing-duration>
    <meta:editing-cycles>10</meta:editing-cycles>
    <meta:generator>LibreOffice/6.4.2.2$Windows_X86_64 LibreOffice_project/4e471d8c02c9c90f512f7f9ead8875b57fcb1ec3</meta:generator>
    <meta:document-statistic meta:table-count="1" meta:cell-count="2057" meta:object-count="0"/>
  </office:meta>
</office:document-meta>
</file>